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0.8528in"/>
    </style:style>
    <style:style style:name="co2" style:family="table-column">
      <style:table-column-properties fo:break-before="auto" style:column-width="1.013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20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fo:background-color="#00ff00" fo:padding="0.028in"/>
    </style:style>
    <style:style style:name="ce4" style:family="table-cell" style:parent-style-name="Default">
      <style:table-cell-properties fo:padding="0.028in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" style:family="table-cell" style:parent-style-name="Default">
      <style:table-cell-properties fo:background-color="#ffff99" fo:padding="0.028in"/>
    </style:style>
    <style:style style:name="ce6" style:family="table-cell" style:parent-style-name="Default">
      <style:text-properties style:font-name="Arial1" style:font-name-asian="Droid Sans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use-regular-expressions="false"/>
      <table:table table:name="Tabelle1" table:style-name="ta1">
        <office:forms form:automatic-focus="false" form:apply-design-mode="false"/>
        <table:shapes>
          <draw:frame draw:z-index="0" draw:name="Chart 1" draw:style-name="gr1" svg:width="7.239in" svg:height="4.6043in" svg:x="4.1043in" svg:y="1.698in">
            <draw:object draw:notify-on-update-of-ranges="Tabelle1.C3:Tabelle1.C258 Tabelle1.D3:Tabelle1.D25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2"/>
        <table:table-column table:style-name="co1" table:number-columns-repeated="1021" table:default-cell-style-name="Default"/>
        <table:table-row table:style-name="ro1">
          <table:table-cell table:number-columns-repeated="5"/>
          <table:table-cell table:style-name="ce4" office:value-type="string">
            <text:p>MAX PWM</text:p>
          </table:table-cell>
          <table:table-cell table:style-name="ce3" office:value-type="float" office:value="1023">
            <text:p>1023</text:p>
          </table:table-cell>
          <table:table-cell table:number-columns-repeated="1017"/>
        </table:table-row>
        <table:table-row table:style-name="ro2">
          <table:table-cell/>
          <table:table-cell table:style-name="ce1" office:value-type="string">
            <text:p>Index</text:p>
          </table:table-cell>
          <table:table-cell table:style-name="ce1" office:value-type="string">
            <text:p>PWM</text:p>
          </table:table-cell>
          <table:table-cell table:number-columns-repeated="2"/>
          <table:table-cell table:style-name="ce4" office:value-type="string">
            <text:p>Steps</text:p>
          </table:table-cell>
          <table:table-cell table:style-name="ce3" office:value-type="float" office:value="256">
            <text:p>256</text:p>
          </table:table-cell>
          <table:table-cell table:number-columns-repeated="2"/>
          <table:table-cell table:style-name="ce3"/>
          <table:table-cell table:style-name="ce2" office:value-type="string">
            <text:p>Wunschwerte eintragen</text:p>
          </table:table-cell>
          <table:table-cell table:number-columns-repeated="1013"/>
        </table:table-row>
        <table:table-row table:style-name="ro2">
          <table:table-cell/>
          <table:table-cell table:style-name="ce2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formula="of:=ROUND(([.$E$3]^([.B3]/([.$G$2]-1))-1)*[.$G$1]/([.$E$3]-1); 0)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4"/>
          <table:table-cell table:style-name="ce5"/>
          <table:table-cell table:style-name="ce2" office:value-type="string">
            <text:p>Zwischenergebnis</text:p>
          </table:table-cell>
          <table:table-cell table:number-columns-repeated="1013"/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formula="of:=ROUND([.$C$3]*POWER([.$G$6];[.B4]);0)" office:value-type="float" office:value="1">
            <text:p>1</text:p>
          </table:table-cell>
          <table:table-cell table:formula="of:=ROUND(([.$E$3]^([.B4]/([.$G$2]-1))-1)*[.$G$1]/([.$E$3]-1); 0)" office:value-type="float" office:value="0">
            <text:p>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formula="of:=ROUND([.$C$3]*POWER([.$G$6];[.B5]);0)" office:value-type="float" office:value="1">
            <text:p>1</text:p>
          </table:table-cell>
          <table:table-cell table:formula="of:=ROUND(([.$E$3]^([.B5]/([.$G$2]-1))-1)*[.$G$1]/([.$E$3]-1); 0)"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3">
            <text:p>3</text:p>
          </table:table-cell>
          <table:table-cell table:formula="of:=ROUND([.$C$3]*POWER([.$G$6];[.B6]);0)" office:value-type="float" office:value="1">
            <text:p>1</text:p>
          </table:table-cell>
          <table:table-cell table:formula="of:=ROUND(([.$E$3]^([.B6]/([.$G$2]-1))-1)*[.$G$1]/([.$E$3]-1); 0)" office:value-type="float" office:value="1">
            <text:p>1</text:p>
          </table:table-cell>
          <table:table-cell/>
          <table:table-cell table:style-name="ce4" office:value-type="string">
            <text:p>Factor</text:p>
          </table:table-cell>
          <table:table-cell table:style-name="ce5" table:formula="of:=POWER([.G1]/[.C3];1/([.G2]-1))" office:value-type="float" office:value="1.02755111267498">
            <text:p>1.0275511127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float" office:value="4">
            <text:p>4</text:p>
          </table:table-cell>
          <table:table-cell table:formula="of:=ROUND([.$C$3]*POWER([.$G$6];[.B7]);0)" office:value-type="float" office:value="1">
            <text:p>1</text:p>
          </table:table-cell>
          <table:table-cell table:formula="of:=ROUND(([.$E$3]^([.B7]/([.$G$2]-1))-1)*[.$G$1]/([.$E$3]-1); 0)" office:value-type="float" office:value="1">
            <text:p>1</text:p>
          </table:table-cell>
          <table:table-cell/>
          <table:table-cell table:style-name="ce4" office:value-type="string">
            <text:p>PWM[Index] = PWM[0]*Factor^(Index+1)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float" office:value="5">
            <text:p>5</text:p>
          </table:table-cell>
          <table:table-cell table:formula="of:=ROUND([.$C$3]*POWER([.$G$6];[.B8]);0)" office:value-type="float" office:value="1">
            <text:p>1</text:p>
          </table:table-cell>
          <table:table-cell table:formula="of:=ROUND(([.$E$3]^([.B8]/([.$G$2]-1))-1)*[.$G$1]/([.$E$3]-1); 0)"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6">
            <text:p>6</text:p>
          </table:table-cell>
          <table:table-cell table:formula="of:=ROUND([.$C$3]*POWER([.$G$6];[.B9]);0)" office:value-type="float" office:value="1">
            <text:p>1</text:p>
          </table:table-cell>
          <table:table-cell table:formula="of:=ROUND(([.$E$3]^([.B9]/([.$G$2]-1))-1)*[.$G$1]/([.$E$3]-1); 0)" office:value-type="float" office:value="2">
            <text:p>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7">
            <text:p>7</text:p>
          </table:table-cell>
          <table:table-cell table:formula="of:=ROUND([.$C$3]*POWER([.$G$6];[.B10]);0)" office:value-type="float" office:value="1">
            <text:p>1</text:p>
          </table:table-cell>
          <table:table-cell table:formula="of:=ROUND(([.$E$3]^([.B10]/([.$G$2]-1))-1)*[.$G$1]/([.$E$3]-1); 0)" office:value-type="float" office:value="2">
            <text:p>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8">
            <text:p>8</text:p>
          </table:table-cell>
          <table:table-cell table:formula="of:=ROUND([.$C$3]*POWER([.$G$6];[.B11]);0)" office:value-type="float" office:value="1">
            <text:p>1</text:p>
          </table:table-cell>
          <table:table-cell table:formula="of:=ROUND(([.$E$3]^([.B11]/([.$G$2]-1))-1)*[.$G$1]/([.$E$3]-1); 0)" office:value-type="float" office:value="2">
            <text:p>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9">
            <text:p>9</text:p>
          </table:table-cell>
          <table:table-cell table:formula="of:=ROUND([.$C$3]*POWER([.$G$6];[.B12]);0)" office:value-type="float" office:value="1">
            <text:p>1</text:p>
          </table:table-cell>
          <table:table-cell table:formula="of:=ROUND(([.$E$3]^([.B12]/([.$G$2]-1))-1)*[.$G$1]/([.$E$3]-1); 0)" office:value-type="float" office:value="2">
            <text:p>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0">
            <text:p>10</text:p>
          </table:table-cell>
          <table:table-cell table:formula="of:=ROUND([.$C$3]*POWER([.$G$6];[.B13]);0)" office:value-type="float" office:value="1">
            <text:p>1</text:p>
          </table:table-cell>
          <table:table-cell table:formula="of:=ROUND(([.$E$3]^([.B13]/([.$G$2]-1))-1)*[.$G$1]/([.$E$3]-1); 0)" office:value-type="float" office:value="3">
            <text:p>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1">
            <text:p>11</text:p>
          </table:table-cell>
          <table:table-cell table:formula="of:=ROUND([.$C$3]*POWER([.$G$6];[.B14]);0)" office:value-type="float" office:value="1">
            <text:p>1</text:p>
          </table:table-cell>
          <table:table-cell table:formula="of:=ROUND(([.$E$3]^([.B14]/([.$G$2]-1))-1)*[.$G$1]/([.$E$3]-1); 0)" office:value-type="float" office:value="3">
            <text:p>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2">
            <text:p>12</text:p>
          </table:table-cell>
          <table:table-cell table:formula="of:=ROUND([.$C$3]*POWER([.$G$6];[.B15]);0)" office:value-type="float" office:value="1">
            <text:p>1</text:p>
          </table:table-cell>
          <table:table-cell table:formula="of:=ROUND(([.$E$3]^([.B15]/([.$G$2]-1))-1)*[.$G$1]/([.$E$3]-1); 0)" office:value-type="float" office:value="3">
            <text:p>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3">
            <text:p>13</text:p>
          </table:table-cell>
          <table:table-cell table:formula="of:=ROUND([.$C$3]*POWER([.$G$6];[.B16]);0)" office:value-type="float" office:value="1">
            <text:p>1</text:p>
          </table:table-cell>
          <table:table-cell table:formula="of:=ROUND(([.$E$3]^([.B16]/([.$G$2]-1))-1)*[.$G$1]/([.$E$3]-1); 0)" office:value-type="float" office:value="4">
            <text:p>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4">
            <text:p>14</text:p>
          </table:table-cell>
          <table:table-cell table:formula="of:=ROUND([.$C$3]*POWER([.$G$6];[.B17]);0)" office:value-type="float" office:value="1">
            <text:p>1</text:p>
          </table:table-cell>
          <table:table-cell table:formula="of:=ROUND(([.$E$3]^([.B17]/([.$G$2]-1))-1)*[.$G$1]/([.$E$3]-1); 0)" office:value-type="float" office:value="4">
            <text:p>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5">
            <text:p>15</text:p>
          </table:table-cell>
          <table:table-cell table:formula="of:=ROUND([.$C$3]*POWER([.$G$6];[.B18]);0)" office:value-type="float" office:value="2">
            <text:p>2</text:p>
          </table:table-cell>
          <table:table-cell table:formula="of:=ROUND(([.$E$3]^([.B18]/([.$G$2]-1))-1)*[.$G$1]/([.$E$3]-1); 0)" office:value-type="float" office:value="4">
            <text:p>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6">
            <text:p>16</text:p>
          </table:table-cell>
          <table:table-cell table:formula="of:=ROUND([.$C$3]*POWER([.$G$6];[.B19]);0)" office:value-type="float" office:value="2">
            <text:p>2</text:p>
          </table:table-cell>
          <table:table-cell table:formula="of:=ROUND(([.$E$3]^([.B19]/([.$G$2]-1))-1)*[.$G$1]/([.$E$3]-1); 0)" office:value-type="float" office:value="5">
            <text:p>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7">
            <text:p>17</text:p>
          </table:table-cell>
          <table:table-cell table:formula="of:=ROUND([.$C$3]*POWER([.$G$6];[.B20]);0)" office:value-type="float" office:value="2">
            <text:p>2</text:p>
          </table:table-cell>
          <table:table-cell table:formula="of:=ROUND(([.$E$3]^([.B20]/([.$G$2]-1))-1)*[.$G$1]/([.$E$3]-1); 0)" office:value-type="float" office:value="5">
            <text:p>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8">
            <text:p>18</text:p>
          </table:table-cell>
          <table:table-cell table:formula="of:=ROUND([.$C$3]*POWER([.$G$6];[.B21]);0)" office:value-type="float" office:value="2">
            <text:p>2</text:p>
          </table:table-cell>
          <table:table-cell table:formula="of:=ROUND(([.$E$3]^([.B21]/([.$G$2]-1))-1)*[.$G$1]/([.$E$3]-1); 0)" office:value-type="float" office:value="5">
            <text:p>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9">
            <text:p>19</text:p>
          </table:table-cell>
          <table:table-cell table:formula="of:=ROUND([.$C$3]*POWER([.$G$6];[.B22]);0)" office:value-type="float" office:value="2">
            <text:p>2</text:p>
          </table:table-cell>
          <table:table-cell table:formula="of:=ROUND(([.$E$3]^([.B22]/([.$G$2]-1))-1)*[.$G$1]/([.$E$3]-1); 0)" office:value-type="float" office:value="6">
            <text:p>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0">
            <text:p>20</text:p>
          </table:table-cell>
          <table:table-cell table:formula="of:=ROUND([.$C$3]*POWER([.$G$6];[.B23]);0)" office:value-type="float" office:value="2">
            <text:p>2</text:p>
          </table:table-cell>
          <table:table-cell table:formula="of:=ROUND(([.$E$3]^([.B23]/([.$G$2]-1))-1)*[.$G$1]/([.$E$3]-1); 0)" office:value-type="float" office:value="6">
            <text:p>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1">
            <text:p>21</text:p>
          </table:table-cell>
          <table:table-cell table:formula="of:=ROUND([.$C$3]*POWER([.$G$6];[.B24]);0)" office:value-type="float" office:value="2">
            <text:p>2</text:p>
          </table:table-cell>
          <table:table-cell table:formula="of:=ROUND(([.$E$3]^([.B24]/([.$G$2]-1))-1)*[.$G$1]/([.$E$3]-1); 0)" office:value-type="float" office:value="6">
            <text:p>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2">
            <text:p>22</text:p>
          </table:table-cell>
          <table:table-cell table:formula="of:=ROUND([.$C$3]*POWER([.$G$6];[.B25]);0)" office:value-type="float" office:value="2">
            <text:p>2</text:p>
          </table:table-cell>
          <table:table-cell table:formula="of:=ROUND(([.$E$3]^([.B25]/([.$G$2]-1))-1)*[.$G$1]/([.$E$3]-1); 0)" office:value-type="float" office:value="7">
            <text:p>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3">
            <text:p>23</text:p>
          </table:table-cell>
          <table:table-cell table:formula="of:=ROUND([.$C$3]*POWER([.$G$6];[.B26]);0)" office:value-type="float" office:value="2">
            <text:p>2</text:p>
          </table:table-cell>
          <table:table-cell table:formula="of:=ROUND(([.$E$3]^([.B26]/([.$G$2]-1))-1)*[.$G$1]/([.$E$3]-1); 0)" office:value-type="float" office:value="7">
            <text:p>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4">
            <text:p>24</text:p>
          </table:table-cell>
          <table:table-cell table:formula="of:=ROUND([.$C$3]*POWER([.$G$6];[.B27]);0)" office:value-type="float" office:value="2">
            <text:p>2</text:p>
          </table:table-cell>
          <table:table-cell table:formula="of:=ROUND(([.$E$3]^([.B27]/([.$G$2]-1))-1)*[.$G$1]/([.$E$3]-1); 0)" office:value-type="float" office:value="7">
            <text:p>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5">
            <text:p>25</text:p>
          </table:table-cell>
          <table:table-cell table:formula="of:=ROUND([.$C$3]*POWER([.$G$6];[.B28]);0)" office:value-type="float" office:value="2">
            <text:p>2</text:p>
          </table:table-cell>
          <table:table-cell table:formula="of:=ROUND(([.$E$3]^([.B28]/([.$G$2]-1))-1)*[.$G$1]/([.$E$3]-1); 0)" office:value-type="float" office:value="8">
            <text:p>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6">
            <text:p>26</text:p>
          </table:table-cell>
          <table:table-cell table:formula="of:=ROUND([.$C$3]*POWER([.$G$6];[.B29]);0)" office:value-type="float" office:value="2">
            <text:p>2</text:p>
          </table:table-cell>
          <table:table-cell table:formula="of:=ROUND(([.$E$3]^([.B29]/([.$G$2]-1))-1)*[.$G$1]/([.$E$3]-1); 0)" office:value-type="float" office:value="8">
            <text:p>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7">
            <text:p>27</text:p>
          </table:table-cell>
          <table:table-cell table:formula="of:=ROUND([.$C$3]*POWER([.$G$6];[.B30]);0)" office:value-type="float" office:value="2">
            <text:p>2</text:p>
          </table:table-cell>
          <table:table-cell table:formula="of:=ROUND(([.$E$3]^([.B30]/([.$G$2]-1))-1)*[.$G$1]/([.$E$3]-1); 0)" office:value-type="float" office:value="8">
            <text:p>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8">
            <text:p>28</text:p>
          </table:table-cell>
          <table:table-cell table:formula="of:=ROUND([.$C$3]*POWER([.$G$6];[.B31]);0)" office:value-type="float" office:value="2">
            <text:p>2</text:p>
          </table:table-cell>
          <table:table-cell table:formula="of:=ROUND(([.$E$3]^([.B31]/([.$G$2]-1))-1)*[.$G$1]/([.$E$3]-1); 0)" office:value-type="float" office:value="9">
            <text:p>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9">
            <text:p>29</text:p>
          </table:table-cell>
          <table:table-cell table:formula="of:=ROUND([.$C$3]*POWER([.$G$6];[.B32]);0)" office:value-type="float" office:value="2">
            <text:p>2</text:p>
          </table:table-cell>
          <table:table-cell table:formula="of:=ROUND(([.$E$3]^([.B32]/([.$G$2]-1))-1)*[.$G$1]/([.$E$3]-1); 0)" office:value-type="float" office:value="9">
            <text:p>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30">
            <text:p>30</text:p>
          </table:table-cell>
          <table:table-cell table:formula="of:=ROUND([.$C$3]*POWER([.$G$6];[.B33]);0)" office:value-type="float" office:value="2">
            <text:p>2</text:p>
          </table:table-cell>
          <table:table-cell table:formula="of:=ROUND(([.$E$3]^([.B33]/([.$G$2]-1))-1)*[.$G$1]/([.$E$3]-1); 0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31">
            <text:p>31</text:p>
          </table:table-cell>
          <table:table-cell table:formula="of:=ROUND([.$C$3]*POWER([.$G$6];[.B34]);0)" office:value-type="float" office:value="2">
            <text:p>2</text:p>
          </table:table-cell>
          <table:table-cell table:formula="of:=ROUND(([.$E$3]^([.B34]/([.$G$2]-1))-1)*[.$G$1]/([.$E$3]-1); 0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32">
            <text:p>32</text:p>
          </table:table-cell>
          <table:table-cell table:formula="of:=ROUND([.$C$3]*POWER([.$G$6];[.B35]);0)" office:value-type="float" office:value="2">
            <text:p>2</text:p>
          </table:table-cell>
          <table:table-cell table:formula="of:=ROUND(([.$E$3]^([.B35]/([.$G$2]-1))-1)*[.$G$1]/([.$E$3]-1); 0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33">
            <text:p>33</text:p>
          </table:table-cell>
          <table:table-cell table:formula="of:=ROUND([.$C$3]*POWER([.$G$6];[.B36]);0)" office:value-type="float" office:value="2">
            <text:p>2</text:p>
          </table:table-cell>
          <table:table-cell table:formula="of:=ROUND(([.$E$3]^([.B36]/([.$G$2]-1))-1)*[.$G$1]/([.$E$3]-1); 0)" office:value-type="float" office:value="11">
            <text:p>1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34">
            <text:p>34</text:p>
          </table:table-cell>
          <table:table-cell table:formula="of:=ROUND([.$C$3]*POWER([.$G$6];[.B37]);0)" office:value-type="float" office:value="3">
            <text:p>3</text:p>
          </table:table-cell>
          <table:table-cell table:formula="of:=ROUND(([.$E$3]^([.B37]/([.$G$2]-1))-1)*[.$G$1]/([.$E$3]-1); 0)" office:value-type="float" office:value="11">
            <text:p>1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35">
            <text:p>35</text:p>
          </table:table-cell>
          <table:table-cell table:formula="of:=ROUND([.$C$3]*POWER([.$G$6];[.B38]);0)" office:value-type="float" office:value="3">
            <text:p>3</text:p>
          </table:table-cell>
          <table:table-cell table:formula="of:=ROUND(([.$E$3]^([.B38]/([.$G$2]-1))-1)*[.$G$1]/([.$E$3]-1); 0)" office:value-type="float" office:value="12">
            <text:p>1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36">
            <text:p>36</text:p>
          </table:table-cell>
          <table:table-cell table:formula="of:=ROUND([.$C$3]*POWER([.$G$6];[.B39]);0)" office:value-type="float" office:value="3">
            <text:p>3</text:p>
          </table:table-cell>
          <table:table-cell table:formula="of:=ROUND(([.$E$3]^([.B39]/([.$G$2]-1))-1)*[.$G$1]/([.$E$3]-1); 0)" office:value-type="float" office:value="12">
            <text:p>1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37">
            <text:p>37</text:p>
          </table:table-cell>
          <table:table-cell table:formula="of:=ROUND([.$C$3]*POWER([.$G$6];[.B40]);0)" office:value-type="float" office:value="3">
            <text:p>3</text:p>
          </table:table-cell>
          <table:table-cell table:formula="of:=ROUND(([.$E$3]^([.B40]/([.$G$2]-1))-1)*[.$G$1]/([.$E$3]-1); 0)" office:value-type="float" office:value="13">
            <text:p>1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38">
            <text:p>38</text:p>
          </table:table-cell>
          <table:table-cell table:formula="of:=ROUND([.$C$3]*POWER([.$G$6];[.B41]);0)" office:value-type="float" office:value="3">
            <text:p>3</text:p>
          </table:table-cell>
          <table:table-cell table:formula="of:=ROUND(([.$E$3]^([.B41]/([.$G$2]-1))-1)*[.$G$1]/([.$E$3]-1); 0)" office:value-type="float" office:value="13">
            <text:p>1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39">
            <text:p>39</text:p>
          </table:table-cell>
          <table:table-cell table:formula="of:=ROUND([.$C$3]*POWER([.$G$6];[.B42]);0)" office:value-type="float" office:value="3">
            <text:p>3</text:p>
          </table:table-cell>
          <table:table-cell table:formula="of:=ROUND(([.$E$3]^([.B42]/([.$G$2]-1))-1)*[.$G$1]/([.$E$3]-1); 0)" office:value-type="float" office:value="14">
            <text:p>1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40">
            <text:p>40</text:p>
          </table:table-cell>
          <table:table-cell table:formula="of:=ROUND([.$C$3]*POWER([.$G$6];[.B43]);0)" office:value-type="float" office:value="3">
            <text:p>3</text:p>
          </table:table-cell>
          <table:table-cell table:formula="of:=ROUND(([.$E$3]^([.B43]/([.$G$2]-1))-1)*[.$G$1]/([.$E$3]-1); 0)" office:value-type="float" office:value="14">
            <text:p>1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41">
            <text:p>41</text:p>
          </table:table-cell>
          <table:table-cell table:formula="of:=ROUND([.$C$3]*POWER([.$G$6];[.B44]);0)" office:value-type="float" office:value="3">
            <text:p>3</text:p>
          </table:table-cell>
          <table:table-cell table:formula="of:=ROUND(([.$E$3]^([.B44]/([.$G$2]-1))-1)*[.$G$1]/([.$E$3]-1); 0)" office:value-type="float" office:value="15">
            <text:p>1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42">
            <text:p>42</text:p>
          </table:table-cell>
          <table:table-cell table:formula="of:=ROUND([.$C$3]*POWER([.$G$6];[.B45]);0)" office:value-type="float" office:value="3">
            <text:p>3</text:p>
          </table:table-cell>
          <table:table-cell table:formula="of:=ROUND(([.$E$3]^([.B45]/([.$G$2]-1))-1)*[.$G$1]/([.$E$3]-1); 0)" office:value-type="float" office:value="15">
            <text:p>1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43">
            <text:p>43</text:p>
          </table:table-cell>
          <table:table-cell table:formula="of:=ROUND([.$C$3]*POWER([.$G$6];[.B46]);0)" office:value-type="float" office:value="3">
            <text:p>3</text:p>
          </table:table-cell>
          <table:table-cell table:formula="of:=ROUND(([.$E$3]^([.B46]/([.$G$2]-1))-1)*[.$G$1]/([.$E$3]-1); 0)" office:value-type="float" office:value="16">
            <text:p>1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44">
            <text:p>44</text:p>
          </table:table-cell>
          <table:table-cell table:formula="of:=ROUND([.$C$3]*POWER([.$G$6];[.B47]);0)" office:value-type="float" office:value="3">
            <text:p>3</text:p>
          </table:table-cell>
          <table:table-cell table:formula="of:=ROUND(([.$E$3]^([.B47]/([.$G$2]-1))-1)*[.$G$1]/([.$E$3]-1); 0)" office:value-type="float" office:value="16">
            <text:p>1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45">
            <text:p>45</text:p>
          </table:table-cell>
          <table:table-cell table:formula="of:=ROUND([.$C$3]*POWER([.$G$6];[.B48]);0)" office:value-type="float" office:value="3">
            <text:p>3</text:p>
          </table:table-cell>
          <table:table-cell table:formula="of:=ROUND(([.$E$3]^([.B48]/([.$G$2]-1))-1)*[.$G$1]/([.$E$3]-1); 0)" office:value-type="float" office:value="17">
            <text:p>1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46">
            <text:p>46</text:p>
          </table:table-cell>
          <table:table-cell table:formula="of:=ROUND([.$C$3]*POWER([.$G$6];[.B49]);0)" office:value-type="float" office:value="3">
            <text:p>3</text:p>
          </table:table-cell>
          <table:table-cell table:formula="of:=ROUND(([.$E$3]^([.B49]/([.$G$2]-1))-1)*[.$G$1]/([.$E$3]-1); 0)" office:value-type="float" office:value="17">
            <text:p>1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47">
            <text:p>47</text:p>
          </table:table-cell>
          <table:table-cell table:formula="of:=ROUND([.$C$3]*POWER([.$G$6];[.B50]);0)" office:value-type="float" office:value="4">
            <text:p>4</text:p>
          </table:table-cell>
          <table:table-cell table:formula="of:=ROUND(([.$E$3]^([.B50]/([.$G$2]-1))-1)*[.$G$1]/([.$E$3]-1); 0)" office:value-type="float" office:value="18">
            <text:p>1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48">
            <text:p>48</text:p>
          </table:table-cell>
          <table:table-cell table:formula="of:=ROUND([.$C$3]*POWER([.$G$6];[.B51]);0)" office:value-type="float" office:value="4">
            <text:p>4</text:p>
          </table:table-cell>
          <table:table-cell table:formula="of:=ROUND(([.$E$3]^([.B51]/([.$G$2]-1))-1)*[.$G$1]/([.$E$3]-1); 0)" office:value-type="float" office:value="18">
            <text:p>1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49">
            <text:p>49</text:p>
          </table:table-cell>
          <table:table-cell table:formula="of:=ROUND([.$C$3]*POWER([.$G$6];[.B52]);0)" office:value-type="float" office:value="4">
            <text:p>4</text:p>
          </table:table-cell>
          <table:table-cell table:formula="of:=ROUND(([.$E$3]^([.B52]/([.$G$2]-1))-1)*[.$G$1]/([.$E$3]-1); 0)" office:value-type="float" office:value="19">
            <text:p>1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50">
            <text:p>50</text:p>
          </table:table-cell>
          <table:table-cell table:formula="of:=ROUND([.$C$3]*POWER([.$G$6];[.B53]);0)" office:value-type="float" office:value="4">
            <text:p>4</text:p>
          </table:table-cell>
          <table:table-cell table:formula="of:=ROUND(([.$E$3]^([.B53]/([.$G$2]-1))-1)*[.$G$1]/([.$E$3]-1); 0)" office:value-type="float" office:value="19">
            <text:p>1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51">
            <text:p>51</text:p>
          </table:table-cell>
          <table:table-cell table:formula="of:=ROUND([.$C$3]*POWER([.$G$6];[.B54]);0)" office:value-type="float" office:value="4">
            <text:p>4</text:p>
          </table:table-cell>
          <table:table-cell table:formula="of:=ROUND(([.$E$3]^([.B54]/([.$G$2]-1))-1)*[.$G$1]/([.$E$3]-1); 0)" office:value-type="float" office:value="20">
            <text:p>2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52">
            <text:p>52</text:p>
          </table:table-cell>
          <table:table-cell table:formula="of:=ROUND([.$C$3]*POWER([.$G$6];[.B55]);0)" office:value-type="float" office:value="4">
            <text:p>4</text:p>
          </table:table-cell>
          <table:table-cell table:formula="of:=ROUND(([.$E$3]^([.B55]/([.$G$2]-1))-1)*[.$G$1]/([.$E$3]-1); 0)" office:value-type="float" office:value="20">
            <text:p>2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53">
            <text:p>53</text:p>
          </table:table-cell>
          <table:table-cell table:formula="of:=ROUND([.$C$3]*POWER([.$G$6];[.B56]);0)" office:value-type="float" office:value="4">
            <text:p>4</text:p>
          </table:table-cell>
          <table:table-cell table:formula="of:=ROUND(([.$E$3]^([.B56]/([.$G$2]-1))-1)*[.$G$1]/([.$E$3]-1); 0)" office:value-type="float" office:value="21">
            <text:p>2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54">
            <text:p>54</text:p>
          </table:table-cell>
          <table:table-cell table:formula="of:=ROUND([.$C$3]*POWER([.$G$6];[.B57]);0)" office:value-type="float" office:value="4">
            <text:p>4</text:p>
          </table:table-cell>
          <table:table-cell table:formula="of:=ROUND(([.$E$3]^([.B57]/([.$G$2]-1))-1)*[.$G$1]/([.$E$3]-1); 0)" office:value-type="float" office:value="22">
            <text:p>2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55">
            <text:p>55</text:p>
          </table:table-cell>
          <table:table-cell table:formula="of:=ROUND([.$C$3]*POWER([.$G$6];[.B58]);0)" office:value-type="float" office:value="4">
            <text:p>4</text:p>
          </table:table-cell>
          <table:table-cell table:formula="of:=ROUND(([.$E$3]^([.B58]/([.$G$2]-1))-1)*[.$G$1]/([.$E$3]-1); 0)" office:value-type="float" office:value="22">
            <text:p>2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56">
            <text:p>56</text:p>
          </table:table-cell>
          <table:table-cell table:formula="of:=ROUND([.$C$3]*POWER([.$G$6];[.B59]);0)" office:value-type="float" office:value="5">
            <text:p>5</text:p>
          </table:table-cell>
          <table:table-cell table:formula="of:=ROUND(([.$E$3]^([.B59]/([.$G$2]-1))-1)*[.$G$1]/([.$E$3]-1); 0)" office:value-type="float" office:value="23">
            <text:p>2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57">
            <text:p>57</text:p>
          </table:table-cell>
          <table:table-cell table:formula="of:=ROUND([.$C$3]*POWER([.$G$6];[.B60]);0)" office:value-type="float" office:value="5">
            <text:p>5</text:p>
          </table:table-cell>
          <table:table-cell table:formula="of:=ROUND(([.$E$3]^([.B60]/([.$G$2]-1))-1)*[.$G$1]/([.$E$3]-1); 0)" office:value-type="float" office:value="23">
            <text:p>2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58">
            <text:p>58</text:p>
          </table:table-cell>
          <table:table-cell table:formula="of:=ROUND([.$C$3]*POWER([.$G$6];[.B61]);0)" office:value-type="float" office:value="5">
            <text:p>5</text:p>
          </table:table-cell>
          <table:table-cell table:formula="of:=ROUND(([.$E$3]^([.B61]/([.$G$2]-1))-1)*[.$G$1]/([.$E$3]-1); 0)" office:value-type="float" office:value="24">
            <text:p>2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59">
            <text:p>59</text:p>
          </table:table-cell>
          <table:table-cell table:formula="of:=ROUND([.$C$3]*POWER([.$G$6];[.B62]);0)" office:value-type="float" office:value="5">
            <text:p>5</text:p>
          </table:table-cell>
          <table:table-cell table:formula="of:=ROUND(([.$E$3]^([.B62]/([.$G$2]-1))-1)*[.$G$1]/([.$E$3]-1); 0)" office:value-type="float" office:value="25">
            <text:p>2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60">
            <text:p>60</text:p>
          </table:table-cell>
          <table:table-cell table:formula="of:=ROUND([.$C$3]*POWER([.$G$6];[.B63]);0)" office:value-type="float" office:value="5">
            <text:p>5</text:p>
          </table:table-cell>
          <table:table-cell table:formula="of:=ROUND(([.$E$3]^([.B63]/([.$G$2]-1))-1)*[.$G$1]/([.$E$3]-1); 0)" office:value-type="float" office:value="25">
            <text:p>2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61">
            <text:p>61</text:p>
          </table:table-cell>
          <table:table-cell table:formula="of:=ROUND([.$C$3]*POWER([.$G$6];[.B64]);0)" office:value-type="float" office:value="5">
            <text:p>5</text:p>
          </table:table-cell>
          <table:table-cell table:formula="of:=ROUND(([.$E$3]^([.B64]/([.$G$2]-1))-1)*[.$G$1]/([.$E$3]-1); 0)" office:value-type="float" office:value="26">
            <text:p>2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62">
            <text:p>62</text:p>
          </table:table-cell>
          <table:table-cell table:formula="of:=ROUND([.$C$3]*POWER([.$G$6];[.B65]);0)" office:value-type="float" office:value="5">
            <text:p>5</text:p>
          </table:table-cell>
          <table:table-cell table:formula="of:=ROUND(([.$E$3]^([.B65]/([.$G$2]-1))-1)*[.$G$1]/([.$E$3]-1); 0)" office:value-type="float" office:value="27">
            <text:p>2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63">
            <text:p>63</text:p>
          </table:table-cell>
          <table:table-cell table:formula="of:=ROUND([.$C$3]*POWER([.$G$6];[.B66]);0)" office:value-type="float" office:value="6">
            <text:p>6</text:p>
          </table:table-cell>
          <table:table-cell table:formula="of:=ROUND(([.$E$3]^([.B66]/([.$G$2]-1))-1)*[.$G$1]/([.$E$3]-1); 0)" office:value-type="float" office:value="28">
            <text:p>2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64">
            <text:p>64</text:p>
          </table:table-cell>
          <table:table-cell table:formula="of:=ROUND([.$C$3]*POWER([.$G$6];[.B67]);0)" office:value-type="float" office:value="6">
            <text:p>6</text:p>
          </table:table-cell>
          <table:table-cell table:formula="of:=ROUND(([.$E$3]^([.B67]/([.$G$2]-1))-1)*[.$G$1]/([.$E$3]-1); 0)" office:value-type="float" office:value="28">
            <text:p>2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65">
            <text:p>65</text:p>
          </table:table-cell>
          <table:table-cell table:formula="of:=ROUND([.$C$3]*POWER([.$G$6];[.B68]);0)" office:value-type="float" office:value="6">
            <text:p>6</text:p>
          </table:table-cell>
          <table:table-cell table:formula="of:=ROUND(([.$E$3]^([.B68]/([.$G$2]-1))-1)*[.$G$1]/([.$E$3]-1); 0)" office:value-type="float" office:value="29">
            <text:p>2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66">
            <text:p>66</text:p>
          </table:table-cell>
          <table:table-cell table:formula="of:=ROUND([.$C$3]*POWER([.$G$6];[.B69]);0)" office:value-type="float" office:value="6">
            <text:p>6</text:p>
          </table:table-cell>
          <table:table-cell table:formula="of:=ROUND(([.$E$3]^([.B69]/([.$G$2]-1))-1)*[.$G$1]/([.$E$3]-1); 0)" office:value-type="float" office:value="30">
            <text:p>3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67">
            <text:p>67</text:p>
          </table:table-cell>
          <table:table-cell table:formula="of:=ROUND([.$C$3]*POWER([.$G$6];[.B70]);0)" office:value-type="float" office:value="6">
            <text:p>6</text:p>
          </table:table-cell>
          <table:table-cell table:formula="of:=ROUND(([.$E$3]^([.B70]/([.$G$2]-1))-1)*[.$G$1]/([.$E$3]-1); 0)" office:value-type="float" office:value="30">
            <text:p>3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68">
            <text:p>68</text:p>
          </table:table-cell>
          <table:table-cell table:formula="of:=ROUND([.$C$3]*POWER([.$G$6];[.B71]);0)" office:value-type="float" office:value="6">
            <text:p>6</text:p>
          </table:table-cell>
          <table:table-cell table:formula="of:=ROUND(([.$E$3]^([.B71]/([.$G$2]-1))-1)*[.$G$1]/([.$E$3]-1); 0)" office:value-type="float" office:value="31">
            <text:p>3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69">
            <text:p>69</text:p>
          </table:table-cell>
          <table:table-cell table:formula="of:=ROUND([.$C$3]*POWER([.$G$6];[.B72]);0)" office:value-type="float" office:value="7">
            <text:p>7</text:p>
          </table:table-cell>
          <table:table-cell table:formula="of:=ROUND(([.$E$3]^([.B72]/([.$G$2]-1))-1)*[.$G$1]/([.$E$3]-1); 0)" office:value-type="float" office:value="32">
            <text:p>3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70">
            <text:p>70</text:p>
          </table:table-cell>
          <table:table-cell table:formula="of:=ROUND([.$C$3]*POWER([.$G$6];[.B73]);0)" office:value-type="float" office:value="7">
            <text:p>7</text:p>
          </table:table-cell>
          <table:table-cell table:formula="of:=ROUND(([.$E$3]^([.B73]/([.$G$2]-1))-1)*[.$G$1]/([.$E$3]-1); 0)" office:value-type="float" office:value="33">
            <text:p>3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71">
            <text:p>71</text:p>
          </table:table-cell>
          <table:table-cell table:formula="of:=ROUND([.$C$3]*POWER([.$G$6];[.B74]);0)" office:value-type="float" office:value="7">
            <text:p>7</text:p>
          </table:table-cell>
          <table:table-cell table:formula="of:=ROUND(([.$E$3]^([.B74]/([.$G$2]-1))-1)*[.$G$1]/([.$E$3]-1); 0)" office:value-type="float" office:value="34">
            <text:p>3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72">
            <text:p>72</text:p>
          </table:table-cell>
          <table:table-cell table:formula="of:=ROUND([.$C$3]*POWER([.$G$6];[.B75]);0)" office:value-type="float" office:value="7">
            <text:p>7</text:p>
          </table:table-cell>
          <table:table-cell table:formula="of:=ROUND(([.$E$3]^([.B75]/([.$G$2]-1))-1)*[.$G$1]/([.$E$3]-1); 0)" office:value-type="float" office:value="34">
            <text:p>3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73">
            <text:p>73</text:p>
          </table:table-cell>
          <table:table-cell table:formula="of:=ROUND([.$C$3]*POWER([.$G$6];[.B76]);0)" office:value-type="float" office:value="7">
            <text:p>7</text:p>
          </table:table-cell>
          <table:table-cell table:formula="of:=ROUND(([.$E$3]^([.B76]/([.$G$2]-1))-1)*[.$G$1]/([.$E$3]-1); 0)" office:value-type="float" office:value="35">
            <text:p>3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74">
            <text:p>74</text:p>
          </table:table-cell>
          <table:table-cell table:formula="of:=ROUND([.$C$3]*POWER([.$G$6];[.B77]);0)" office:value-type="float" office:value="7">
            <text:p>7</text:p>
          </table:table-cell>
          <table:table-cell table:formula="of:=ROUND(([.$E$3]^([.B77]/([.$G$2]-1))-1)*[.$G$1]/([.$E$3]-1); 0)" office:value-type="float" office:value="36">
            <text:p>3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75">
            <text:p>75</text:p>
          </table:table-cell>
          <table:table-cell table:formula="of:=ROUND([.$C$3]*POWER([.$G$6];[.B78]);0)" office:value-type="float" office:value="8">
            <text:p>8</text:p>
          </table:table-cell>
          <table:table-cell table:formula="of:=ROUND(([.$E$3]^([.B78]/([.$G$2]-1))-1)*[.$G$1]/([.$E$3]-1); 0)" office:value-type="float" office:value="37">
            <text:p>3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76">
            <text:p>76</text:p>
          </table:table-cell>
          <table:table-cell table:formula="of:=ROUND([.$C$3]*POWER([.$G$6];[.B79]);0)" office:value-type="float" office:value="8">
            <text:p>8</text:p>
          </table:table-cell>
          <table:table-cell table:formula="of:=ROUND(([.$E$3]^([.B79]/([.$G$2]-1))-1)*[.$G$1]/([.$E$3]-1); 0)" office:value-type="float" office:value="38">
            <text:p>3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77">
            <text:p>77</text:p>
          </table:table-cell>
          <table:table-cell table:formula="of:=ROUND([.$C$3]*POWER([.$G$6];[.B80]);0)" office:value-type="float" office:value="8">
            <text:p>8</text:p>
          </table:table-cell>
          <table:table-cell table:formula="of:=ROUND(([.$E$3]^([.B80]/([.$G$2]-1))-1)*[.$G$1]/([.$E$3]-1); 0)" office:value-type="float" office:value="39">
            <text:p>3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78">
            <text:p>78</text:p>
          </table:table-cell>
          <table:table-cell table:formula="of:=ROUND([.$C$3]*POWER([.$G$6];[.B81]);0)" office:value-type="float" office:value="8">
            <text:p>8</text:p>
          </table:table-cell>
          <table:table-cell table:formula="of:=ROUND(([.$E$3]^([.B81]/([.$G$2]-1))-1)*[.$G$1]/([.$E$3]-1); 0)" office:value-type="float" office:value="40">
            <text:p>4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79">
            <text:p>79</text:p>
          </table:table-cell>
          <table:table-cell table:formula="of:=ROUND([.$C$3]*POWER([.$G$6];[.B82]);0)" office:value-type="float" office:value="9">
            <text:p>9</text:p>
          </table:table-cell>
          <table:table-cell table:formula="of:=ROUND(([.$E$3]^([.B82]/([.$G$2]-1))-1)*[.$G$1]/([.$E$3]-1); 0)" office:value-type="float" office:value="40">
            <text:p>4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80">
            <text:p>80</text:p>
          </table:table-cell>
          <table:table-cell table:formula="of:=ROUND([.$C$3]*POWER([.$G$6];[.B83]);0)" office:value-type="float" office:value="9">
            <text:p>9</text:p>
          </table:table-cell>
          <table:table-cell table:formula="of:=ROUND(([.$E$3]^([.B83]/([.$G$2]-1))-1)*[.$G$1]/([.$E$3]-1); 0)" office:value-type="float" office:value="41">
            <text:p>4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81">
            <text:p>81</text:p>
          </table:table-cell>
          <table:table-cell table:formula="of:=ROUND([.$C$3]*POWER([.$G$6];[.B84]);0)" office:value-type="float" office:value="9">
            <text:p>9</text:p>
          </table:table-cell>
          <table:table-cell table:formula="of:=ROUND(([.$E$3]^([.B84]/([.$G$2]-1))-1)*[.$G$1]/([.$E$3]-1); 0)" office:value-type="float" office:value="42">
            <text:p>4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82">
            <text:p>82</text:p>
          </table:table-cell>
          <table:table-cell table:formula="of:=ROUND([.$C$3]*POWER([.$G$6];[.B85]);0)" office:value-type="float" office:value="9">
            <text:p>9</text:p>
          </table:table-cell>
          <table:table-cell table:formula="of:=ROUND(([.$E$3]^([.B85]/([.$G$2]-1))-1)*[.$G$1]/([.$E$3]-1); 0)" office:value-type="float" office:value="43">
            <text:p>4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83">
            <text:p>83</text:p>
          </table:table-cell>
          <table:table-cell table:formula="of:=ROUND([.$C$3]*POWER([.$G$6];[.B86]);0)" office:value-type="float" office:value="10">
            <text:p>10</text:p>
          </table:table-cell>
          <table:table-cell table:formula="of:=ROUND(([.$E$3]^([.B86]/([.$G$2]-1))-1)*[.$G$1]/([.$E$3]-1); 0)" office:value-type="float" office:value="44">
            <text:p>4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84">
            <text:p>84</text:p>
          </table:table-cell>
          <table:table-cell table:formula="of:=ROUND([.$C$3]*POWER([.$G$6];[.B87]);0)" office:value-type="float" office:value="10">
            <text:p>10</text:p>
          </table:table-cell>
          <table:table-cell table:formula="of:=ROUND(([.$E$3]^([.B87]/([.$G$2]-1))-1)*[.$G$1]/([.$E$3]-1); 0)" office:value-type="float" office:value="45">
            <text:p>4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85">
            <text:p>85</text:p>
          </table:table-cell>
          <table:table-cell table:formula="of:=ROUND([.$C$3]*POWER([.$G$6];[.B88]);0)" office:value-type="float" office:value="10">
            <text:p>10</text:p>
          </table:table-cell>
          <table:table-cell table:formula="of:=ROUND(([.$E$3]^([.B88]/([.$G$2]-1))-1)*[.$G$1]/([.$E$3]-1); 0)" office:value-type="float" office:value="46">
            <text:p>4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86">
            <text:p>86</text:p>
          </table:table-cell>
          <table:table-cell table:formula="of:=ROUND([.$C$3]*POWER([.$G$6];[.B89]);0)" office:value-type="float" office:value="10">
            <text:p>10</text:p>
          </table:table-cell>
          <table:table-cell table:formula="of:=ROUND(([.$E$3]^([.B89]/([.$G$2]-1))-1)*[.$G$1]/([.$E$3]-1); 0)" office:value-type="float" office:value="47">
            <text:p>4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87">
            <text:p>87</text:p>
          </table:table-cell>
          <table:table-cell table:formula="of:=ROUND([.$C$3]*POWER([.$G$6];[.B90]);0)" office:value-type="float" office:value="11">
            <text:p>11</text:p>
          </table:table-cell>
          <table:table-cell table:formula="of:=ROUND(([.$E$3]^([.B90]/([.$G$2]-1))-1)*[.$G$1]/([.$E$3]-1); 0)" office:value-type="float" office:value="48">
            <text:p>4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88">
            <text:p>88</text:p>
          </table:table-cell>
          <table:table-cell table:formula="of:=ROUND([.$C$3]*POWER([.$G$6];[.B91]);0)" office:value-type="float" office:value="11">
            <text:p>11</text:p>
          </table:table-cell>
          <table:table-cell table:formula="of:=ROUND(([.$E$3]^([.B91]/([.$G$2]-1))-1)*[.$G$1]/([.$E$3]-1); 0)" office:value-type="float" office:value="49">
            <text:p>4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89">
            <text:p>89</text:p>
          </table:table-cell>
          <table:table-cell table:formula="of:=ROUND([.$C$3]*POWER([.$G$6];[.B92]);0)" office:value-type="float" office:value="11">
            <text:p>11</text:p>
          </table:table-cell>
          <table:table-cell table:formula="of:=ROUND(([.$E$3]^([.B92]/([.$G$2]-1))-1)*[.$G$1]/([.$E$3]-1); 0)" office:value-type="float" office:value="50">
            <text:p>5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90">
            <text:p>90</text:p>
          </table:table-cell>
          <table:table-cell table:formula="of:=ROUND([.$C$3]*POWER([.$G$6];[.B93]);0)" office:value-type="float" office:value="12">
            <text:p>12</text:p>
          </table:table-cell>
          <table:table-cell table:formula="of:=ROUND(([.$E$3]^([.B93]/([.$G$2]-1))-1)*[.$G$1]/([.$E$3]-1); 0)" office:value-type="float" office:value="52">
            <text:p>5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91">
            <text:p>91</text:p>
          </table:table-cell>
          <table:table-cell table:formula="of:=ROUND([.$C$3]*POWER([.$G$6];[.B94]);0)" office:value-type="float" office:value="12">
            <text:p>12</text:p>
          </table:table-cell>
          <table:table-cell table:formula="of:=ROUND(([.$E$3]^([.B94]/([.$G$2]-1))-1)*[.$G$1]/([.$E$3]-1); 0)" office:value-type="float" office:value="53">
            <text:p>5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92">
            <text:p>92</text:p>
          </table:table-cell>
          <table:table-cell table:formula="of:=ROUND([.$C$3]*POWER([.$G$6];[.B95]);0)" office:value-type="float" office:value="12">
            <text:p>12</text:p>
          </table:table-cell>
          <table:table-cell table:formula="of:=ROUND(([.$E$3]^([.B95]/([.$G$2]-1))-1)*[.$G$1]/([.$E$3]-1); 0)" office:value-type="float" office:value="54">
            <text:p>5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93">
            <text:p>93</text:p>
          </table:table-cell>
          <table:table-cell table:formula="of:=ROUND([.$C$3]*POWER([.$G$6];[.B96]);0)" office:value-type="float" office:value="13">
            <text:p>13</text:p>
          </table:table-cell>
          <table:table-cell table:formula="of:=ROUND(([.$E$3]^([.B96]/([.$G$2]-1))-1)*[.$G$1]/([.$E$3]-1); 0)" office:value-type="float" office:value="55">
            <text:p>5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94">
            <text:p>94</text:p>
          </table:table-cell>
          <table:table-cell table:formula="of:=ROUND([.$C$3]*POWER([.$G$6];[.B97]);0)" office:value-type="float" office:value="13">
            <text:p>13</text:p>
          </table:table-cell>
          <table:table-cell table:formula="of:=ROUND(([.$E$3]^([.B97]/([.$G$2]-1))-1)*[.$G$1]/([.$E$3]-1); 0)" office:value-type="float" office:value="56">
            <text:p>5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95">
            <text:p>95</text:p>
          </table:table-cell>
          <table:table-cell table:formula="of:=ROUND([.$C$3]*POWER([.$G$6];[.B98]);0)" office:value-type="float" office:value="13">
            <text:p>13</text:p>
          </table:table-cell>
          <table:table-cell table:formula="of:=ROUND(([.$E$3]^([.B98]/([.$G$2]-1))-1)*[.$G$1]/([.$E$3]-1); 0)" office:value-type="float" office:value="57">
            <text:p>5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96">
            <text:p>96</text:p>
          </table:table-cell>
          <table:table-cell table:formula="of:=ROUND([.$C$3]*POWER([.$G$6];[.B99]);0)" office:value-type="float" office:value="14">
            <text:p>14</text:p>
          </table:table-cell>
          <table:table-cell table:formula="of:=ROUND(([.$E$3]^([.B99]/([.$G$2]-1))-1)*[.$G$1]/([.$E$3]-1); 0)" office:value-type="float" office:value="59">
            <text:p>5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97">
            <text:p>97</text:p>
          </table:table-cell>
          <table:table-cell table:formula="of:=ROUND([.$C$3]*POWER([.$G$6];[.B100]);0)" office:value-type="float" office:value="14">
            <text:p>14</text:p>
          </table:table-cell>
          <table:table-cell table:formula="of:=ROUND(([.$E$3]^([.B100]/([.$G$2]-1))-1)*[.$G$1]/([.$E$3]-1); 0)" office:value-type="float" office:value="60">
            <text:p>6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98">
            <text:p>98</text:p>
          </table:table-cell>
          <table:table-cell table:formula="of:=ROUND([.$C$3]*POWER([.$G$6];[.B101]);0)" office:value-type="float" office:value="14">
            <text:p>14</text:p>
          </table:table-cell>
          <table:table-cell table:formula="of:=ROUND(([.$E$3]^([.B101]/([.$G$2]-1))-1)*[.$G$1]/([.$E$3]-1); 0)" office:value-type="float" office:value="61">
            <text:p>6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99">
            <text:p>99</text:p>
          </table:table-cell>
          <table:table-cell table:formula="of:=ROUND([.$C$3]*POWER([.$G$6];[.B102]);0)" office:value-type="float" office:value="15">
            <text:p>15</text:p>
          </table:table-cell>
          <table:table-cell table:formula="of:=ROUND(([.$E$3]^([.B102]/([.$G$2]-1))-1)*[.$G$1]/([.$E$3]-1); 0)" office:value-type="float" office:value="62">
            <text:p>6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00">
            <text:p>100</text:p>
          </table:table-cell>
          <table:table-cell table:formula="of:=ROUND([.$C$3]*POWER([.$G$6];[.B103]);0)" office:value-type="float" office:value="15">
            <text:p>15</text:p>
          </table:table-cell>
          <table:table-cell table:formula="of:=ROUND(([.$E$3]^([.B103]/([.$G$2]-1))-1)*[.$G$1]/([.$E$3]-1); 0)" office:value-type="float" office:value="64">
            <text:p>6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01">
            <text:p>101</text:p>
          </table:table-cell>
          <table:table-cell table:formula="of:=ROUND([.$C$3]*POWER([.$G$6];[.B104]);0)" office:value-type="float" office:value="16">
            <text:p>16</text:p>
          </table:table-cell>
          <table:table-cell table:formula="of:=ROUND(([.$E$3]^([.B104]/([.$G$2]-1))-1)*[.$G$1]/([.$E$3]-1); 0)" office:value-type="float" office:value="65">
            <text:p>6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02">
            <text:p>102</text:p>
          </table:table-cell>
          <table:table-cell table:formula="of:=ROUND([.$C$3]*POWER([.$G$6];[.B105]);0)" office:value-type="float" office:value="16">
            <text:p>16</text:p>
          </table:table-cell>
          <table:table-cell table:formula="of:=ROUND(([.$E$3]^([.B105]/([.$G$2]-1))-1)*[.$G$1]/([.$E$3]-1); 0)" office:value-type="float" office:value="66">
            <text:p>6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03">
            <text:p>103</text:p>
          </table:table-cell>
          <table:table-cell table:formula="of:=ROUND([.$C$3]*POWER([.$G$6];[.B106]);0)" office:value-type="float" office:value="16">
            <text:p>16</text:p>
          </table:table-cell>
          <table:table-cell table:formula="of:=ROUND(([.$E$3]^([.B106]/([.$G$2]-1))-1)*[.$G$1]/([.$E$3]-1); 0)" office:value-type="float" office:value="68">
            <text:p>6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04">
            <text:p>104</text:p>
          </table:table-cell>
          <table:table-cell table:formula="of:=ROUND([.$C$3]*POWER([.$G$6];[.B107]);0)" office:value-type="float" office:value="17">
            <text:p>17</text:p>
          </table:table-cell>
          <table:table-cell table:formula="of:=ROUND(([.$E$3]^([.B107]/([.$G$2]-1))-1)*[.$G$1]/([.$E$3]-1); 0)" office:value-type="float" office:value="69">
            <text:p>6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05">
            <text:p>105</text:p>
          </table:table-cell>
          <table:table-cell table:formula="of:=ROUND([.$C$3]*POWER([.$G$6];[.B108]);0)" office:value-type="float" office:value="17">
            <text:p>17</text:p>
          </table:table-cell>
          <table:table-cell table:formula="of:=ROUND(([.$E$3]^([.B108]/([.$G$2]-1))-1)*[.$G$1]/([.$E$3]-1); 0)" office:value-type="float" office:value="70">
            <text:p>7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06">
            <text:p>106</text:p>
          </table:table-cell>
          <table:table-cell table:formula="of:=ROUND([.$C$3]*POWER([.$G$6];[.B109]);0)" office:value-type="float" office:value="18">
            <text:p>18</text:p>
          </table:table-cell>
          <table:table-cell table:formula="of:=ROUND(([.$E$3]^([.B109]/([.$G$2]-1))-1)*[.$G$1]/([.$E$3]-1); 0)" office:value-type="float" office:value="72">
            <text:p>7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07">
            <text:p>107</text:p>
          </table:table-cell>
          <table:table-cell table:formula="of:=ROUND([.$C$3]*POWER([.$G$6];[.B110]);0)" office:value-type="float" office:value="18">
            <text:p>18</text:p>
          </table:table-cell>
          <table:table-cell table:formula="of:=ROUND(([.$E$3]^([.B110]/([.$G$2]-1))-1)*[.$G$1]/([.$E$3]-1); 0)" office:value-type="float" office:value="73">
            <text:p>7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08">
            <text:p>108</text:p>
          </table:table-cell>
          <table:table-cell table:formula="of:=ROUND([.$C$3]*POWER([.$G$6];[.B111]);0)" office:value-type="float" office:value="19">
            <text:p>19</text:p>
          </table:table-cell>
          <table:table-cell table:formula="of:=ROUND(([.$E$3]^([.B111]/([.$G$2]-1))-1)*[.$G$1]/([.$E$3]-1); 0)" office:value-type="float" office:value="75">
            <text:p>7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09">
            <text:p>109</text:p>
          </table:table-cell>
          <table:table-cell table:formula="of:=ROUND([.$C$3]*POWER([.$G$6];[.B112]);0)" office:value-type="float" office:value="19">
            <text:p>19</text:p>
          </table:table-cell>
          <table:table-cell table:formula="of:=ROUND(([.$E$3]^([.B112]/([.$G$2]-1))-1)*[.$G$1]/([.$E$3]-1); 0)" office:value-type="float" office:value="76">
            <text:p>7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10">
            <text:p>110</text:p>
          </table:table-cell>
          <table:table-cell table:formula="of:=ROUND([.$C$3]*POWER([.$G$6];[.B113]);0)" office:value-type="float" office:value="20">
            <text:p>20</text:p>
          </table:table-cell>
          <table:table-cell table:formula="of:=ROUND(([.$E$3]^([.B113]/([.$G$2]-1))-1)*[.$G$1]/([.$E$3]-1); 0)" office:value-type="float" office:value="78">
            <text:p>7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11">
            <text:p>111</text:p>
          </table:table-cell>
          <table:table-cell table:formula="of:=ROUND([.$C$3]*POWER([.$G$6];[.B114]);0)" office:value-type="float" office:value="20">
            <text:p>20</text:p>
          </table:table-cell>
          <table:table-cell table:formula="of:=ROUND(([.$E$3]^([.B114]/([.$G$2]-1))-1)*[.$G$1]/([.$E$3]-1); 0)" office:value-type="float" office:value="79">
            <text:p>7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12">
            <text:p>112</text:p>
          </table:table-cell>
          <table:table-cell table:formula="of:=ROUND([.$C$3]*POWER([.$G$6];[.B115]);0)" office:value-type="float" office:value="21">
            <text:p>21</text:p>
          </table:table-cell>
          <table:table-cell table:formula="of:=ROUND(([.$E$3]^([.B115]/([.$G$2]-1))-1)*[.$G$1]/([.$E$3]-1); 0)" office:value-type="float" office:value="81">
            <text:p>8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13">
            <text:p>113</text:p>
          </table:table-cell>
          <table:table-cell table:formula="of:=ROUND([.$C$3]*POWER([.$G$6];[.B116]);0)" office:value-type="float" office:value="22">
            <text:p>22</text:p>
          </table:table-cell>
          <table:table-cell table:formula="of:=ROUND(([.$E$3]^([.B116]/([.$G$2]-1))-1)*[.$G$1]/([.$E$3]-1); 0)" office:value-type="float" office:value="83">
            <text:p>8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14">
            <text:p>114</text:p>
          </table:table-cell>
          <table:table-cell table:formula="of:=ROUND([.$C$3]*POWER([.$G$6];[.B117]);0)" office:value-type="float" office:value="22">
            <text:p>22</text:p>
          </table:table-cell>
          <table:table-cell table:formula="of:=ROUND(([.$E$3]^([.B117]/([.$G$2]-1))-1)*[.$G$1]/([.$E$3]-1); 0)" office:value-type="float" office:value="84">
            <text:p>8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15">
            <text:p>115</text:p>
          </table:table-cell>
          <table:table-cell table:formula="of:=ROUND([.$C$3]*POWER([.$G$6];[.B118]);0)" office:value-type="float" office:value="23">
            <text:p>23</text:p>
          </table:table-cell>
          <table:table-cell table:formula="of:=ROUND(([.$E$3]^([.B118]/([.$G$2]-1))-1)*[.$G$1]/([.$E$3]-1); 0)" office:value-type="float" office:value="86">
            <text:p>8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16">
            <text:p>116</text:p>
          </table:table-cell>
          <table:table-cell table:formula="of:=ROUND([.$C$3]*POWER([.$G$6];[.B119]);0)" office:value-type="float" office:value="23">
            <text:p>23</text:p>
          </table:table-cell>
          <table:table-cell table:formula="of:=ROUND(([.$E$3]^([.B119]/([.$G$2]-1))-1)*[.$G$1]/([.$E$3]-1); 0)" office:value-type="float" office:value="88">
            <text:p>8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17">
            <text:p>117</text:p>
          </table:table-cell>
          <table:table-cell table:formula="of:=ROUND([.$C$3]*POWER([.$G$6];[.B120]);0)" office:value-type="float" office:value="24">
            <text:p>24</text:p>
          </table:table-cell>
          <table:table-cell table:formula="of:=ROUND(([.$E$3]^([.B120]/([.$G$2]-1))-1)*[.$G$1]/([.$E$3]-1); 0)" office:value-type="float" office:value="89">
            <text:p>8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18">
            <text:p>118</text:p>
          </table:table-cell>
          <table:table-cell table:formula="of:=ROUND([.$C$3]*POWER([.$G$6];[.B121]);0)" office:value-type="float" office:value="25">
            <text:p>25</text:p>
          </table:table-cell>
          <table:table-cell table:formula="of:=ROUND(([.$E$3]^([.B121]/([.$G$2]-1))-1)*[.$G$1]/([.$E$3]-1); 0)" office:value-type="float" office:value="91">
            <text:p>9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19">
            <text:p>119</text:p>
          </table:table-cell>
          <table:table-cell table:formula="of:=ROUND([.$C$3]*POWER([.$G$6];[.B122]);0)" office:value-type="float" office:value="25">
            <text:p>25</text:p>
          </table:table-cell>
          <table:table-cell table:formula="of:=ROUND(([.$E$3]^([.B122]/([.$G$2]-1))-1)*[.$G$1]/([.$E$3]-1); 0)" office:value-type="float" office:value="93">
            <text:p>9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20">
            <text:p>120</text:p>
          </table:table-cell>
          <table:table-cell table:formula="of:=ROUND([.$C$3]*POWER([.$G$6];[.B123]);0)" office:value-type="float" office:value="26">
            <text:p>26</text:p>
          </table:table-cell>
          <table:table-cell table:formula="of:=ROUND(([.$E$3]^([.B123]/([.$G$2]-1))-1)*[.$G$1]/([.$E$3]-1); 0)" office:value-type="float" office:value="95">
            <text:p>9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21">
            <text:p>121</text:p>
          </table:table-cell>
          <table:table-cell table:formula="of:=ROUND([.$C$3]*POWER([.$G$6];[.B124]);0)" office:value-type="float" office:value="27">
            <text:p>27</text:p>
          </table:table-cell>
          <table:table-cell table:formula="of:=ROUND(([.$E$3]^([.B124]/([.$G$2]-1))-1)*[.$G$1]/([.$E$3]-1); 0)" office:value-type="float" office:value="96">
            <text:p>9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22">
            <text:p>122</text:p>
          </table:table-cell>
          <table:table-cell table:formula="of:=ROUND([.$C$3]*POWER([.$G$6];[.B125]);0)" office:value-type="float" office:value="28">
            <text:p>28</text:p>
          </table:table-cell>
          <table:table-cell table:formula="of:=ROUND(([.$E$3]^([.B125]/([.$G$2]-1))-1)*[.$G$1]/([.$E$3]-1); 0)" office:value-type="float" office:value="98">
            <text:p>9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23">
            <text:p>123</text:p>
          </table:table-cell>
          <table:table-cell table:formula="of:=ROUND([.$C$3]*POWER([.$G$6];[.B126]);0)" office:value-type="float" office:value="28">
            <text:p>28</text:p>
          </table:table-cell>
          <table:table-cell table:formula="of:=ROUND(([.$E$3]^([.B126]/([.$G$2]-1))-1)*[.$G$1]/([.$E$3]-1); 0)" office:value-type="float" office:value="100">
            <text:p>10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24">
            <text:p>124</text:p>
          </table:table-cell>
          <table:table-cell table:formula="of:=ROUND([.$C$3]*POWER([.$G$6];[.B127]);0)" office:value-type="float" office:value="29">
            <text:p>29</text:p>
          </table:table-cell>
          <table:table-cell table:formula="of:=ROUND(([.$E$3]^([.B127]/([.$G$2]-1))-1)*[.$G$1]/([.$E$3]-1); 0)" office:value-type="float" office:value="102">
            <text:p>1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25">
            <text:p>125</text:p>
          </table:table-cell>
          <table:table-cell table:formula="of:=ROUND([.$C$3]*POWER([.$G$6];[.B128]);0)" office:value-type="float" office:value="30">
            <text:p>30</text:p>
          </table:table-cell>
          <table:table-cell table:formula="of:=ROUND(([.$E$3]^([.B128]/([.$G$2]-1))-1)*[.$G$1]/([.$E$3]-1); 0)" office:value-type="float" office:value="104">
            <text:p>10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26">
            <text:p>126</text:p>
          </table:table-cell>
          <table:table-cell table:formula="of:=ROUND([.$C$3]*POWER([.$G$6];[.B129]);0)" office:value-type="float" office:value="31">
            <text:p>31</text:p>
          </table:table-cell>
          <table:table-cell table:formula="of:=ROUND(([.$E$3]^([.B129]/([.$G$2]-1))-1)*[.$G$1]/([.$E$3]-1); 0)" office:value-type="float" office:value="106">
            <text:p>10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27">
            <text:p>127</text:p>
          </table:table-cell>
          <table:table-cell table:formula="of:=ROUND([.$C$3]*POWER([.$G$6];[.B130]);0)" office:value-type="float" office:value="32">
            <text:p>32</text:p>
          </table:table-cell>
          <table:table-cell table:formula="of:=ROUND(([.$E$3]^([.B130]/([.$G$2]-1))-1)*[.$G$1]/([.$E$3]-1); 0)" office:value-type="float" office:value="108">
            <text:p>10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28">
            <text:p>128</text:p>
          </table:table-cell>
          <table:table-cell table:formula="of:=ROUND([.$C$3]*POWER([.$G$6];[.B131]);0)" office:value-type="float" office:value="32">
            <text:p>32</text:p>
          </table:table-cell>
          <table:table-cell table:formula="of:=ROUND(([.$E$3]^([.B131]/([.$G$2]-1))-1)*[.$G$1]/([.$E$3]-1); 0)" office:value-type="float" office:value="110">
            <text:p>11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29">
            <text:p>129</text:p>
          </table:table-cell>
          <table:table-cell table:formula="of:=ROUND([.$C$3]*POWER([.$G$6];[.B132]);0)" office:value-type="float" office:value="33">
            <text:p>33</text:p>
          </table:table-cell>
          <table:table-cell table:formula="of:=ROUND(([.$E$3]^([.B132]/([.$G$2]-1))-1)*[.$G$1]/([.$E$3]-1); 0)" office:value-type="float" office:value="112">
            <text:p>11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30">
            <text:p>130</text:p>
          </table:table-cell>
          <table:table-cell table:formula="of:=ROUND([.$C$3]*POWER([.$G$6];[.B133]);0)" office:value-type="float" office:value="34">
            <text:p>34</text:p>
          </table:table-cell>
          <table:table-cell table:formula="of:=ROUND(([.$E$3]^([.B133]/([.$G$2]-1))-1)*[.$G$1]/([.$E$3]-1); 0)" office:value-type="float" office:value="114">
            <text:p>11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31">
            <text:p>131</text:p>
          </table:table-cell>
          <table:table-cell table:formula="of:=ROUND([.$C$3]*POWER([.$G$6];[.B134]);0)" office:value-type="float" office:value="35">
            <text:p>35</text:p>
          </table:table-cell>
          <table:table-cell table:formula="of:=ROUND(([.$E$3]^([.B134]/([.$G$2]-1))-1)*[.$G$1]/([.$E$3]-1); 0)" office:value-type="float" office:value="117">
            <text:p>11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32">
            <text:p>132</text:p>
          </table:table-cell>
          <table:table-cell table:formula="of:=ROUND([.$C$3]*POWER([.$G$6];[.B135]);0)" office:value-type="float" office:value="36">
            <text:p>36</text:p>
          </table:table-cell>
          <table:table-cell table:formula="of:=ROUND(([.$E$3]^([.B135]/([.$G$2]-1))-1)*[.$G$1]/([.$E$3]-1); 0)" office:value-type="float" office:value="119">
            <text:p>11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33">
            <text:p>133</text:p>
          </table:table-cell>
          <table:table-cell table:formula="of:=ROUND([.$C$3]*POWER([.$G$6];[.B136]);0)" office:value-type="float" office:value="37">
            <text:p>37</text:p>
          </table:table-cell>
          <table:table-cell table:formula="of:=ROUND(([.$E$3]^([.B136]/([.$G$2]-1))-1)*[.$G$1]/([.$E$3]-1); 0)" office:value-type="float" office:value="121">
            <text:p>12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34">
            <text:p>134</text:p>
          </table:table-cell>
          <table:table-cell table:formula="of:=ROUND([.$C$3]*POWER([.$G$6];[.B137]);0)" office:value-type="float" office:value="38">
            <text:p>38</text:p>
          </table:table-cell>
          <table:table-cell table:formula="of:=ROUND(([.$E$3]^([.B137]/([.$G$2]-1))-1)*[.$G$1]/([.$E$3]-1); 0)" office:value-type="float" office:value="123">
            <text:p>12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35">
            <text:p>135</text:p>
          </table:table-cell>
          <table:table-cell table:formula="of:=ROUND([.$C$3]*POWER([.$G$6];[.B138]);0)" office:value-type="float" office:value="39">
            <text:p>39</text:p>
          </table:table-cell>
          <table:table-cell table:formula="of:=ROUND(([.$E$3]^([.B138]/([.$G$2]-1))-1)*[.$G$1]/([.$E$3]-1); 0)" office:value-type="float" office:value="126">
            <text:p>12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36">
            <text:p>136</text:p>
          </table:table-cell>
          <table:table-cell table:formula="of:=ROUND([.$C$3]*POWER([.$G$6];[.B139]);0)" office:value-type="float" office:value="40">
            <text:p>40</text:p>
          </table:table-cell>
          <table:table-cell table:formula="of:=ROUND(([.$E$3]^([.B139]/([.$G$2]-1))-1)*[.$G$1]/([.$E$3]-1); 0)" office:value-type="float" office:value="128">
            <text:p>12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37">
            <text:p>137</text:p>
          </table:table-cell>
          <table:table-cell table:formula="of:=ROUND([.$C$3]*POWER([.$G$6];[.B140]);0)" office:value-type="float" office:value="41">
            <text:p>41</text:p>
          </table:table-cell>
          <table:table-cell table:formula="of:=ROUND(([.$E$3]^([.B140]/([.$G$2]-1))-1)*[.$G$1]/([.$E$3]-1); 0)" office:value-type="float" office:value="130">
            <text:p>13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38">
            <text:p>138</text:p>
          </table:table-cell>
          <table:table-cell table:formula="of:=ROUND([.$C$3]*POWER([.$G$6];[.B141]);0)" office:value-type="float" office:value="43">
            <text:p>43</text:p>
          </table:table-cell>
          <table:table-cell table:formula="of:=ROUND(([.$E$3]^([.B141]/([.$G$2]-1))-1)*[.$G$1]/([.$E$3]-1); 0)" office:value-type="float" office:value="133">
            <text:p>13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39">
            <text:p>139</text:p>
          </table:table-cell>
          <table:table-cell table:formula="of:=ROUND([.$C$3]*POWER([.$G$6];[.B142]);0)" office:value-type="float" office:value="44">
            <text:p>44</text:p>
          </table:table-cell>
          <table:table-cell table:formula="of:=ROUND(([.$E$3]^([.B142]/([.$G$2]-1))-1)*[.$G$1]/([.$E$3]-1); 0)" office:value-type="float" office:value="135">
            <text:p>13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40">
            <text:p>140</text:p>
          </table:table-cell>
          <table:table-cell table:formula="of:=ROUND([.$C$3]*POWER([.$G$6];[.B143]);0)" office:value-type="float" office:value="45">
            <text:p>45</text:p>
          </table:table-cell>
          <table:table-cell table:formula="of:=ROUND(([.$E$3]^([.B143]/([.$G$2]-1))-1)*[.$G$1]/([.$E$3]-1); 0)" office:value-type="float" office:value="138">
            <text:p>13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41">
            <text:p>141</text:p>
          </table:table-cell>
          <table:table-cell table:formula="of:=ROUND([.$C$3]*POWER([.$G$6];[.B144]);0)" office:value-type="float" office:value="46">
            <text:p>46</text:p>
          </table:table-cell>
          <table:table-cell table:formula="of:=ROUND(([.$E$3]^([.B144]/([.$G$2]-1))-1)*[.$G$1]/([.$E$3]-1); 0)" office:value-type="float" office:value="141">
            <text:p>14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42">
            <text:p>142</text:p>
          </table:table-cell>
          <table:table-cell table:formula="of:=ROUND([.$C$3]*POWER([.$G$6];[.B145]);0)" office:value-type="float" office:value="47">
            <text:p>47</text:p>
          </table:table-cell>
          <table:table-cell table:formula="of:=ROUND(([.$E$3]^([.B145]/([.$G$2]-1))-1)*[.$G$1]/([.$E$3]-1); 0)" office:value-type="float" office:value="143">
            <text:p>14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43">
            <text:p>143</text:p>
          </table:table-cell>
          <table:table-cell table:formula="of:=ROUND([.$C$3]*POWER([.$G$6];[.B146]);0)" office:value-type="float" office:value="49">
            <text:p>49</text:p>
          </table:table-cell>
          <table:table-cell table:formula="of:=ROUND(([.$E$3]^([.B146]/([.$G$2]-1))-1)*[.$G$1]/([.$E$3]-1); 0)" office:value-type="float" office:value="146">
            <text:p>14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44">
            <text:p>144</text:p>
          </table:table-cell>
          <table:table-cell table:formula="of:=ROUND([.$C$3]*POWER([.$G$6];[.B147]);0)" office:value-type="float" office:value="50">
            <text:p>50</text:p>
          </table:table-cell>
          <table:table-cell table:formula="of:=ROUND(([.$E$3]^([.B147]/([.$G$2]-1))-1)*[.$G$1]/([.$E$3]-1); 0)" office:value-type="float" office:value="148">
            <text:p>14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45">
            <text:p>145</text:p>
          </table:table-cell>
          <table:table-cell table:formula="of:=ROUND([.$C$3]*POWER([.$G$6];[.B148]);0)" office:value-type="float" office:value="51">
            <text:p>51</text:p>
          </table:table-cell>
          <table:table-cell table:formula="of:=ROUND(([.$E$3]^([.B148]/([.$G$2]-1))-1)*[.$G$1]/([.$E$3]-1); 0)" office:value-type="float" office:value="151">
            <text:p>15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46">
            <text:p>146</text:p>
          </table:table-cell>
          <table:table-cell table:formula="of:=ROUND([.$C$3]*POWER([.$G$6];[.B149]);0)" office:value-type="float" office:value="53">
            <text:p>53</text:p>
          </table:table-cell>
          <table:table-cell table:formula="of:=ROUND(([.$E$3]^([.B149]/([.$G$2]-1))-1)*[.$G$1]/([.$E$3]-1); 0)" office:value-type="float" office:value="154">
            <text:p>15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47">
            <text:p>147</text:p>
          </table:table-cell>
          <table:table-cell table:formula="of:=ROUND([.$C$3]*POWER([.$G$6];[.B150]);0)" office:value-type="float" office:value="54">
            <text:p>54</text:p>
          </table:table-cell>
          <table:table-cell table:formula="of:=ROUND(([.$E$3]^([.B150]/([.$G$2]-1))-1)*[.$G$1]/([.$E$3]-1); 0)" office:value-type="float" office:value="157">
            <text:p>15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48">
            <text:p>148</text:p>
          </table:table-cell>
          <table:table-cell table:formula="of:=ROUND([.$C$3]*POWER([.$G$6];[.B151]);0)" office:value-type="float" office:value="56">
            <text:p>56</text:p>
          </table:table-cell>
          <table:table-cell table:formula="of:=ROUND(([.$E$3]^([.B151]/([.$G$2]-1))-1)*[.$G$1]/([.$E$3]-1); 0)" office:value-type="float" office:value="160">
            <text:p>16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49">
            <text:p>149</text:p>
          </table:table-cell>
          <table:table-cell table:formula="of:=ROUND([.$C$3]*POWER([.$G$6];[.B152]);0)" office:value-type="float" office:value="57">
            <text:p>57</text:p>
          </table:table-cell>
          <table:table-cell table:formula="of:=ROUND(([.$E$3]^([.B152]/([.$G$2]-1))-1)*[.$G$1]/([.$E$3]-1); 0)" office:value-type="float" office:value="163">
            <text:p>16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50">
            <text:p>150</text:p>
          </table:table-cell>
          <table:table-cell table:formula="of:=ROUND([.$C$3]*POWER([.$G$6];[.B153]);0)" office:value-type="float" office:value="59">
            <text:p>59</text:p>
          </table:table-cell>
          <table:table-cell table:formula="of:=ROUND(([.$E$3]^([.B153]/([.$G$2]-1))-1)*[.$G$1]/([.$E$3]-1); 0)" office:value-type="float" office:value="166">
            <text:p>16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51">
            <text:p>151</text:p>
          </table:table-cell>
          <table:table-cell table:formula="of:=ROUND([.$C$3]*POWER([.$G$6];[.B154]);0)" office:value-type="float" office:value="61">
            <text:p>61</text:p>
          </table:table-cell>
          <table:table-cell table:formula="of:=ROUND(([.$E$3]^([.B154]/([.$G$2]-1))-1)*[.$G$1]/([.$E$3]-1); 0)" office:value-type="float" office:value="169">
            <text:p>16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52">
            <text:p>152</text:p>
          </table:table-cell>
          <table:table-cell table:formula="of:=ROUND([.$C$3]*POWER([.$G$6];[.B155]);0)" office:value-type="float" office:value="62">
            <text:p>62</text:p>
          </table:table-cell>
          <table:table-cell table:formula="of:=ROUND(([.$E$3]^([.B155]/([.$G$2]-1))-1)*[.$G$1]/([.$E$3]-1); 0)" office:value-type="float" office:value="172">
            <text:p>17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53">
            <text:p>153</text:p>
          </table:table-cell>
          <table:table-cell table:formula="of:=ROUND([.$C$3]*POWER([.$G$6];[.B156]);0)" office:value-type="float" office:value="64">
            <text:p>64</text:p>
          </table:table-cell>
          <table:table-cell table:formula="of:=ROUND(([.$E$3]^([.B156]/([.$G$2]-1))-1)*[.$G$1]/([.$E$3]-1); 0)" office:value-type="float" office:value="175">
            <text:p>17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54">
            <text:p>154</text:p>
          </table:table-cell>
          <table:table-cell table:formula="of:=ROUND([.$C$3]*POWER([.$G$6];[.B157]);0)" office:value-type="float" office:value="66">
            <text:p>66</text:p>
          </table:table-cell>
          <table:table-cell table:formula="of:=ROUND(([.$E$3]^([.B157]/([.$G$2]-1))-1)*[.$G$1]/([.$E$3]-1); 0)" office:value-type="float" office:value="178">
            <text:p>17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55">
            <text:p>155</text:p>
          </table:table-cell>
          <table:table-cell table:formula="of:=ROUND([.$C$3]*POWER([.$G$6];[.B158]);0)" office:value-type="float" office:value="68">
            <text:p>68</text:p>
          </table:table-cell>
          <table:table-cell table:formula="of:=ROUND(([.$E$3]^([.B158]/([.$G$2]-1))-1)*[.$G$1]/([.$E$3]-1); 0)" office:value-type="float" office:value="181">
            <text:p>18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56">
            <text:p>156</text:p>
          </table:table-cell>
          <table:table-cell table:formula="of:=ROUND([.$C$3]*POWER([.$G$6];[.B159]);0)" office:value-type="float" office:value="69">
            <text:p>69</text:p>
          </table:table-cell>
          <table:table-cell table:formula="of:=ROUND(([.$E$3]^([.B159]/([.$G$2]-1))-1)*[.$G$1]/([.$E$3]-1); 0)" office:value-type="float" office:value="185">
            <text:p>18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57">
            <text:p>157</text:p>
          </table:table-cell>
          <table:table-cell table:formula="of:=ROUND([.$C$3]*POWER([.$G$6];[.B160]);0)" office:value-type="float" office:value="71">
            <text:p>71</text:p>
          </table:table-cell>
          <table:table-cell table:formula="of:=ROUND(([.$E$3]^([.B160]/([.$G$2]-1))-1)*[.$G$1]/([.$E$3]-1); 0)" office:value-type="float" office:value="188">
            <text:p>18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58">
            <text:p>158</text:p>
          </table:table-cell>
          <table:table-cell table:formula="of:=ROUND([.$C$3]*POWER([.$G$6];[.B161]);0)" office:value-type="float" office:value="73">
            <text:p>73</text:p>
          </table:table-cell>
          <table:table-cell table:formula="of:=ROUND(([.$E$3]^([.B161]/([.$G$2]-1))-1)*[.$G$1]/([.$E$3]-1); 0)" office:value-type="float" office:value="191">
            <text:p>19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59">
            <text:p>159</text:p>
          </table:table-cell>
          <table:table-cell table:formula="of:=ROUND([.$C$3]*POWER([.$G$6];[.B162]);0)" office:value-type="float" office:value="75">
            <text:p>75</text:p>
          </table:table-cell>
          <table:table-cell table:formula="of:=ROUND(([.$E$3]^([.B162]/([.$G$2]-1))-1)*[.$G$1]/([.$E$3]-1); 0)" office:value-type="float" office:value="195">
            <text:p>19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60">
            <text:p>160</text:p>
          </table:table-cell>
          <table:table-cell table:formula="of:=ROUND([.$C$3]*POWER([.$G$6];[.B163]);0)" office:value-type="float" office:value="77">
            <text:p>77</text:p>
          </table:table-cell>
          <table:table-cell table:formula="of:=ROUND(([.$E$3]^([.B163]/([.$G$2]-1))-1)*[.$G$1]/([.$E$3]-1); 0)" office:value-type="float" office:value="198">
            <text:p>19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61">
            <text:p>161</text:p>
          </table:table-cell>
          <table:table-cell table:formula="of:=ROUND([.$C$3]*POWER([.$G$6];[.B164]);0)" office:value-type="float" office:value="79">
            <text:p>79</text:p>
          </table:table-cell>
          <table:table-cell table:formula="of:=ROUND(([.$E$3]^([.B164]/([.$G$2]-1))-1)*[.$G$1]/([.$E$3]-1); 0)" office:value-type="float" office:value="202">
            <text:p>2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62">
            <text:p>162</text:p>
          </table:table-cell>
          <table:table-cell table:formula="of:=ROUND([.$C$3]*POWER([.$G$6];[.B165]);0)" office:value-type="float" office:value="82">
            <text:p>82</text:p>
          </table:table-cell>
          <table:table-cell table:formula="of:=ROUND(([.$E$3]^([.B165]/([.$G$2]-1))-1)*[.$G$1]/([.$E$3]-1); 0)" office:value-type="float" office:value="206">
            <text:p>20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63">
            <text:p>163</text:p>
          </table:table-cell>
          <table:table-cell table:formula="of:=ROUND([.$C$3]*POWER([.$G$6];[.B166]);0)" office:value-type="float" office:value="84">
            <text:p>84</text:p>
          </table:table-cell>
          <table:table-cell table:formula="of:=ROUND(([.$E$3]^([.B166]/([.$G$2]-1))-1)*[.$G$1]/([.$E$3]-1); 0)" office:value-type="float" office:value="209">
            <text:p>20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64">
            <text:p>164</text:p>
          </table:table-cell>
          <table:table-cell table:formula="of:=ROUND([.$C$3]*POWER([.$G$6];[.B167]);0)" office:value-type="float" office:value="86">
            <text:p>86</text:p>
          </table:table-cell>
          <table:table-cell table:formula="of:=ROUND(([.$E$3]^([.B167]/([.$G$2]-1))-1)*[.$G$1]/([.$E$3]-1); 0)" office:value-type="float" office:value="213">
            <text:p>21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65">
            <text:p>165</text:p>
          </table:table-cell>
          <table:table-cell table:formula="of:=ROUND([.$C$3]*POWER([.$G$6];[.B168]);0)" office:value-type="float" office:value="89">
            <text:p>89</text:p>
          </table:table-cell>
          <table:table-cell table:formula="of:=ROUND(([.$E$3]^([.B168]/([.$G$2]-1))-1)*[.$G$1]/([.$E$3]-1); 0)" office:value-type="float" office:value="217">
            <text:p>21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66">
            <text:p>166</text:p>
          </table:table-cell>
          <table:table-cell table:formula="of:=ROUND([.$C$3]*POWER([.$G$6];[.B169]);0)" office:value-type="float" office:value="91">
            <text:p>91</text:p>
          </table:table-cell>
          <table:table-cell table:formula="of:=ROUND(([.$E$3]^([.B169]/([.$G$2]-1))-1)*[.$G$1]/([.$E$3]-1); 0)" office:value-type="float" office:value="221">
            <text:p>22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67">
            <text:p>167</text:p>
          </table:table-cell>
          <table:table-cell table:formula="of:=ROUND([.$C$3]*POWER([.$G$6];[.B170]);0)" office:value-type="float" office:value="94">
            <text:p>94</text:p>
          </table:table-cell>
          <table:table-cell table:formula="of:=ROUND(([.$E$3]^([.B170]/([.$G$2]-1))-1)*[.$G$1]/([.$E$3]-1); 0)" office:value-type="float" office:value="225">
            <text:p>22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68">
            <text:p>168</text:p>
          </table:table-cell>
          <table:table-cell table:formula="of:=ROUND([.$C$3]*POWER([.$G$6];[.B171]);0)" office:value-type="float" office:value="96">
            <text:p>96</text:p>
          </table:table-cell>
          <table:table-cell table:formula="of:=ROUND(([.$E$3]^([.B171]/([.$G$2]-1))-1)*[.$G$1]/([.$E$3]-1); 0)" office:value-type="float" office:value="229">
            <text:p>22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69">
            <text:p>169</text:p>
          </table:table-cell>
          <table:table-cell table:formula="of:=ROUND([.$C$3]*POWER([.$G$6];[.B172]);0)" office:value-type="float" office:value="99">
            <text:p>99</text:p>
          </table:table-cell>
          <table:table-cell table:formula="of:=ROUND(([.$E$3]^([.B172]/([.$G$2]-1))-1)*[.$G$1]/([.$E$3]-1); 0)" office:value-type="float" office:value="233">
            <text:p>23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70">
            <text:p>170</text:p>
          </table:table-cell>
          <table:table-cell table:formula="of:=ROUND([.$C$3]*POWER([.$G$6];[.B173]);0)" office:value-type="float" office:value="102">
            <text:p>102</text:p>
          </table:table-cell>
          <table:table-cell table:formula="of:=ROUND(([.$E$3]^([.B173]/([.$G$2]-1))-1)*[.$G$1]/([.$E$3]-1); 0)" office:value-type="float" office:value="237">
            <text:p>23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71">
            <text:p>171</text:p>
          </table:table-cell>
          <table:table-cell table:formula="of:=ROUND([.$C$3]*POWER([.$G$6];[.B174]);0)" office:value-type="float" office:value="104">
            <text:p>104</text:p>
          </table:table-cell>
          <table:table-cell table:formula="of:=ROUND(([.$E$3]^([.B174]/([.$G$2]-1))-1)*[.$G$1]/([.$E$3]-1); 0)" office:value-type="float" office:value="241">
            <text:p>24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72">
            <text:p>172</text:p>
          </table:table-cell>
          <table:table-cell table:formula="of:=ROUND([.$C$3]*POWER([.$G$6];[.B175]);0)" office:value-type="float" office:value="107">
            <text:p>107</text:p>
          </table:table-cell>
          <table:table-cell table:formula="of:=ROUND(([.$E$3]^([.B175]/([.$G$2]-1))-1)*[.$G$1]/([.$E$3]-1); 0)" office:value-type="float" office:value="246">
            <text:p>24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73">
            <text:p>173</text:p>
          </table:table-cell>
          <table:table-cell table:formula="of:=ROUND([.$C$3]*POWER([.$G$6];[.B176]);0)" office:value-type="float" office:value="110">
            <text:p>110</text:p>
          </table:table-cell>
          <table:table-cell table:formula="of:=ROUND(([.$E$3]^([.B176]/([.$G$2]-1))-1)*[.$G$1]/([.$E$3]-1); 0)" office:value-type="float" office:value="250">
            <text:p>25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74">
            <text:p>174</text:p>
          </table:table-cell>
          <table:table-cell table:formula="of:=ROUND([.$C$3]*POWER([.$G$6];[.B177]);0)" office:value-type="float" office:value="113">
            <text:p>113</text:p>
          </table:table-cell>
          <table:table-cell table:formula="of:=ROUND(([.$E$3]^([.B177]/([.$G$2]-1))-1)*[.$G$1]/([.$E$3]-1); 0)" office:value-type="float" office:value="254">
            <text:p>25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75">
            <text:p>175</text:p>
          </table:table-cell>
          <table:table-cell table:formula="of:=ROUND([.$C$3]*POWER([.$G$6];[.B178]);0)" office:value-type="float" office:value="116">
            <text:p>116</text:p>
          </table:table-cell>
          <table:table-cell table:formula="of:=ROUND(([.$E$3]^([.B178]/([.$G$2]-1))-1)*[.$G$1]/([.$E$3]-1); 0)" office:value-type="float" office:value="259">
            <text:p>25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76">
            <text:p>176</text:p>
          </table:table-cell>
          <table:table-cell table:formula="of:=ROUND([.$C$3]*POWER([.$G$6];[.B179]);0)" office:value-type="float" office:value="120">
            <text:p>120</text:p>
          </table:table-cell>
          <table:table-cell table:formula="of:=ROUND(([.$E$3]^([.B179]/([.$G$2]-1))-1)*[.$G$1]/([.$E$3]-1); 0)" office:value-type="float" office:value="263">
            <text:p>26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77">
            <text:p>177</text:p>
          </table:table-cell>
          <table:table-cell table:formula="of:=ROUND([.$C$3]*POWER([.$G$6];[.B180]);0)" office:value-type="float" office:value="123">
            <text:p>123</text:p>
          </table:table-cell>
          <table:table-cell table:formula="of:=ROUND(([.$E$3]^([.B180]/([.$G$2]-1))-1)*[.$G$1]/([.$E$3]-1); 0)" office:value-type="float" office:value="268">
            <text:p>26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78">
            <text:p>178</text:p>
          </table:table-cell>
          <table:table-cell table:formula="of:=ROUND([.$C$3]*POWER([.$G$6];[.B181]);0)" office:value-type="float" office:value="126">
            <text:p>126</text:p>
          </table:table-cell>
          <table:table-cell table:formula="of:=ROUND(([.$E$3]^([.B181]/([.$G$2]-1))-1)*[.$G$1]/([.$E$3]-1); 0)" office:value-type="float" office:value="273">
            <text:p>27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79">
            <text:p>179</text:p>
          </table:table-cell>
          <table:table-cell table:formula="of:=ROUND([.$C$3]*POWER([.$G$6];[.B182]);0)" office:value-type="float" office:value="130">
            <text:p>130</text:p>
          </table:table-cell>
          <table:table-cell table:formula="of:=ROUND(([.$E$3]^([.B182]/([.$G$2]-1))-1)*[.$G$1]/([.$E$3]-1); 0)" office:value-type="float" office:value="278">
            <text:p>27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80">
            <text:p>180</text:p>
          </table:table-cell>
          <table:table-cell table:formula="of:=ROUND([.$C$3]*POWER([.$G$6];[.B183]);0)" office:value-type="float" office:value="133">
            <text:p>133</text:p>
          </table:table-cell>
          <table:table-cell table:formula="of:=ROUND(([.$E$3]^([.B183]/([.$G$2]-1))-1)*[.$G$1]/([.$E$3]-1); 0)" office:value-type="float" office:value="283">
            <text:p>28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81">
            <text:p>181</text:p>
          </table:table-cell>
          <table:table-cell table:formula="of:=ROUND([.$C$3]*POWER([.$G$6];[.B184]);0)" office:value-type="float" office:value="137">
            <text:p>137</text:p>
          </table:table-cell>
          <table:table-cell table:formula="of:=ROUND(([.$E$3]^([.B184]/([.$G$2]-1))-1)*[.$G$1]/([.$E$3]-1); 0)" office:value-type="float" office:value="288">
            <text:p>28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82">
            <text:p>182</text:p>
          </table:table-cell>
          <table:table-cell table:formula="of:=ROUND([.$C$3]*POWER([.$G$6];[.B185]);0)" office:value-type="float" office:value="141">
            <text:p>141</text:p>
          </table:table-cell>
          <table:table-cell table:formula="of:=ROUND(([.$E$3]^([.B185]/([.$G$2]-1))-1)*[.$G$1]/([.$E$3]-1); 0)" office:value-type="float" office:value="293">
            <text:p>29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83">
            <text:p>183</text:p>
          </table:table-cell>
          <table:table-cell table:formula="of:=ROUND([.$C$3]*POWER([.$G$6];[.B186]);0)" office:value-type="float" office:value="145">
            <text:p>145</text:p>
          </table:table-cell>
          <table:table-cell table:formula="of:=ROUND(([.$E$3]^([.B186]/([.$G$2]-1))-1)*[.$G$1]/([.$E$3]-1); 0)" office:value-type="float" office:value="298">
            <text:p>29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84">
            <text:p>184</text:p>
          </table:table-cell>
          <table:table-cell table:formula="of:=ROUND([.$C$3]*POWER([.$G$6];[.B187]);0)" office:value-type="float" office:value="149">
            <text:p>149</text:p>
          </table:table-cell>
          <table:table-cell table:formula="of:=ROUND(([.$E$3]^([.B187]/([.$G$2]-1))-1)*[.$G$1]/([.$E$3]-1); 0)" office:value-type="float" office:value="303">
            <text:p>30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85">
            <text:p>185</text:p>
          </table:table-cell>
          <table:table-cell table:formula="of:=ROUND([.$C$3]*POWER([.$G$6];[.B188]);0)" office:value-type="float" office:value="153">
            <text:p>153</text:p>
          </table:table-cell>
          <table:table-cell table:formula="of:=ROUND(([.$E$3]^([.B188]/([.$G$2]-1))-1)*[.$G$1]/([.$E$3]-1); 0)" office:value-type="float" office:value="308">
            <text:p>30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86">
            <text:p>186</text:p>
          </table:table-cell>
          <table:table-cell table:formula="of:=ROUND([.$C$3]*POWER([.$G$6];[.B189]);0)" office:value-type="float" office:value="157">
            <text:p>157</text:p>
          </table:table-cell>
          <table:table-cell table:formula="of:=ROUND(([.$E$3]^([.B189]/([.$G$2]-1))-1)*[.$G$1]/([.$E$3]-1); 0)" office:value-type="float" office:value="314">
            <text:p>31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87">
            <text:p>187</text:p>
          </table:table-cell>
          <table:table-cell table:formula="of:=ROUND([.$C$3]*POWER([.$G$6];[.B190]);0)" office:value-type="float" office:value="161">
            <text:p>161</text:p>
          </table:table-cell>
          <table:table-cell table:formula="of:=ROUND(([.$E$3]^([.B190]/([.$G$2]-1))-1)*[.$G$1]/([.$E$3]-1); 0)" office:value-type="float" office:value="319">
            <text:p>31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88">
            <text:p>188</text:p>
          </table:table-cell>
          <table:table-cell table:formula="of:=ROUND([.$C$3]*POWER([.$G$6];[.B191]);0)" office:value-type="float" office:value="166">
            <text:p>166</text:p>
          </table:table-cell>
          <table:table-cell table:formula="of:=ROUND(([.$E$3]^([.B191]/([.$G$2]-1))-1)*[.$G$1]/([.$E$3]-1); 0)" office:value-type="float" office:value="325">
            <text:p>32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89">
            <text:p>189</text:p>
          </table:table-cell>
          <table:table-cell table:formula="of:=ROUND([.$C$3]*POWER([.$G$6];[.B192]);0)" office:value-type="float" office:value="170">
            <text:p>170</text:p>
          </table:table-cell>
          <table:table-cell table:formula="of:=ROUND(([.$E$3]^([.B192]/([.$G$2]-1))-1)*[.$G$1]/([.$E$3]-1); 0)" office:value-type="float" office:value="331">
            <text:p>33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90">
            <text:p>190</text:p>
          </table:table-cell>
          <table:table-cell table:formula="of:=ROUND([.$C$3]*POWER([.$G$6];[.B193]);0)" office:value-type="float" office:value="175">
            <text:p>175</text:p>
          </table:table-cell>
          <table:table-cell table:formula="of:=ROUND(([.$E$3]^([.B193]/([.$G$2]-1))-1)*[.$G$1]/([.$E$3]-1); 0)" office:value-type="float" office:value="337">
            <text:p>33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91">
            <text:p>191</text:p>
          </table:table-cell>
          <table:table-cell table:formula="of:=ROUND([.$C$3]*POWER([.$G$6];[.B194]);0)" office:value-type="float" office:value="180">
            <text:p>180</text:p>
          </table:table-cell>
          <table:table-cell table:formula="of:=ROUND(([.$E$3]^([.B194]/([.$G$2]-1))-1)*[.$G$1]/([.$E$3]-1); 0)" office:value-type="float" office:value="342">
            <text:p>34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92">
            <text:p>192</text:p>
          </table:table-cell>
          <table:table-cell table:formula="of:=ROUND([.$C$3]*POWER([.$G$6];[.B195]);0)" office:value-type="float" office:value="185">
            <text:p>185</text:p>
          </table:table-cell>
          <table:table-cell table:formula="of:=ROUND(([.$E$3]^([.B195]/([.$G$2]-1))-1)*[.$G$1]/([.$E$3]-1); 0)" office:value-type="float" office:value="348">
            <text:p>34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93">
            <text:p>193</text:p>
          </table:table-cell>
          <table:table-cell table:formula="of:=ROUND([.$C$3]*POWER([.$G$6];[.B196]);0)" office:value-type="float" office:value="190">
            <text:p>190</text:p>
          </table:table-cell>
          <table:table-cell table:formula="of:=ROUND(([.$E$3]^([.B196]/([.$G$2]-1))-1)*[.$G$1]/([.$E$3]-1); 0)" office:value-type="float" office:value="355">
            <text:p>35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94">
            <text:p>194</text:p>
          </table:table-cell>
          <table:table-cell table:formula="of:=ROUND([.$C$3]*POWER([.$G$6];[.B197]);0)" office:value-type="float" office:value="195">
            <text:p>195</text:p>
          </table:table-cell>
          <table:table-cell table:formula="of:=ROUND(([.$E$3]^([.B197]/([.$G$2]-1))-1)*[.$G$1]/([.$E$3]-1); 0)" office:value-type="float" office:value="361">
            <text:p>36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95">
            <text:p>195</text:p>
          </table:table-cell>
          <table:table-cell table:formula="of:=ROUND([.$C$3]*POWER([.$G$6];[.B198]);0)" office:value-type="float" office:value="200">
            <text:p>200</text:p>
          </table:table-cell>
          <table:table-cell table:formula="of:=ROUND(([.$E$3]^([.B198]/([.$G$2]-1))-1)*[.$G$1]/([.$E$3]-1); 0)" office:value-type="float" office:value="367">
            <text:p>36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96">
            <text:p>196</text:p>
          </table:table-cell>
          <table:table-cell table:formula="of:=ROUND([.$C$3]*POWER([.$G$6];[.B199]);0)" office:value-type="float" office:value="206">
            <text:p>206</text:p>
          </table:table-cell>
          <table:table-cell table:formula="of:=ROUND(([.$E$3]^([.B199]/([.$G$2]-1))-1)*[.$G$1]/([.$E$3]-1); 0)" office:value-type="float" office:value="374">
            <text:p>37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97">
            <text:p>197</text:p>
          </table:table-cell>
          <table:table-cell table:formula="of:=ROUND([.$C$3]*POWER([.$G$6];[.B200]);0)" office:value-type="float" office:value="211">
            <text:p>211</text:p>
          </table:table-cell>
          <table:table-cell table:formula="of:=ROUND(([.$E$3]^([.B200]/([.$G$2]-1))-1)*[.$G$1]/([.$E$3]-1); 0)" office:value-type="float" office:value="380">
            <text:p>38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98">
            <text:p>198</text:p>
          </table:table-cell>
          <table:table-cell table:formula="of:=ROUND([.$C$3]*POWER([.$G$6];[.B201]);0)" office:value-type="float" office:value="217">
            <text:p>217</text:p>
          </table:table-cell>
          <table:table-cell table:formula="of:=ROUND(([.$E$3]^([.B201]/([.$G$2]-1))-1)*[.$G$1]/([.$E$3]-1); 0)" office:value-type="float" office:value="387">
            <text:p>38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99">
            <text:p>199</text:p>
          </table:table-cell>
          <table:table-cell table:formula="of:=ROUND([.$C$3]*POWER([.$G$6];[.B202]);0)" office:value-type="float" office:value="223">
            <text:p>223</text:p>
          </table:table-cell>
          <table:table-cell table:formula="of:=ROUND(([.$E$3]^([.B202]/([.$G$2]-1))-1)*[.$G$1]/([.$E$3]-1); 0)" office:value-type="float" office:value="393">
            <text:p>39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00">
            <text:p>200</text:p>
          </table:table-cell>
          <table:table-cell table:formula="of:=ROUND([.$C$3]*POWER([.$G$6];[.B203]);0)" office:value-type="float" office:value="229">
            <text:p>229</text:p>
          </table:table-cell>
          <table:table-cell table:formula="of:=ROUND(([.$E$3]^([.B203]/([.$G$2]-1))-1)*[.$G$1]/([.$E$3]-1); 0)" office:value-type="float" office:value="400">
            <text:p>40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01">
            <text:p>201</text:p>
          </table:table-cell>
          <table:table-cell table:formula="of:=ROUND([.$C$3]*POWER([.$G$6];[.B204]);0)" office:value-type="float" office:value="236">
            <text:p>236</text:p>
          </table:table-cell>
          <table:table-cell table:formula="of:=ROUND(([.$E$3]^([.B204]/([.$G$2]-1))-1)*[.$G$1]/([.$E$3]-1); 0)" office:value-type="float" office:value="407">
            <text:p>40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02">
            <text:p>202</text:p>
          </table:table-cell>
          <table:table-cell table:formula="of:=ROUND([.$C$3]*POWER([.$G$6];[.B205]);0)" office:value-type="float" office:value="242">
            <text:p>242</text:p>
          </table:table-cell>
          <table:table-cell table:formula="of:=ROUND(([.$E$3]^([.B205]/([.$G$2]-1))-1)*[.$G$1]/([.$E$3]-1); 0)" office:value-type="float" office:value="414">
            <text:p>41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03">
            <text:p>203</text:p>
          </table:table-cell>
          <table:table-cell table:formula="of:=ROUND([.$C$3]*POWER([.$G$6];[.B206]);0)" office:value-type="float" office:value="249">
            <text:p>249</text:p>
          </table:table-cell>
          <table:table-cell table:formula="of:=ROUND(([.$E$3]^([.B206]/([.$G$2]-1))-1)*[.$G$1]/([.$E$3]-1); 0)" office:value-type="float" office:value="422">
            <text:p>42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04">
            <text:p>204</text:p>
          </table:table-cell>
          <table:table-cell table:formula="of:=ROUND([.$C$3]*POWER([.$G$6];[.B207]);0)" office:value-type="float" office:value="256">
            <text:p>256</text:p>
          </table:table-cell>
          <table:table-cell table:formula="of:=ROUND(([.$E$3]^([.B207]/([.$G$2]-1))-1)*[.$G$1]/([.$E$3]-1); 0)" office:value-type="float" office:value="429">
            <text:p>42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05">
            <text:p>205</text:p>
          </table:table-cell>
          <table:table-cell table:formula="of:=ROUND([.$C$3]*POWER([.$G$6];[.B208]);0)" office:value-type="float" office:value="263">
            <text:p>263</text:p>
          </table:table-cell>
          <table:table-cell table:formula="of:=ROUND(([.$E$3]^([.B208]/([.$G$2]-1))-1)*[.$G$1]/([.$E$3]-1); 0)" office:value-type="float" office:value="436">
            <text:p>43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06">
            <text:p>206</text:p>
          </table:table-cell>
          <table:table-cell table:formula="of:=ROUND([.$C$3]*POWER([.$G$6];[.B209]);0)" office:value-type="float" office:value="270">
            <text:p>270</text:p>
          </table:table-cell>
          <table:table-cell table:formula="of:=ROUND(([.$E$3]^([.B209]/([.$G$2]-1))-1)*[.$G$1]/([.$E$3]-1); 0)" office:value-type="float" office:value="444">
            <text:p>44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07">
            <text:p>207</text:p>
          </table:table-cell>
          <table:table-cell table:formula="of:=ROUND([.$C$3]*POWER([.$G$6];[.B210]);0)" office:value-type="float" office:value="278">
            <text:p>278</text:p>
          </table:table-cell>
          <table:table-cell table:formula="of:=ROUND(([.$E$3]^([.B210]/([.$G$2]-1))-1)*[.$G$1]/([.$E$3]-1); 0)" office:value-type="float" office:value="452">
            <text:p>45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08">
            <text:p>208</text:p>
          </table:table-cell>
          <table:table-cell table:formula="of:=ROUND([.$C$3]*POWER([.$G$6];[.B211]);0)" office:value-type="float" office:value="285">
            <text:p>285</text:p>
          </table:table-cell>
          <table:table-cell table:formula="of:=ROUND(([.$E$3]^([.B211]/([.$G$2]-1))-1)*[.$G$1]/([.$E$3]-1); 0)" office:value-type="float" office:value="459">
            <text:p>45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09">
            <text:p>209</text:p>
          </table:table-cell>
          <table:table-cell table:formula="of:=ROUND([.$C$3]*POWER([.$G$6];[.B212]);0)" office:value-type="float" office:value="293">
            <text:p>293</text:p>
          </table:table-cell>
          <table:table-cell table:formula="of:=ROUND(([.$E$3]^([.B212]/([.$G$2]-1))-1)*[.$G$1]/([.$E$3]-1); 0)" office:value-type="float" office:value="467">
            <text:p>46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10">
            <text:p>210</text:p>
          </table:table-cell>
          <table:table-cell table:formula="of:=ROUND([.$C$3]*POWER([.$G$6];[.B213]);0)" office:value-type="float" office:value="301">
            <text:p>301</text:p>
          </table:table-cell>
          <table:table-cell table:formula="of:=ROUND(([.$E$3]^([.B213]/([.$G$2]-1))-1)*[.$G$1]/([.$E$3]-1); 0)" office:value-type="float" office:value="476">
            <text:p>47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11">
            <text:p>211</text:p>
          </table:table-cell>
          <table:table-cell table:formula="of:=ROUND([.$C$3]*POWER([.$G$6];[.B214]);0)" office:value-type="float" office:value="309">
            <text:p>309</text:p>
          </table:table-cell>
          <table:table-cell table:formula="of:=ROUND(([.$E$3]^([.B214]/([.$G$2]-1))-1)*[.$G$1]/([.$E$3]-1); 0)" office:value-type="float" office:value="484">
            <text:p>48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12">
            <text:p>212</text:p>
          </table:table-cell>
          <table:table-cell table:formula="of:=ROUND([.$C$3]*POWER([.$G$6];[.B215]);0)" office:value-type="float" office:value="318">
            <text:p>318</text:p>
          </table:table-cell>
          <table:table-cell table:formula="of:=ROUND(([.$E$3]^([.B215]/([.$G$2]-1))-1)*[.$G$1]/([.$E$3]-1); 0)" office:value-type="float" office:value="492">
            <text:p>49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13">
            <text:p>213</text:p>
          </table:table-cell>
          <table:table-cell table:formula="of:=ROUND([.$C$3]*POWER([.$G$6];[.B216]);0)" office:value-type="float" office:value="327">
            <text:p>327</text:p>
          </table:table-cell>
          <table:table-cell table:formula="of:=ROUND(([.$E$3]^([.B216]/([.$G$2]-1))-1)*[.$G$1]/([.$E$3]-1); 0)" office:value-type="float" office:value="501">
            <text:p>50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14">
            <text:p>214</text:p>
          </table:table-cell>
          <table:table-cell table:formula="of:=ROUND([.$C$3]*POWER([.$G$6];[.B217]);0)" office:value-type="float" office:value="336">
            <text:p>336</text:p>
          </table:table-cell>
          <table:table-cell table:formula="of:=ROUND(([.$E$3]^([.B217]/([.$G$2]-1))-1)*[.$G$1]/([.$E$3]-1); 0)" office:value-type="float" office:value="509">
            <text:p>50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15">
            <text:p>215</text:p>
          </table:table-cell>
          <table:table-cell table:formula="of:=ROUND([.$C$3]*POWER([.$G$6];[.B218]);0)" office:value-type="float" office:value="345">
            <text:p>345</text:p>
          </table:table-cell>
          <table:table-cell table:formula="of:=ROUND(([.$E$3]^([.B218]/([.$G$2]-1))-1)*[.$G$1]/([.$E$3]-1); 0)" office:value-type="float" office:value="518">
            <text:p>51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16">
            <text:p>216</text:p>
          </table:table-cell>
          <table:table-cell table:formula="of:=ROUND([.$C$3]*POWER([.$G$6];[.B219]);0)" office:value-type="float" office:value="354">
            <text:p>354</text:p>
          </table:table-cell>
          <table:table-cell table:formula="of:=ROUND(([.$E$3]^([.B219]/([.$G$2]-1))-1)*[.$G$1]/([.$E$3]-1); 0)" office:value-type="float" office:value="527">
            <text:p>52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17">
            <text:p>217</text:p>
          </table:table-cell>
          <table:table-cell table:formula="of:=ROUND([.$C$3]*POWER([.$G$6];[.B220]);0)" office:value-type="float" office:value="364">
            <text:p>364</text:p>
          </table:table-cell>
          <table:table-cell table:formula="of:=ROUND(([.$E$3]^([.B220]/([.$G$2]-1))-1)*[.$G$1]/([.$E$3]-1); 0)" office:value-type="float" office:value="536">
            <text:p>53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18">
            <text:p>218</text:p>
          </table:table-cell>
          <table:table-cell table:formula="of:=ROUND([.$C$3]*POWER([.$G$6];[.B221]);0)" office:value-type="float" office:value="374">
            <text:p>374</text:p>
          </table:table-cell>
          <table:table-cell table:formula="of:=ROUND(([.$E$3]^([.B221]/([.$G$2]-1))-1)*[.$G$1]/([.$E$3]-1); 0)" office:value-type="float" office:value="545">
            <text:p>54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19">
            <text:p>219</text:p>
          </table:table-cell>
          <table:table-cell table:formula="of:=ROUND([.$C$3]*POWER([.$G$6];[.B222]);0)" office:value-type="float" office:value="385">
            <text:p>385</text:p>
          </table:table-cell>
          <table:table-cell table:formula="of:=ROUND(([.$E$3]^([.B222]/([.$G$2]-1))-1)*[.$G$1]/([.$E$3]-1); 0)" office:value-type="float" office:value="555">
            <text:p>55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20">
            <text:p>220</text:p>
          </table:table-cell>
          <table:table-cell table:formula="of:=ROUND([.$C$3]*POWER([.$G$6];[.B223]);0)" office:value-type="float" office:value="395">
            <text:p>395</text:p>
          </table:table-cell>
          <table:table-cell table:formula="of:=ROUND(([.$E$3]^([.B223]/([.$G$2]-1))-1)*[.$G$1]/([.$E$3]-1); 0)" office:value-type="float" office:value="564">
            <text:p>56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21">
            <text:p>221</text:p>
          </table:table-cell>
          <table:table-cell table:formula="of:=ROUND([.$C$3]*POWER([.$G$6];[.B224]);0)" office:value-type="float" office:value="406">
            <text:p>406</text:p>
          </table:table-cell>
          <table:table-cell table:formula="of:=ROUND(([.$E$3]^([.B224]/([.$G$2]-1))-1)*[.$G$1]/([.$E$3]-1); 0)" office:value-type="float" office:value="574">
            <text:p>57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22">
            <text:p>222</text:p>
          </table:table-cell>
          <table:table-cell table:formula="of:=ROUND([.$C$3]*POWER([.$G$6];[.B225]);0)" office:value-type="float" office:value="417">
            <text:p>417</text:p>
          </table:table-cell>
          <table:table-cell table:formula="of:=ROUND(([.$E$3]^([.B225]/([.$G$2]-1))-1)*[.$G$1]/([.$E$3]-1); 0)" office:value-type="float" office:value="584">
            <text:p>58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23">
            <text:p>223</text:p>
          </table:table-cell>
          <table:table-cell table:formula="of:=ROUND([.$C$3]*POWER([.$G$6];[.B226]);0)" office:value-type="float" office:value="429">
            <text:p>429</text:p>
          </table:table-cell>
          <table:table-cell table:formula="of:=ROUND(([.$E$3]^([.B226]/([.$G$2]-1))-1)*[.$G$1]/([.$E$3]-1); 0)" office:value-type="float" office:value="594">
            <text:p>59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24">
            <text:p>224</text:p>
          </table:table-cell>
          <table:table-cell table:formula="of:=ROUND([.$C$3]*POWER([.$G$6];[.B227]);0)" office:value-type="float" office:value="441">
            <text:p>441</text:p>
          </table:table-cell>
          <table:table-cell table:formula="of:=ROUND(([.$E$3]^([.B227]/([.$G$2]-1))-1)*[.$G$1]/([.$E$3]-1); 0)" office:value-type="float" office:value="604">
            <text:p>60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25">
            <text:p>225</text:p>
          </table:table-cell>
          <table:table-cell table:formula="of:=ROUND([.$C$3]*POWER([.$G$6];[.B228]);0)" office:value-type="float" office:value="453">
            <text:p>453</text:p>
          </table:table-cell>
          <table:table-cell table:formula="of:=ROUND(([.$E$3]^([.B228]/([.$G$2]-1))-1)*[.$G$1]/([.$E$3]-1); 0)" office:value-type="float" office:value="615">
            <text:p>61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26">
            <text:p>226</text:p>
          </table:table-cell>
          <table:table-cell table:formula="of:=ROUND([.$C$3]*POWER([.$G$6];[.B229]);0)" office:value-type="float" office:value="465">
            <text:p>465</text:p>
          </table:table-cell>
          <table:table-cell table:formula="of:=ROUND(([.$E$3]^([.B229]/([.$G$2]-1))-1)*[.$G$1]/([.$E$3]-1); 0)" office:value-type="float" office:value="625">
            <text:p>62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27">
            <text:p>227</text:p>
          </table:table-cell>
          <table:table-cell table:formula="of:=ROUND([.$C$3]*POWER([.$G$6];[.B230]);0)" office:value-type="float" office:value="478">
            <text:p>478</text:p>
          </table:table-cell>
          <table:table-cell table:formula="of:=ROUND(([.$E$3]^([.B230]/([.$G$2]-1))-1)*[.$G$1]/([.$E$3]-1); 0)" office:value-type="float" office:value="636">
            <text:p>63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28">
            <text:p>228</text:p>
          </table:table-cell>
          <table:table-cell table:formula="of:=ROUND([.$C$3]*POWER([.$G$6];[.B231]);0)" office:value-type="float" office:value="491">
            <text:p>491</text:p>
          </table:table-cell>
          <table:table-cell table:formula="of:=ROUND(([.$E$3]^([.B231]/([.$G$2]-1))-1)*[.$G$1]/([.$E$3]-1); 0)" office:value-type="float" office:value="647">
            <text:p>64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29">
            <text:p>229</text:p>
          </table:table-cell>
          <table:table-cell table:formula="of:=ROUND([.$C$3]*POWER([.$G$6];[.B232]);0)" office:value-type="float" office:value="505">
            <text:p>505</text:p>
          </table:table-cell>
          <table:table-cell table:formula="of:=ROUND(([.$E$3]^([.B232]/([.$G$2]-1))-1)*[.$G$1]/([.$E$3]-1); 0)" office:value-type="float" office:value="658">
            <text:p>65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30">
            <text:p>230</text:p>
          </table:table-cell>
          <table:table-cell table:formula="of:=ROUND([.$C$3]*POWER([.$G$6];[.B233]);0)" office:value-type="float" office:value="519">
            <text:p>519</text:p>
          </table:table-cell>
          <table:table-cell table:formula="of:=ROUND(([.$E$3]^([.B233]/([.$G$2]-1))-1)*[.$G$1]/([.$E$3]-1); 0)" office:value-type="float" office:value="669">
            <text:p>66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31">
            <text:p>231</text:p>
          </table:table-cell>
          <table:table-cell table:formula="of:=ROUND([.$C$3]*POWER([.$G$6];[.B234]);0)" office:value-type="float" office:value="533">
            <text:p>533</text:p>
          </table:table-cell>
          <table:table-cell table:formula="of:=ROUND(([.$E$3]^([.B234]/([.$G$2]-1))-1)*[.$G$1]/([.$E$3]-1); 0)" office:value-type="float" office:value="681">
            <text:p>68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32">
            <text:p>232</text:p>
          </table:table-cell>
          <table:table-cell table:formula="of:=ROUND([.$C$3]*POWER([.$G$6];[.B235]);0)" office:value-type="float" office:value="548">
            <text:p>548</text:p>
          </table:table-cell>
          <table:table-cell table:formula="of:=ROUND(([.$E$3]^([.B235]/([.$G$2]-1))-1)*[.$G$1]/([.$E$3]-1); 0)" office:value-type="float" office:value="693">
            <text:p>69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33">
            <text:p>233</text:p>
          </table:table-cell>
          <table:table-cell table:formula="of:=ROUND([.$C$3]*POWER([.$G$6];[.B236]);0)" office:value-type="float" office:value="563">
            <text:p>563</text:p>
          </table:table-cell>
          <table:table-cell table:formula="of:=ROUND(([.$E$3]^([.B236]/([.$G$2]-1))-1)*[.$G$1]/([.$E$3]-1); 0)" office:value-type="float" office:value="705">
            <text:p>70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34">
            <text:p>234</text:p>
          </table:table-cell>
          <table:table-cell table:formula="of:=ROUND([.$C$3]*POWER([.$G$6];[.B237]);0)" office:value-type="float" office:value="578">
            <text:p>578</text:p>
          </table:table-cell>
          <table:table-cell table:formula="of:=ROUND(([.$E$3]^([.B237]/([.$G$2]-1))-1)*[.$G$1]/([.$E$3]-1); 0)" office:value-type="float" office:value="717">
            <text:p>71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35">
            <text:p>235</text:p>
          </table:table-cell>
          <table:table-cell table:formula="of:=ROUND([.$C$3]*POWER([.$G$6];[.B238]);0)" office:value-type="float" office:value="594">
            <text:p>594</text:p>
          </table:table-cell>
          <table:table-cell table:formula="of:=ROUND(([.$E$3]^([.B238]/([.$G$2]-1))-1)*[.$G$1]/([.$E$3]-1); 0)" office:value-type="float" office:value="729">
            <text:p>72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36">
            <text:p>236</text:p>
          </table:table-cell>
          <table:table-cell table:formula="of:=ROUND([.$C$3]*POWER([.$G$6];[.B239]);0)" office:value-type="float" office:value="610">
            <text:p>610</text:p>
          </table:table-cell>
          <table:table-cell table:formula="of:=ROUND(([.$E$3]^([.B239]/([.$G$2]-1))-1)*[.$G$1]/([.$E$3]-1); 0)" office:value-type="float" office:value="741">
            <text:p>74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37">
            <text:p>237</text:p>
          </table:table-cell>
          <table:table-cell table:formula="of:=ROUND([.$C$3]*POWER([.$G$6];[.B240]);0)" office:value-type="float" office:value="627">
            <text:p>627</text:p>
          </table:table-cell>
          <table:table-cell table:formula="of:=ROUND(([.$E$3]^([.B240]/([.$G$2]-1))-1)*[.$G$1]/([.$E$3]-1); 0)" office:value-type="float" office:value="754">
            <text:p>75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38">
            <text:p>238</text:p>
          </table:table-cell>
          <table:table-cell table:formula="of:=ROUND([.$C$3]*POWER([.$G$6];[.B241]);0)" office:value-type="float" office:value="644">
            <text:p>644</text:p>
          </table:table-cell>
          <table:table-cell table:formula="of:=ROUND(([.$E$3]^([.B241]/([.$G$2]-1))-1)*[.$G$1]/([.$E$3]-1); 0)" office:value-type="float" office:value="767">
            <text:p>76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39">
            <text:p>239</text:p>
          </table:table-cell>
          <table:table-cell table:formula="of:=ROUND([.$C$3]*POWER([.$G$6];[.B242]);0)" office:value-type="float" office:value="662">
            <text:p>662</text:p>
          </table:table-cell>
          <table:table-cell table:formula="of:=ROUND(([.$E$3]^([.B242]/([.$G$2]-1))-1)*[.$G$1]/([.$E$3]-1); 0)" office:value-type="float" office:value="780">
            <text:p>78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40">
            <text:p>240</text:p>
          </table:table-cell>
          <table:table-cell table:formula="of:=ROUND([.$C$3]*POWER([.$G$6];[.B243]);0)" office:value-type="float" office:value="680">
            <text:p>680</text:p>
          </table:table-cell>
          <table:table-cell table:formula="of:=ROUND(([.$E$3]^([.B243]/([.$G$2]-1))-1)*[.$G$1]/([.$E$3]-1); 0)" office:value-type="float" office:value="794">
            <text:p>79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41">
            <text:p>241</text:p>
          </table:table-cell>
          <table:table-cell table:formula="of:=ROUND([.$C$3]*POWER([.$G$6];[.B244]);0)" office:value-type="float" office:value="699">
            <text:p>699</text:p>
          </table:table-cell>
          <table:table-cell table:formula="of:=ROUND(([.$E$3]^([.B244]/([.$G$2]-1))-1)*[.$G$1]/([.$E$3]-1); 0)" office:value-type="float" office:value="807">
            <text:p>80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42">
            <text:p>242</text:p>
          </table:table-cell>
          <table:table-cell table:formula="of:=ROUND([.$C$3]*POWER([.$G$6];[.B245]);0)" office:value-type="float" office:value="719">
            <text:p>719</text:p>
          </table:table-cell>
          <table:table-cell table:formula="of:=ROUND(([.$E$3]^([.B245]/([.$G$2]-1))-1)*[.$G$1]/([.$E$3]-1); 0)" office:value-type="float" office:value="821">
            <text:p>82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43">
            <text:p>243</text:p>
          </table:table-cell>
          <table:table-cell table:formula="of:=ROUND([.$C$3]*POWER([.$G$6];[.B246]);0)" office:value-type="float" office:value="738">
            <text:p>738</text:p>
          </table:table-cell>
          <table:table-cell table:formula="of:=ROUND(([.$E$3]^([.B246]/([.$G$2]-1))-1)*[.$G$1]/([.$E$3]-1); 0)" office:value-type="float" office:value="835">
            <text:p>83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44">
            <text:p>244</text:p>
          </table:table-cell>
          <table:table-cell table:formula="of:=ROUND([.$C$3]*POWER([.$G$6];[.B247]);0)" office:value-type="float" office:value="759">
            <text:p>759</text:p>
          </table:table-cell>
          <table:table-cell table:formula="of:=ROUND(([.$E$3]^([.B247]/([.$G$2]-1))-1)*[.$G$1]/([.$E$3]-1); 0)" office:value-type="float" office:value="849">
            <text:p>84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45">
            <text:p>245</text:p>
          </table:table-cell>
          <table:table-cell table:formula="of:=ROUND([.$C$3]*POWER([.$G$6];[.B248]);0)" office:value-type="float" office:value="780">
            <text:p>780</text:p>
          </table:table-cell>
          <table:table-cell table:formula="of:=ROUND(([.$E$3]^([.B248]/([.$G$2]-1))-1)*[.$G$1]/([.$E$3]-1); 0)" office:value-type="float" office:value="864">
            <text:p>86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46">
            <text:p>246</text:p>
          </table:table-cell>
          <table:table-cell table:formula="of:=ROUND([.$C$3]*POWER([.$G$6];[.B249]);0)" office:value-type="float" office:value="801">
            <text:p>801</text:p>
          </table:table-cell>
          <table:table-cell table:formula="of:=ROUND(([.$E$3]^([.B249]/([.$G$2]-1))-1)*[.$G$1]/([.$E$3]-1); 0)" office:value-type="float" office:value="878">
            <text:p>87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47">
            <text:p>247</text:p>
          </table:table-cell>
          <table:table-cell table:formula="of:=ROUND([.$C$3]*POWER([.$G$6];[.B250]);0)" office:value-type="float" office:value="823">
            <text:p>823</text:p>
          </table:table-cell>
          <table:table-cell table:formula="of:=ROUND(([.$E$3]^([.B250]/([.$G$2]-1))-1)*[.$G$1]/([.$E$3]-1); 0)" office:value-type="float" office:value="893">
            <text:p>89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48">
            <text:p>248</text:p>
          </table:table-cell>
          <table:table-cell table:formula="of:=ROUND([.$C$3]*POWER([.$G$6];[.B251]);0)" office:value-type="float" office:value="846">
            <text:p>846</text:p>
          </table:table-cell>
          <table:table-cell table:formula="of:=ROUND(([.$E$3]^([.B251]/([.$G$2]-1))-1)*[.$G$1]/([.$E$3]-1); 0)" office:value-type="float" office:value="909">
            <text:p>90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49">
            <text:p>249</text:p>
          </table:table-cell>
          <table:table-cell table:formula="of:=ROUND([.$C$3]*POWER([.$G$6];[.B252]);0)" office:value-type="float" office:value="869">
            <text:p>869</text:p>
          </table:table-cell>
          <table:table-cell table:formula="of:=ROUND(([.$E$3]^([.B252]/([.$G$2]-1))-1)*[.$G$1]/([.$E$3]-1); 0)" office:value-type="float" office:value="924">
            <text:p>92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50">
            <text:p>250</text:p>
          </table:table-cell>
          <table:table-cell table:formula="of:=ROUND([.$C$3]*POWER([.$G$6];[.B253]);0)" office:value-type="float" office:value="893">
            <text:p>893</text:p>
          </table:table-cell>
          <table:table-cell table:formula="of:=ROUND(([.$E$3]^([.B253]/([.$G$2]-1))-1)*[.$G$1]/([.$E$3]-1); 0)" office:value-type="float" office:value="940">
            <text:p>94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51">
            <text:p>251</text:p>
          </table:table-cell>
          <table:table-cell table:formula="of:=ROUND([.$C$3]*POWER([.$G$6];[.B254]);0)" office:value-type="float" office:value="918">
            <text:p>918</text:p>
          </table:table-cell>
          <table:table-cell table:formula="of:=ROUND(([.$E$3]^([.B254]/([.$G$2]-1))-1)*[.$G$1]/([.$E$3]-1); 0)" office:value-type="float" office:value="956">
            <text:p>95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52">
            <text:p>252</text:p>
          </table:table-cell>
          <table:table-cell table:formula="of:=ROUND([.$C$3]*POWER([.$G$6];[.B255]);0)" office:value-type="float" office:value="943">
            <text:p>943</text:p>
          </table:table-cell>
          <table:table-cell table:formula="of:=ROUND(([.$E$3]^([.B255]/([.$G$2]-1))-1)*[.$G$1]/([.$E$3]-1); 0)" office:value-type="float" office:value="972">
            <text:p>97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53">
            <text:p>253</text:p>
          </table:table-cell>
          <table:table-cell table:formula="of:=ROUND([.$C$3]*POWER([.$G$6];[.B256]);0)" office:value-type="float" office:value="969">
            <text:p>969</text:p>
          </table:table-cell>
          <table:table-cell table:formula="of:=ROUND(([.$E$3]^([.B256]/([.$G$2]-1))-1)*[.$G$1]/([.$E$3]-1); 0)" office:value-type="float" office:value="989">
            <text:p>98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54">
            <text:p>254</text:p>
          </table:table-cell>
          <table:table-cell table:formula="of:=ROUND([.$C$3]*POWER([.$G$6];[.B257]);0)" office:value-type="float" office:value="996">
            <text:p>996</text:p>
          </table:table-cell>
          <table:table-cell table:formula="of:=ROUND(([.$E$3]^([.B257]/([.$G$2]-1))-1)*[.$G$1]/([.$E$3]-1); 0)" office:value-type="float" office:value="1006">
            <text:p>100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55">
            <text:p>255</text:p>
          </table:table-cell>
          <table:table-cell table:formula="of:=ROUND([.$C$3]*POWER([.$G$6];[.B258]);0)" office:value-type="float" office:value="1023">
            <text:p>1023</text:p>
          </table:table-cell>
          <table:table-cell table:formula="of:=ROUND(([.$E$3]^([.B258]/([.$G$2]-1))-1)*[.$G$1]/([.$E$3]-1); 0)" office:value-type="float" office:value="1023">
            <text:p>1023</text:p>
          </table:table-cell>
          <table:table-cell table:number-columns-repeated="1020"/>
        </table:table-row>
        <table:table-row table:style-name="ro1" table:number-rows-repeated="10483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1_2" table:style-name="ta1">
        <office:forms form:automatic-focus="false" form:apply-design-mode="false"/>
        <table:shapes>
          <draw:frame draw:z-index="0" draw:name="Chart 1" draw:style-name="gr1" svg:width="7.239in" svg:height="4.6043in" svg:x="4.1043in" svg:y="1.698in">
            <draw:object draw:notify-on-update-of-ranges="Tabelle1_2.C3:Tabelle1_2.C258 Tabelle1_2.D3:Tabelle1_2.D25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2"/>
        <table:table-column table:style-name="co1" table:number-columns-repeated="1021" table:default-cell-style-name="Default"/>
        <table:table-row table:style-name="ro1">
          <table:table-cell table:number-columns-repeated="5"/>
          <table:table-cell table:style-name="ce4" office:value-type="string">
            <text:p>MAX PWM</text:p>
          </table:table-cell>
          <table:table-cell table:style-name="ce3" office:value-type="float" office:value="255">
            <text:p>255</text:p>
          </table:table-cell>
          <table:table-cell table:number-columns-repeated="1017"/>
        </table:table-row>
        <table:table-row table:style-name="ro2">
          <table:table-cell/>
          <table:table-cell table:style-name="ce1" office:value-type="string">
            <text:p>Index</text:p>
          </table:table-cell>
          <table:table-cell table:style-name="ce1" office:value-type="string">
            <text:p>PWM</text:p>
          </table:table-cell>
          <table:table-cell table:number-columns-repeated="2"/>
          <table:table-cell table:style-name="ce4" office:value-type="string">
            <text:p>Steps</text:p>
          </table:table-cell>
          <table:table-cell table:style-name="ce3" office:value-type="float" office:value="65">
            <text:p>65</text:p>
          </table:table-cell>
          <table:table-cell table:number-columns-repeated="2"/>
          <table:table-cell table:style-name="ce3"/>
          <table:table-cell table:style-name="ce2" office:value-type="string">
            <text:p>Wunschwerte eintragen</text:p>
          </table:table-cell>
          <table:table-cell table:number-columns-repeated="1013"/>
        </table:table-row>
        <table:table-row table:style-name="ro2">
          <table:table-cell/>
          <table:table-cell table:style-name="ce2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formula="of:=ROUND(([.$E$3]^([.B3]/([.$G$2]-1))-1)*[.$G$1]/([.$E$3]-1); 0)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4"/>
          <table:table-cell table:style-name="ce5"/>
          <table:table-cell table:style-name="ce2" office:value-type="string">
            <text:p>Zwischenergebnis</text:p>
          </table:table-cell>
          <table:table-cell table:number-columns-repeated="1013"/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formula="of:=ROUND([.$C$3]*POWER([.$G$6];[.B4]);0)" office:value-type="float" office:value="1">
            <text:p>1</text:p>
          </table:table-cell>
          <table:table-cell table:formula="of:=ROUND(([.$E$3]^([.B4]/([.$G$2]-1))-1)*[.$G$1]/([.$E$3]-1); 0)" office:value-type="float" office:value="0">
            <text:p>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formula="of:=ROUND([.$C$3]*POWER([.$G$6];[.B5]);0)" office:value-type="float" office:value="1">
            <text:p>1</text:p>
          </table:table-cell>
          <table:table-cell table:formula="of:=ROUND(([.$E$3]^([.B5]/([.$G$2]-1))-1)*[.$G$1]/([.$E$3]-1); 0)"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3">
            <text:p>3</text:p>
          </table:table-cell>
          <table:table-cell table:formula="of:=ROUND([.$C$3]*POWER([.$G$6];[.B6]);0)" office:value-type="float" office:value="1">
            <text:p>1</text:p>
          </table:table-cell>
          <table:table-cell table:formula="of:=ROUND(([.$E$3]^([.B6]/([.$G$2]-1))-1)*[.$G$1]/([.$E$3]-1); 0)" office:value-type="float" office:value="1">
            <text:p>1</text:p>
          </table:table-cell>
          <table:table-cell/>
          <table:table-cell table:style-name="ce4" office:value-type="string">
            <text:p>Factor</text:p>
          </table:table-cell>
          <table:table-cell table:style-name="ce5" table:formula="of:=POWER([.G1]/[.C3];1/([.G2]-1))" office:value-type="float" office:value="1.09044104505637">
            <text:p>1.0904410451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float" office:value="4">
            <text:p>4</text:p>
          </table:table-cell>
          <table:table-cell table:formula="of:=ROUND([.$C$3]*POWER([.$G$6];[.B7]);0)" office:value-type="float" office:value="1">
            <text:p>1</text:p>
          </table:table-cell>
          <table:table-cell table:formula="of:=ROUND(([.$E$3]^([.B7]/([.$G$2]-1))-1)*[.$G$1]/([.$E$3]-1); 0)" office:value-type="float" office:value="1">
            <text:p>1</text:p>
          </table:table-cell>
          <table:table-cell/>
          <table:table-cell table:style-name="ce4" office:value-type="string">
            <text:p>PWM[Index] = PWM[0]*Factor^(Index+1)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float" office:value="5">
            <text:p>5</text:p>
          </table:table-cell>
          <table:table-cell table:formula="of:=ROUND([.$C$3]*POWER([.$G$6];[.B8]);0)" office:value-type="float" office:value="2">
            <text:p>2</text:p>
          </table:table-cell>
          <table:table-cell table:formula="of:=ROUND(([.$E$3]^([.B8]/([.$G$2]-1))-1)*[.$G$1]/([.$E$3]-1); 0)"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6">
            <text:p>6</text:p>
          </table:table-cell>
          <table:table-cell table:formula="of:=ROUND([.$C$3]*POWER([.$G$6];[.B9]);0)" office:value-type="float" office:value="2">
            <text:p>2</text:p>
          </table:table-cell>
          <table:table-cell table:formula="of:=ROUND(([.$E$3]^([.B9]/([.$G$2]-1))-1)*[.$G$1]/([.$E$3]-1); 0)" office:value-type="float" office:value="2">
            <text:p>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7">
            <text:p>7</text:p>
          </table:table-cell>
          <table:table-cell table:formula="of:=ROUND([.$C$3]*POWER([.$G$6];[.B10]);0)" office:value-type="float" office:value="2">
            <text:p>2</text:p>
          </table:table-cell>
          <table:table-cell table:formula="of:=ROUND(([.$E$3]^([.B10]/([.$G$2]-1))-1)*[.$G$1]/([.$E$3]-1); 0)" office:value-type="float" office:value="2">
            <text:p>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8">
            <text:p>8</text:p>
          </table:table-cell>
          <table:table-cell table:formula="of:=ROUND([.$C$3]*POWER([.$G$6];[.B11]);0)" office:value-type="float" office:value="2">
            <text:p>2</text:p>
          </table:table-cell>
          <table:table-cell table:formula="of:=ROUND(([.$E$3]^([.B11]/([.$G$2]-1))-1)*[.$G$1]/([.$E$3]-1); 0)" office:value-type="float" office:value="3">
            <text:p>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9">
            <text:p>9</text:p>
          </table:table-cell>
          <table:table-cell table:formula="of:=ROUND([.$C$3]*POWER([.$G$6];[.B12]);0)" office:value-type="float" office:value="2">
            <text:p>2</text:p>
          </table:table-cell>
          <table:table-cell table:formula="of:=ROUND(([.$E$3]^([.B12]/([.$G$2]-1))-1)*[.$G$1]/([.$E$3]-1); 0)" office:value-type="float" office:value="3">
            <text:p>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0">
            <text:p>10</text:p>
          </table:table-cell>
          <table:table-cell table:formula="of:=ROUND([.$C$3]*POWER([.$G$6];[.B13]);0)" office:value-type="float" office:value="2">
            <text:p>2</text:p>
          </table:table-cell>
          <table:table-cell table:formula="of:=ROUND(([.$E$3]^([.B13]/([.$G$2]-1))-1)*[.$G$1]/([.$E$3]-1); 0)" office:value-type="float" office:value="3">
            <text:p>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1">
            <text:p>11</text:p>
          </table:table-cell>
          <table:table-cell table:formula="of:=ROUND([.$C$3]*POWER([.$G$6];[.B14]);0)" office:value-type="float" office:value="3">
            <text:p>3</text:p>
          </table:table-cell>
          <table:table-cell table:formula="of:=ROUND(([.$E$3]^([.B14]/([.$G$2]-1))-1)*[.$G$1]/([.$E$3]-1); 0)" office:value-type="float" office:value="4">
            <text:p>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2">
            <text:p>12</text:p>
          </table:table-cell>
          <table:table-cell table:formula="of:=ROUND([.$C$3]*POWER([.$G$6];[.B15]);0)" office:value-type="float" office:value="3">
            <text:p>3</text:p>
          </table:table-cell>
          <table:table-cell table:formula="of:=ROUND(([.$E$3]^([.B15]/([.$G$2]-1))-1)*[.$G$1]/([.$E$3]-1); 0)" office:value-type="float" office:value="5">
            <text:p>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3">
            <text:p>13</text:p>
          </table:table-cell>
          <table:table-cell table:formula="of:=ROUND([.$C$3]*POWER([.$G$6];[.B16]);0)" office:value-type="float" office:value="3">
            <text:p>3</text:p>
          </table:table-cell>
          <table:table-cell table:formula="of:=ROUND(([.$E$3]^([.B16]/([.$G$2]-1))-1)*[.$G$1]/([.$E$3]-1); 0)" office:value-type="float" office:value="5">
            <text:p>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4">
            <text:p>14</text:p>
          </table:table-cell>
          <table:table-cell table:formula="of:=ROUND([.$C$3]*POWER([.$G$6];[.B17]);0)" office:value-type="float" office:value="3">
            <text:p>3</text:p>
          </table:table-cell>
          <table:table-cell table:formula="of:=ROUND(([.$E$3]^([.B17]/([.$G$2]-1))-1)*[.$G$1]/([.$E$3]-1); 0)" office:value-type="float" office:value="6">
            <text:p>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5">
            <text:p>15</text:p>
          </table:table-cell>
          <table:table-cell table:formula="of:=ROUND([.$C$3]*POWER([.$G$6];[.B18]);0)" office:value-type="float" office:value="4">
            <text:p>4</text:p>
          </table:table-cell>
          <table:table-cell table:formula="of:=ROUND(([.$E$3]^([.B18]/([.$G$2]-1))-1)*[.$G$1]/([.$E$3]-1); 0)" office:value-type="float" office:value="6">
            <text:p>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6">
            <text:p>16</text:p>
          </table:table-cell>
          <table:table-cell table:formula="of:=ROUND([.$C$3]*POWER([.$G$6];[.B19]);0)" office:value-type="float" office:value="4">
            <text:p>4</text:p>
          </table:table-cell>
          <table:table-cell table:formula="of:=ROUND(([.$E$3]^([.B19]/([.$G$2]-1))-1)*[.$G$1]/([.$E$3]-1); 0)" office:value-type="float" office:value="7">
            <text:p>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7">
            <text:p>17</text:p>
          </table:table-cell>
          <table:table-cell table:formula="of:=ROUND([.$C$3]*POWER([.$G$6];[.B20]);0)" office:value-type="float" office:value="4">
            <text:p>4</text:p>
          </table:table-cell>
          <table:table-cell table:formula="of:=ROUND(([.$E$3]^([.B20]/([.$G$2]-1))-1)*[.$G$1]/([.$E$3]-1); 0)" office:value-type="float" office:value="8">
            <text:p>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8">
            <text:p>18</text:p>
          </table:table-cell>
          <table:table-cell table:formula="of:=ROUND([.$C$3]*POWER([.$G$6];[.B21]);0)" office:value-type="float" office:value="5">
            <text:p>5</text:p>
          </table:table-cell>
          <table:table-cell table:formula="of:=ROUND(([.$E$3]^([.B21]/([.$G$2]-1))-1)*[.$G$1]/([.$E$3]-1); 0)" office:value-type="float" office:value="9">
            <text:p>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9">
            <text:p>19</text:p>
          </table:table-cell>
          <table:table-cell table:formula="of:=ROUND([.$C$3]*POWER([.$G$6];[.B22]);0)" office:value-type="float" office:value="5">
            <text:p>5</text:p>
          </table:table-cell>
          <table:table-cell table:formula="of:=ROUND(([.$E$3]^([.B22]/([.$G$2]-1))-1)*[.$G$1]/([.$E$3]-1); 0)" office:value-type="float" office:value="9">
            <text:p>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0">
            <text:p>20</text:p>
          </table:table-cell>
          <table:table-cell table:formula="of:=ROUND([.$C$3]*POWER([.$G$6];[.B23]);0)" office:value-type="float" office:value="6">
            <text:p>6</text:p>
          </table:table-cell>
          <table:table-cell table:formula="of:=ROUND(([.$E$3]^([.B23]/([.$G$2]-1))-1)*[.$G$1]/([.$E$3]-1); 0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1">
            <text:p>21</text:p>
          </table:table-cell>
          <table:table-cell table:formula="of:=ROUND([.$C$3]*POWER([.$G$6];[.B24]);0)" office:value-type="float" office:value="6">
            <text:p>6</text:p>
          </table:table-cell>
          <table:table-cell table:formula="of:=ROUND(([.$E$3]^([.B24]/([.$G$2]-1))-1)*[.$G$1]/([.$E$3]-1); 0)" office:value-type="float" office:value="11">
            <text:p>1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2">
            <text:p>22</text:p>
          </table:table-cell>
          <table:table-cell table:formula="of:=ROUND([.$C$3]*POWER([.$G$6];[.B25]);0)" office:value-type="float" office:value="7">
            <text:p>7</text:p>
          </table:table-cell>
          <table:table-cell table:formula="of:=ROUND(([.$E$3]^([.B25]/([.$G$2]-1))-1)*[.$G$1]/([.$E$3]-1); 0)" office:value-type="float" office:value="12">
            <text:p>1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3">
            <text:p>23</text:p>
          </table:table-cell>
          <table:table-cell table:formula="of:=ROUND([.$C$3]*POWER([.$G$6];[.B26]);0)" office:value-type="float" office:value="7">
            <text:p>7</text:p>
          </table:table-cell>
          <table:table-cell table:formula="of:=ROUND(([.$E$3]^([.B26]/([.$G$2]-1))-1)*[.$G$1]/([.$E$3]-1); 0)" office:value-type="float" office:value="13">
            <text:p>1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4">
            <text:p>24</text:p>
          </table:table-cell>
          <table:table-cell table:formula="of:=ROUND([.$C$3]*POWER([.$G$6];[.B27]);0)" office:value-type="float" office:value="8">
            <text:p>8</text:p>
          </table:table-cell>
          <table:table-cell table:formula="of:=ROUND(([.$E$3]^([.B27]/([.$G$2]-1))-1)*[.$G$1]/([.$E$3]-1); 0)" office:value-type="float" office:value="14">
            <text:p>1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5">
            <text:p>25</text:p>
          </table:table-cell>
          <table:table-cell table:formula="of:=ROUND([.$C$3]*POWER([.$G$6];[.B28]);0)" office:value-type="float" office:value="9">
            <text:p>9</text:p>
          </table:table-cell>
          <table:table-cell table:formula="of:=ROUND(([.$E$3]^([.B28]/([.$G$2]-1))-1)*[.$G$1]/([.$E$3]-1); 0)" office:value-type="float" office:value="16">
            <text:p>1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6">
            <text:p>26</text:p>
          </table:table-cell>
          <table:table-cell table:formula="of:=ROUND([.$C$3]*POWER([.$G$6];[.B29]);0)" office:value-type="float" office:value="9">
            <text:p>9</text:p>
          </table:table-cell>
          <table:table-cell table:formula="of:=ROUND(([.$E$3]^([.B29]/([.$G$2]-1))-1)*[.$G$1]/([.$E$3]-1); 0)" office:value-type="float" office:value="17">
            <text:p>1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7">
            <text:p>27</text:p>
          </table:table-cell>
          <table:table-cell table:formula="of:=ROUND([.$C$3]*POWER([.$G$6];[.B30]);0)" office:value-type="float" office:value="10">
            <text:p>10</text:p>
          </table:table-cell>
          <table:table-cell table:formula="of:=ROUND(([.$E$3]^([.B30]/([.$G$2]-1))-1)*[.$G$1]/([.$E$3]-1); 0)" office:value-type="float" office:value="18">
            <text:p>1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8">
            <text:p>28</text:p>
          </table:table-cell>
          <table:table-cell table:formula="of:=ROUND([.$C$3]*POWER([.$G$6];[.B31]);0)" office:value-type="float" office:value="11">
            <text:p>11</text:p>
          </table:table-cell>
          <table:table-cell table:formula="of:=ROUND(([.$E$3]^([.B31]/([.$G$2]-1))-1)*[.$G$1]/([.$E$3]-1); 0)" office:value-type="float" office:value="20">
            <text:p>2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9">
            <text:p>29</text:p>
          </table:table-cell>
          <table:table-cell table:formula="of:=ROUND([.$C$3]*POWER([.$G$6];[.B32]);0)" office:value-type="float" office:value="12">
            <text:p>12</text:p>
          </table:table-cell>
          <table:table-cell table:formula="of:=ROUND(([.$E$3]^([.B32]/([.$G$2]-1))-1)*[.$G$1]/([.$E$3]-1); 0)" office:value-type="float" office:value="22">
            <text:p>2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30">
            <text:p>30</text:p>
          </table:table-cell>
          <table:table-cell table:formula="of:=ROUND([.$C$3]*POWER([.$G$6];[.B33]);0)" office:value-type="float" office:value="13">
            <text:p>13</text:p>
          </table:table-cell>
          <table:table-cell table:formula="of:=ROUND(([.$E$3]^([.B33]/([.$G$2]-1))-1)*[.$G$1]/([.$E$3]-1); 0)" office:value-type="float" office:value="23">
            <text:p>2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31">
            <text:p>31</text:p>
          </table:table-cell>
          <table:table-cell table:formula="of:=ROUND([.$C$3]*POWER([.$G$6];[.B34]);0)" office:value-type="float" office:value="15">
            <text:p>15</text:p>
          </table:table-cell>
          <table:table-cell table:formula="of:=ROUND(([.$E$3]^([.B34]/([.$G$2]-1))-1)*[.$G$1]/([.$E$3]-1); 0)" office:value-type="float" office:value="25">
            <text:p>2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32">
            <text:p>32</text:p>
          </table:table-cell>
          <table:table-cell table:formula="of:=ROUND([.$C$3]*POWER([.$G$6];[.B35]);0)" office:value-type="float" office:value="16">
            <text:p>16</text:p>
          </table:table-cell>
          <table:table-cell table:formula="of:=ROUND(([.$E$3]^([.B35]/([.$G$2]-1))-1)*[.$G$1]/([.$E$3]-1); 0)" office:value-type="float" office:value="27">
            <text:p>2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33">
            <text:p>33</text:p>
          </table:table-cell>
          <table:table-cell table:formula="of:=ROUND([.$C$3]*POWER([.$G$6];[.B36]);0)" office:value-type="float" office:value="17">
            <text:p>17</text:p>
          </table:table-cell>
          <table:table-cell table:formula="of:=ROUND(([.$E$3]^([.B36]/([.$G$2]-1))-1)*[.$G$1]/([.$E$3]-1); 0)" office:value-type="float" office:value="29">
            <text:p>2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34">
            <text:p>34</text:p>
          </table:table-cell>
          <table:table-cell table:formula="of:=ROUND([.$C$3]*POWER([.$G$6];[.B37]);0)" office:value-type="float" office:value="19">
            <text:p>19</text:p>
          </table:table-cell>
          <table:table-cell table:formula="of:=ROUND(([.$E$3]^([.B37]/([.$G$2]-1))-1)*[.$G$1]/([.$E$3]-1); 0)" office:value-type="float" office:value="32">
            <text:p>3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35">
            <text:p>35</text:p>
          </table:table-cell>
          <table:table-cell table:formula="of:=ROUND([.$C$3]*POWER([.$G$6];[.B38]);0)" office:value-type="float" office:value="21">
            <text:p>21</text:p>
          </table:table-cell>
          <table:table-cell table:formula="of:=ROUND(([.$E$3]^([.B38]/([.$G$2]-1))-1)*[.$G$1]/([.$E$3]-1); 0)" office:value-type="float" office:value="34">
            <text:p>3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36">
            <text:p>36</text:p>
          </table:table-cell>
          <table:table-cell table:formula="of:=ROUND([.$C$3]*POWER([.$G$6];[.B39]);0)" office:value-type="float" office:value="23">
            <text:p>23</text:p>
          </table:table-cell>
          <table:table-cell table:formula="of:=ROUND(([.$E$3]^([.B39]/([.$G$2]-1))-1)*[.$G$1]/([.$E$3]-1); 0)" office:value-type="float" office:value="37">
            <text:p>3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37">
            <text:p>37</text:p>
          </table:table-cell>
          <table:table-cell table:formula="of:=ROUND([.$C$3]*POWER([.$G$6];[.B40]);0)" office:value-type="float" office:value="25">
            <text:p>25</text:p>
          </table:table-cell>
          <table:table-cell table:formula="of:=ROUND(([.$E$3]^([.B40]/([.$G$2]-1))-1)*[.$G$1]/([.$E$3]-1); 0)" office:value-type="float" office:value="39">
            <text:p>3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38">
            <text:p>38</text:p>
          </table:table-cell>
          <table:table-cell table:formula="of:=ROUND([.$C$3]*POWER([.$G$6];[.B41]);0)" office:value-type="float" office:value="27">
            <text:p>27</text:p>
          </table:table-cell>
          <table:table-cell table:formula="of:=ROUND(([.$E$3]^([.B41]/([.$G$2]-1))-1)*[.$G$1]/([.$E$3]-1); 0)" office:value-type="float" office:value="42">
            <text:p>4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39">
            <text:p>39</text:p>
          </table:table-cell>
          <table:table-cell table:formula="of:=ROUND([.$C$3]*POWER([.$G$6];[.B42]);0)" office:value-type="float" office:value="29">
            <text:p>29</text:p>
          </table:table-cell>
          <table:table-cell table:formula="of:=ROUND(([.$E$3]^([.B42]/([.$G$2]-1))-1)*[.$G$1]/([.$E$3]-1); 0)" office:value-type="float" office:value="46">
            <text:p>4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40">
            <text:p>40</text:p>
          </table:table-cell>
          <table:table-cell table:formula="of:=ROUND([.$C$3]*POWER([.$G$6];[.B43]);0)" office:value-type="float" office:value="32">
            <text:p>32</text:p>
          </table:table-cell>
          <table:table-cell table:formula="of:=ROUND(([.$E$3]^([.B43]/([.$G$2]-1))-1)*[.$G$1]/([.$E$3]-1); 0)" office:value-type="float" office:value="49">
            <text:p>4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41">
            <text:p>41</text:p>
          </table:table-cell>
          <table:table-cell table:formula="of:=ROUND([.$C$3]*POWER([.$G$6];[.B44]);0)" office:value-type="float" office:value="35">
            <text:p>35</text:p>
          </table:table-cell>
          <table:table-cell table:formula="of:=ROUND(([.$E$3]^([.B44]/([.$G$2]-1))-1)*[.$G$1]/([.$E$3]-1); 0)" office:value-type="float" office:value="53">
            <text:p>5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42">
            <text:p>42</text:p>
          </table:table-cell>
          <table:table-cell table:formula="of:=ROUND([.$C$3]*POWER([.$G$6];[.B45]);0)" office:value-type="float" office:value="38">
            <text:p>38</text:p>
          </table:table-cell>
          <table:table-cell table:formula="of:=ROUND(([.$E$3]^([.B45]/([.$G$2]-1))-1)*[.$G$1]/([.$E$3]-1); 0)" office:value-type="float" office:value="56">
            <text:p>5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43">
            <text:p>43</text:p>
          </table:table-cell>
          <table:table-cell table:formula="of:=ROUND([.$C$3]*POWER([.$G$6];[.B46]);0)" office:value-type="float" office:value="41">
            <text:p>41</text:p>
          </table:table-cell>
          <table:table-cell table:formula="of:=ROUND(([.$E$3]^([.B46]/([.$G$2]-1))-1)*[.$G$1]/([.$E$3]-1); 0)" office:value-type="float" office:value="60">
            <text:p>6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44">
            <text:p>44</text:p>
          </table:table-cell>
          <table:table-cell table:formula="of:=ROUND([.$C$3]*POWER([.$G$6];[.B47]);0)" office:value-type="float" office:value="45">
            <text:p>45</text:p>
          </table:table-cell>
          <table:table-cell table:formula="of:=ROUND(([.$E$3]^([.B47]/([.$G$2]-1))-1)*[.$G$1]/([.$E$3]-1); 0)" office:value-type="float" office:value="65">
            <text:p>6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45">
            <text:p>45</text:p>
          </table:table-cell>
          <table:table-cell table:formula="of:=ROUND([.$C$3]*POWER([.$G$6];[.B48]);0)" office:value-type="float" office:value="49">
            <text:p>49</text:p>
          </table:table-cell>
          <table:table-cell table:formula="of:=ROUND(([.$E$3]^([.B48]/([.$G$2]-1))-1)*[.$G$1]/([.$E$3]-1); 0)" office:value-type="float" office:value="70">
            <text:p>7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46">
            <text:p>46</text:p>
          </table:table-cell>
          <table:table-cell table:formula="of:=ROUND([.$C$3]*POWER([.$G$6];[.B49]);0)" office:value-type="float" office:value="54">
            <text:p>54</text:p>
          </table:table-cell>
          <table:table-cell table:formula="of:=ROUND(([.$E$3]^([.B49]/([.$G$2]-1))-1)*[.$G$1]/([.$E$3]-1); 0)" office:value-type="float" office:value="75">
            <text:p>7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47">
            <text:p>47</text:p>
          </table:table-cell>
          <table:table-cell table:formula="of:=ROUND([.$C$3]*POWER([.$G$6];[.B50]);0)" office:value-type="float" office:value="59">
            <text:p>59</text:p>
          </table:table-cell>
          <table:table-cell table:formula="of:=ROUND(([.$E$3]^([.B50]/([.$G$2]-1))-1)*[.$G$1]/([.$E$3]-1); 0)" office:value-type="float" office:value="80">
            <text:p>8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48">
            <text:p>48</text:p>
          </table:table-cell>
          <table:table-cell table:formula="of:=ROUND([.$C$3]*POWER([.$G$6];[.B51]);0)" office:value-type="float" office:value="64">
            <text:p>64</text:p>
          </table:table-cell>
          <table:table-cell table:formula="of:=ROUND(([.$E$3]^([.B51]/([.$G$2]-1))-1)*[.$G$1]/([.$E$3]-1); 0)" office:value-type="float" office:value="86">
            <text:p>8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49">
            <text:p>49</text:p>
          </table:table-cell>
          <table:table-cell table:formula="of:=ROUND([.$C$3]*POWER([.$G$6];[.B52]);0)" office:value-type="float" office:value="70">
            <text:p>70</text:p>
          </table:table-cell>
          <table:table-cell table:formula="of:=ROUND(([.$E$3]^([.B52]/([.$G$2]-1))-1)*[.$G$1]/([.$E$3]-1); 0)" office:value-type="float" office:value="92">
            <text:p>9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50">
            <text:p>50</text:p>
          </table:table-cell>
          <table:table-cell table:formula="of:=ROUND([.$C$3]*POWER([.$G$6];[.B53]);0)" office:value-type="float" office:value="76">
            <text:p>76</text:p>
          </table:table-cell>
          <table:table-cell table:formula="of:=ROUND(([.$E$3]^([.B53]/([.$G$2]-1))-1)*[.$G$1]/([.$E$3]-1); 0)" office:value-type="float" office:value="98">
            <text:p>9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51">
            <text:p>51</text:p>
          </table:table-cell>
          <table:table-cell table:formula="of:=ROUND([.$C$3]*POWER([.$G$6];[.B54]);0)" office:value-type="float" office:value="83">
            <text:p>83</text:p>
          </table:table-cell>
          <table:table-cell table:formula="of:=ROUND(([.$E$3]^([.B54]/([.$G$2]-1))-1)*[.$G$1]/([.$E$3]-1); 0)" office:value-type="float" office:value="105">
            <text:p>10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52">
            <text:p>52</text:p>
          </table:table-cell>
          <table:table-cell table:formula="of:=ROUND([.$C$3]*POWER([.$G$6];[.B55]);0)" office:value-type="float" office:value="90">
            <text:p>90</text:p>
          </table:table-cell>
          <table:table-cell table:formula="of:=ROUND(([.$E$3]^([.B55]/([.$G$2]-1))-1)*[.$G$1]/([.$E$3]-1); 0)" office:value-type="float" office:value="113">
            <text:p>11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53">
            <text:p>53</text:p>
          </table:table-cell>
          <table:table-cell table:formula="of:=ROUND([.$C$3]*POWER([.$G$6];[.B56]);0)" office:value-type="float" office:value="98">
            <text:p>98</text:p>
          </table:table-cell>
          <table:table-cell table:formula="of:=ROUND(([.$E$3]^([.B56]/([.$G$2]-1))-1)*[.$G$1]/([.$E$3]-1); 0)" office:value-type="float" office:value="121">
            <text:p>12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54">
            <text:p>54</text:p>
          </table:table-cell>
          <table:table-cell table:formula="of:=ROUND([.$C$3]*POWER([.$G$6];[.B57]);0)" office:value-type="float" office:value="107">
            <text:p>107</text:p>
          </table:table-cell>
          <table:table-cell table:formula="of:=ROUND(([.$E$3]^([.B57]/([.$G$2]-1))-1)*[.$G$1]/([.$E$3]-1); 0)" office:value-type="float" office:value="130">
            <text:p>13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55">
            <text:p>55</text:p>
          </table:table-cell>
          <table:table-cell table:formula="of:=ROUND([.$C$3]*POWER([.$G$6];[.B58]);0)" office:value-type="float" office:value="117">
            <text:p>117</text:p>
          </table:table-cell>
          <table:table-cell table:formula="of:=ROUND(([.$E$3]^([.B58]/([.$G$2]-1))-1)*[.$G$1]/([.$E$3]-1); 0)" office:value-type="float" office:value="139">
            <text:p>13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56">
            <text:p>56</text:p>
          </table:table-cell>
          <table:table-cell table:formula="of:=ROUND([.$C$3]*POWER([.$G$6];[.B59]);0)" office:value-type="float" office:value="128">
            <text:p>128</text:p>
          </table:table-cell>
          <table:table-cell table:formula="of:=ROUND(([.$E$3]^([.B59]/([.$G$2]-1))-1)*[.$G$1]/([.$E$3]-1); 0)" office:value-type="float" office:value="148">
            <text:p>14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57">
            <text:p>57</text:p>
          </table:table-cell>
          <table:table-cell table:formula="of:=ROUND([.$C$3]*POWER([.$G$6];[.B60]);0)" office:value-type="float" office:value="139">
            <text:p>139</text:p>
          </table:table-cell>
          <table:table-cell table:formula="of:=ROUND(([.$E$3]^([.B60]/([.$G$2]-1))-1)*[.$G$1]/([.$E$3]-1); 0)" office:value-type="float" office:value="159">
            <text:p>15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58">
            <text:p>58</text:p>
          </table:table-cell>
          <table:table-cell table:formula="of:=ROUND([.$C$3]*POWER([.$G$6];[.B61]);0)" office:value-type="float" office:value="152">
            <text:p>152</text:p>
          </table:table-cell>
          <table:table-cell table:formula="of:=ROUND(([.$E$3]^([.B61]/([.$G$2]-1))-1)*[.$G$1]/([.$E$3]-1); 0)" office:value-type="float" office:value="170">
            <text:p>17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59">
            <text:p>59</text:p>
          </table:table-cell>
          <table:table-cell table:formula="of:=ROUND([.$C$3]*POWER([.$G$6];[.B62]);0)" office:value-type="float" office:value="165">
            <text:p>165</text:p>
          </table:table-cell>
          <table:table-cell table:formula="of:=ROUND(([.$E$3]^([.B62]/([.$G$2]-1))-1)*[.$G$1]/([.$E$3]-1); 0)" office:value-type="float" office:value="182">
            <text:p>18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60">
            <text:p>60</text:p>
          </table:table-cell>
          <table:table-cell table:formula="of:=ROUND([.$C$3]*POWER([.$G$6];[.B63]);0)" office:value-type="float" office:value="180">
            <text:p>180</text:p>
          </table:table-cell>
          <table:table-cell table:formula="of:=ROUND(([.$E$3]^([.B63]/([.$G$2]-1))-1)*[.$G$1]/([.$E$3]-1); 0)" office:value-type="float" office:value="195">
            <text:p>19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61">
            <text:p>61</text:p>
          </table:table-cell>
          <table:table-cell table:formula="of:=ROUND([.$C$3]*POWER([.$G$6];[.B64]);0)" office:value-type="float" office:value="197">
            <text:p>197</text:p>
          </table:table-cell>
          <table:table-cell table:formula="of:=ROUND(([.$E$3]^([.B64]/([.$G$2]-1))-1)*[.$G$1]/([.$E$3]-1); 0)" office:value-type="float" office:value="208">
            <text:p>20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62">
            <text:p>62</text:p>
          </table:table-cell>
          <table:table-cell table:formula="of:=ROUND([.$C$3]*POWER([.$G$6];[.B65]);0)" office:value-type="float" office:value="214">
            <text:p>214</text:p>
          </table:table-cell>
          <table:table-cell table:formula="of:=ROUND(([.$E$3]^([.B65]/([.$G$2]-1))-1)*[.$G$1]/([.$E$3]-1); 0)" office:value-type="float" office:value="223">
            <text:p>22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63">
            <text:p>63</text:p>
          </table:table-cell>
          <table:table-cell table:formula="of:=ROUND([.$C$3]*POWER([.$G$6];[.B66]);0)" office:value-type="float" office:value="234">
            <text:p>234</text:p>
          </table:table-cell>
          <table:table-cell table:formula="of:=ROUND(([.$E$3]^([.B66]/([.$G$2]-1))-1)*[.$G$1]/([.$E$3]-1); 0)" office:value-type="float" office:value="238">
            <text:p>23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64">
            <text:p>64</text:p>
          </table:table-cell>
          <table:table-cell table:formula="of:=ROUND([.$C$3]*POWER([.$G$6];[.B67]);0)" office:value-type="float" office:value="255">
            <text:p>255</text:p>
          </table:table-cell>
          <table:table-cell table:formula="of:=ROUND(([.$E$3]^([.B67]/([.$G$2]-1))-1)*[.$G$1]/([.$E$3]-1); 0)" office:value-type="float" office:value="255">
            <text:p>25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65">
            <text:p>65</text:p>
          </table:table-cell>
          <table:table-cell table:formula="of:=ROUND([.$C$3]*POWER([.$G$6];[.B68]);0)" office:value-type="float" office:value="278">
            <text:p>278</text:p>
          </table:table-cell>
          <table:table-cell table:formula="of:=ROUND(([.$E$3]^([.B68]/([.$G$2]-1))-1)*[.$G$1]/([.$E$3]-1); 0)" office:value-type="float" office:value="273">
            <text:p>27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66">
            <text:p>66</text:p>
          </table:table-cell>
          <table:table-cell table:formula="of:=ROUND([.$C$3]*POWER([.$G$6];[.B69]);0)" office:value-type="float" office:value="303">
            <text:p>303</text:p>
          </table:table-cell>
          <table:table-cell table:formula="of:=ROUND(([.$E$3]^([.B69]/([.$G$2]-1))-1)*[.$G$1]/([.$E$3]-1); 0)" office:value-type="float" office:value="292">
            <text:p>29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67">
            <text:p>67</text:p>
          </table:table-cell>
          <table:table-cell table:formula="of:=ROUND([.$C$3]*POWER([.$G$6];[.B70]);0)" office:value-type="float" office:value="331">
            <text:p>331</text:p>
          </table:table-cell>
          <table:table-cell table:formula="of:=ROUND(([.$E$3]^([.B70]/([.$G$2]-1))-1)*[.$G$1]/([.$E$3]-1); 0)" office:value-type="float" office:value="312">
            <text:p>31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68">
            <text:p>68</text:p>
          </table:table-cell>
          <table:table-cell table:formula="of:=ROUND([.$C$3]*POWER([.$G$6];[.B71]);0)" office:value-type="float" office:value="361">
            <text:p>361</text:p>
          </table:table-cell>
          <table:table-cell table:formula="of:=ROUND(([.$E$3]^([.B71]/([.$G$2]-1))-1)*[.$G$1]/([.$E$3]-1); 0)" office:value-type="float" office:value="334">
            <text:p>33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69">
            <text:p>69</text:p>
          </table:table-cell>
          <table:table-cell table:formula="of:=ROUND([.$C$3]*POWER([.$G$6];[.B72]);0)" office:value-type="float" office:value="393">
            <text:p>393</text:p>
          </table:table-cell>
          <table:table-cell table:formula="of:=ROUND(([.$E$3]^([.B72]/([.$G$2]-1))-1)*[.$G$1]/([.$E$3]-1); 0)" office:value-type="float" office:value="357">
            <text:p>35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70">
            <text:p>70</text:p>
          </table:table-cell>
          <table:table-cell table:formula="of:=ROUND([.$C$3]*POWER([.$G$6];[.B73]);0)" office:value-type="float" office:value="429">
            <text:p>429</text:p>
          </table:table-cell>
          <table:table-cell table:formula="of:=ROUND(([.$E$3]^([.B73]/([.$G$2]-1))-1)*[.$G$1]/([.$E$3]-1); 0)" office:value-type="float" office:value="382">
            <text:p>38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71">
            <text:p>71</text:p>
          </table:table-cell>
          <table:table-cell table:formula="of:=ROUND([.$C$3]*POWER([.$G$6];[.B74]);0)" office:value-type="float" office:value="467">
            <text:p>467</text:p>
          </table:table-cell>
          <table:table-cell table:formula="of:=ROUND(([.$E$3]^([.B74]/([.$G$2]-1))-1)*[.$G$1]/([.$E$3]-1); 0)" office:value-type="float" office:value="408">
            <text:p>40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72">
            <text:p>72</text:p>
          </table:table-cell>
          <table:table-cell table:formula="of:=ROUND([.$C$3]*POWER([.$G$6];[.B75]);0)" office:value-type="float" office:value="510">
            <text:p>510</text:p>
          </table:table-cell>
          <table:table-cell table:formula="of:=ROUND(([.$E$3]^([.B75]/([.$G$2]-1))-1)*[.$G$1]/([.$E$3]-1); 0)" office:value-type="float" office:value="436">
            <text:p>43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73">
            <text:p>73</text:p>
          </table:table-cell>
          <table:table-cell table:formula="of:=ROUND([.$C$3]*POWER([.$G$6];[.B76]);0)" office:value-type="float" office:value="556">
            <text:p>556</text:p>
          </table:table-cell>
          <table:table-cell table:formula="of:=ROUND(([.$E$3]^([.B76]/([.$G$2]-1))-1)*[.$G$1]/([.$E$3]-1); 0)" office:value-type="float" office:value="466">
            <text:p>46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74">
            <text:p>74</text:p>
          </table:table-cell>
          <table:table-cell table:formula="of:=ROUND([.$C$3]*POWER([.$G$6];[.B77]);0)" office:value-type="float" office:value="606">
            <text:p>606</text:p>
          </table:table-cell>
          <table:table-cell table:formula="of:=ROUND(([.$E$3]^([.B77]/([.$G$2]-1))-1)*[.$G$1]/([.$E$3]-1); 0)" office:value-type="float" office:value="499">
            <text:p>49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75">
            <text:p>75</text:p>
          </table:table-cell>
          <table:table-cell table:formula="of:=ROUND([.$C$3]*POWER([.$G$6];[.B78]);0)" office:value-type="float" office:value="661">
            <text:p>661</text:p>
          </table:table-cell>
          <table:table-cell table:formula="of:=ROUND(([.$E$3]^([.B78]/([.$G$2]-1))-1)*[.$G$1]/([.$E$3]-1); 0)" office:value-type="float" office:value="533">
            <text:p>53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76">
            <text:p>76</text:p>
          </table:table-cell>
          <table:table-cell table:formula="of:=ROUND([.$C$3]*POWER([.$G$6];[.B79]);0)" office:value-type="float" office:value="721">
            <text:p>721</text:p>
          </table:table-cell>
          <table:table-cell table:formula="of:=ROUND(([.$E$3]^([.B79]/([.$G$2]-1))-1)*[.$G$1]/([.$E$3]-1); 0)" office:value-type="float" office:value="570">
            <text:p>57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77">
            <text:p>77</text:p>
          </table:table-cell>
          <table:table-cell table:formula="of:=ROUND([.$C$3]*POWER([.$G$6];[.B80]);0)" office:value-type="float" office:value="786">
            <text:p>786</text:p>
          </table:table-cell>
          <table:table-cell table:formula="of:=ROUND(([.$E$3]^([.B80]/([.$G$2]-1))-1)*[.$G$1]/([.$E$3]-1); 0)" office:value-type="float" office:value="609">
            <text:p>60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78">
            <text:p>78</text:p>
          </table:table-cell>
          <table:table-cell table:formula="of:=ROUND([.$C$3]*POWER([.$G$6];[.B81]);0)" office:value-type="float" office:value="857">
            <text:p>857</text:p>
          </table:table-cell>
          <table:table-cell table:formula="of:=ROUND(([.$E$3]^([.B81]/([.$G$2]-1))-1)*[.$G$1]/([.$E$3]-1); 0)" office:value-type="float" office:value="652">
            <text:p>65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79">
            <text:p>79</text:p>
          </table:table-cell>
          <table:table-cell table:formula="of:=ROUND([.$C$3]*POWER([.$G$6];[.B82]);0)" office:value-type="float" office:value="934">
            <text:p>934</text:p>
          </table:table-cell>
          <table:table-cell table:formula="of:=ROUND(([.$E$3]^([.B82]/([.$G$2]-1))-1)*[.$G$1]/([.$E$3]-1); 0)" office:value-type="float" office:value="697">
            <text:p>69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80">
            <text:p>80</text:p>
          </table:table-cell>
          <table:table-cell table:formula="of:=ROUND([.$C$3]*POWER([.$G$6];[.B83]);0)" office:value-type="float" office:value="1019">
            <text:p>1019</text:p>
          </table:table-cell>
          <table:table-cell table:formula="of:=ROUND(([.$E$3]^([.B83]/([.$G$2]-1))-1)*[.$G$1]/([.$E$3]-1); 0)" office:value-type="float" office:value="745">
            <text:p>74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81">
            <text:p>81</text:p>
          </table:table-cell>
          <table:table-cell table:formula="of:=ROUND([.$C$3]*POWER([.$G$6];[.B84]);0)" office:value-type="float" office:value="1111">
            <text:p>1111</text:p>
          </table:table-cell>
          <table:table-cell table:formula="of:=ROUND(([.$E$3]^([.B84]/([.$G$2]-1))-1)*[.$G$1]/([.$E$3]-1); 0)" office:value-type="float" office:value="796">
            <text:p>79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82">
            <text:p>82</text:p>
          </table:table-cell>
          <table:table-cell table:formula="of:=ROUND([.$C$3]*POWER([.$G$6];[.B85]);0)" office:value-type="float" office:value="1212">
            <text:p>1212</text:p>
          </table:table-cell>
          <table:table-cell table:formula="of:=ROUND(([.$E$3]^([.B85]/([.$G$2]-1))-1)*[.$G$1]/([.$E$3]-1); 0)" office:value-type="float" office:value="851">
            <text:p>85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83">
            <text:p>83</text:p>
          </table:table-cell>
          <table:table-cell table:formula="of:=ROUND([.$C$3]*POWER([.$G$6];[.B86]);0)" office:value-type="float" office:value="1321">
            <text:p>1321</text:p>
          </table:table-cell>
          <table:table-cell table:formula="of:=ROUND(([.$E$3]^([.B86]/([.$G$2]-1))-1)*[.$G$1]/([.$E$3]-1); 0)" office:value-type="float" office:value="909">
            <text:p>90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84">
            <text:p>84</text:p>
          </table:table-cell>
          <table:table-cell table:formula="of:=ROUND([.$C$3]*POWER([.$G$6];[.B87]);0)" office:value-type="float" office:value="1441">
            <text:p>1441</text:p>
          </table:table-cell>
          <table:table-cell table:formula="of:=ROUND(([.$E$3]^([.B87]/([.$G$2]-1))-1)*[.$G$1]/([.$E$3]-1); 0)" office:value-type="float" office:value="972">
            <text:p>97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85">
            <text:p>85</text:p>
          </table:table-cell>
          <table:table-cell table:formula="of:=ROUND([.$C$3]*POWER([.$G$6];[.B88]);0)" office:value-type="float" office:value="1571">
            <text:p>1571</text:p>
          </table:table-cell>
          <table:table-cell table:formula="of:=ROUND(([.$E$3]^([.B88]/([.$G$2]-1))-1)*[.$G$1]/([.$E$3]-1); 0)" office:value-type="float" office:value="1039">
            <text:p>103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86">
            <text:p>86</text:p>
          </table:table-cell>
          <table:table-cell table:formula="of:=ROUND([.$C$3]*POWER([.$G$6];[.B89]);0)" office:value-type="float" office:value="1713">
            <text:p>1713</text:p>
          </table:table-cell>
          <table:table-cell table:formula="of:=ROUND(([.$E$3]^([.B89]/([.$G$2]-1))-1)*[.$G$1]/([.$E$3]-1); 0)" office:value-type="float" office:value="1111">
            <text:p>111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87">
            <text:p>87</text:p>
          </table:table-cell>
          <table:table-cell table:formula="of:=ROUND([.$C$3]*POWER([.$G$6];[.B90]);0)" office:value-type="float" office:value="1868">
            <text:p>1868</text:p>
          </table:table-cell>
          <table:table-cell table:formula="of:=ROUND(([.$E$3]^([.B90]/([.$G$2]-1))-1)*[.$G$1]/([.$E$3]-1); 0)" office:value-type="float" office:value="1187">
            <text:p>118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88">
            <text:p>88</text:p>
          </table:table-cell>
          <table:table-cell table:formula="of:=ROUND([.$C$3]*POWER([.$G$6];[.B91]);0)" office:value-type="float" office:value="2037">
            <text:p>2037</text:p>
          </table:table-cell>
          <table:table-cell table:formula="of:=ROUND(([.$E$3]^([.B91]/([.$G$2]-1))-1)*[.$G$1]/([.$E$3]-1); 0)" office:value-type="float" office:value="1269">
            <text:p>126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89">
            <text:p>89</text:p>
          </table:table-cell>
          <table:table-cell table:formula="of:=ROUND([.$C$3]*POWER([.$G$6];[.B92]);0)" office:value-type="float" office:value="2221">
            <text:p>2221</text:p>
          </table:table-cell>
          <table:table-cell table:formula="of:=ROUND(([.$E$3]^([.B92]/([.$G$2]-1))-1)*[.$G$1]/([.$E$3]-1); 0)" office:value-type="float" office:value="1356">
            <text:p>135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90">
            <text:p>90</text:p>
          </table:table-cell>
          <table:table-cell table:formula="of:=ROUND([.$C$3]*POWER([.$G$6];[.B93]);0)" office:value-type="float" office:value="2422">
            <text:p>2422</text:p>
          </table:table-cell>
          <table:table-cell table:formula="of:=ROUND(([.$E$3]^([.B93]/([.$G$2]-1))-1)*[.$G$1]/([.$E$3]-1); 0)" office:value-type="float" office:value="1450">
            <text:p>145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91">
            <text:p>91</text:p>
          </table:table-cell>
          <table:table-cell table:formula="of:=ROUND([.$C$3]*POWER([.$G$6];[.B94]);0)" office:value-type="float" office:value="2641">
            <text:p>2641</text:p>
          </table:table-cell>
          <table:table-cell table:formula="of:=ROUND(([.$E$3]^([.B94]/([.$G$2]-1))-1)*[.$G$1]/([.$E$3]-1); 0)" office:value-type="float" office:value="1549">
            <text:p>154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92">
            <text:p>92</text:p>
          </table:table-cell>
          <table:table-cell table:formula="of:=ROUND([.$C$3]*POWER([.$G$6];[.B95]);0)" office:value-type="float" office:value="2880">
            <text:p>2880</text:p>
          </table:table-cell>
          <table:table-cell table:formula="of:=ROUND(([.$E$3]^([.B95]/([.$G$2]-1))-1)*[.$G$1]/([.$E$3]-1); 0)" office:value-type="float" office:value="1656">
            <text:p>165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93">
            <text:p>93</text:p>
          </table:table-cell>
          <table:table-cell table:formula="of:=ROUND([.$C$3]*POWER([.$G$6];[.B96]);0)" office:value-type="float" office:value="3141">
            <text:p>3141</text:p>
          </table:table-cell>
          <table:table-cell table:formula="of:=ROUND(([.$E$3]^([.B96]/([.$G$2]-1))-1)*[.$G$1]/([.$E$3]-1); 0)" office:value-type="float" office:value="1770">
            <text:p>177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94">
            <text:p>94</text:p>
          </table:table-cell>
          <table:table-cell table:formula="of:=ROUND([.$C$3]*POWER([.$G$6];[.B97]);0)" office:value-type="float" office:value="3425">
            <text:p>3425</text:p>
          </table:table-cell>
          <table:table-cell table:formula="of:=ROUND(([.$E$3]^([.B97]/([.$G$2]-1))-1)*[.$G$1]/([.$E$3]-1); 0)" office:value-type="float" office:value="1892">
            <text:p>189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95">
            <text:p>95</text:p>
          </table:table-cell>
          <table:table-cell table:formula="of:=ROUND([.$C$3]*POWER([.$G$6];[.B98]);0)" office:value-type="float" office:value="3734">
            <text:p>3734</text:p>
          </table:table-cell>
          <table:table-cell table:formula="of:=ROUND(([.$E$3]^([.B98]/([.$G$2]-1))-1)*[.$G$1]/([.$E$3]-1); 0)" office:value-type="float" office:value="2022">
            <text:p>202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96">
            <text:p>96</text:p>
          </table:table-cell>
          <table:table-cell table:formula="of:=ROUND([.$C$3]*POWER([.$G$6];[.B99]);0)" office:value-type="float" office:value="4072">
            <text:p>4072</text:p>
          </table:table-cell>
          <table:table-cell table:formula="of:=ROUND(([.$E$3]^([.B99]/([.$G$2]-1))-1)*[.$G$1]/([.$E$3]-1); 0)" office:value-type="float" office:value="2161">
            <text:p>216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97">
            <text:p>97</text:p>
          </table:table-cell>
          <table:table-cell table:formula="of:=ROUND([.$C$3]*POWER([.$G$6];[.B100]);0)" office:value-type="float" office:value="4440">
            <text:p>4440</text:p>
          </table:table-cell>
          <table:table-cell table:formula="of:=ROUND(([.$E$3]^([.B100]/([.$G$2]-1))-1)*[.$G$1]/([.$E$3]-1); 0)" office:value-type="float" office:value="2309">
            <text:p>230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98">
            <text:p>98</text:p>
          </table:table-cell>
          <table:table-cell table:formula="of:=ROUND([.$C$3]*POWER([.$G$6];[.B101]);0)" office:value-type="float" office:value="4842">
            <text:p>4842</text:p>
          </table:table-cell>
          <table:table-cell table:formula="of:=ROUND(([.$E$3]^([.B101]/([.$G$2]-1))-1)*[.$G$1]/([.$E$3]-1); 0)" office:value-type="float" office:value="2468">
            <text:p>246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99">
            <text:p>99</text:p>
          </table:table-cell>
          <table:table-cell table:formula="of:=ROUND([.$C$3]*POWER([.$G$6];[.B102]);0)" office:value-type="float" office:value="5280">
            <text:p>5280</text:p>
          </table:table-cell>
          <table:table-cell table:formula="of:=ROUND(([.$E$3]^([.B102]/([.$G$2]-1))-1)*[.$G$1]/([.$E$3]-1); 0)" office:value-type="float" office:value="2638">
            <text:p>263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00">
            <text:p>100</text:p>
          </table:table-cell>
          <table:table-cell table:formula="of:=ROUND([.$C$3]*POWER([.$G$6];[.B103]);0)" office:value-type="float" office:value="5757">
            <text:p>5757</text:p>
          </table:table-cell>
          <table:table-cell table:formula="of:=ROUND(([.$E$3]^([.B103]/([.$G$2]-1))-1)*[.$G$1]/([.$E$3]-1); 0)" office:value-type="float" office:value="2819">
            <text:p>281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01">
            <text:p>101</text:p>
          </table:table-cell>
          <table:table-cell table:formula="of:=ROUND([.$C$3]*POWER([.$G$6];[.B104]);0)" office:value-type="float" office:value="6278">
            <text:p>6278</text:p>
          </table:table-cell>
          <table:table-cell table:formula="of:=ROUND(([.$E$3]^([.B104]/([.$G$2]-1))-1)*[.$G$1]/([.$E$3]-1); 0)" office:value-type="float" office:value="3013">
            <text:p>301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02">
            <text:p>102</text:p>
          </table:table-cell>
          <table:table-cell table:formula="of:=ROUND([.$C$3]*POWER([.$G$6];[.B105]);0)" office:value-type="float" office:value="6846">
            <text:p>6846</text:p>
          </table:table-cell>
          <table:table-cell table:formula="of:=ROUND(([.$E$3]^([.B105]/([.$G$2]-1))-1)*[.$G$1]/([.$E$3]-1); 0)" office:value-type="float" office:value="3220">
            <text:p>322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03">
            <text:p>103</text:p>
          </table:table-cell>
          <table:table-cell table:formula="of:=ROUND([.$C$3]*POWER([.$G$6];[.B106]);0)" office:value-type="float" office:value="7465">
            <text:p>7465</text:p>
          </table:table-cell>
          <table:table-cell table:formula="of:=ROUND(([.$E$3]^([.B106]/([.$G$2]-1))-1)*[.$G$1]/([.$E$3]-1); 0)" office:value-type="float" office:value="3441">
            <text:p>344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04">
            <text:p>104</text:p>
          </table:table-cell>
          <table:table-cell table:formula="of:=ROUND([.$C$3]*POWER([.$G$6];[.B107]);0)" office:value-type="float" office:value="8140">
            <text:p>8140</text:p>
          </table:table-cell>
          <table:table-cell table:formula="of:=ROUND(([.$E$3]^([.B107]/([.$G$2]-1))-1)*[.$G$1]/([.$E$3]-1); 0)" office:value-type="float" office:value="3677">
            <text:p>367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05">
            <text:p>105</text:p>
          </table:table-cell>
          <table:table-cell table:formula="of:=ROUND([.$C$3]*POWER([.$G$6];[.B108]);0)" office:value-type="float" office:value="8876">
            <text:p>8876</text:p>
          </table:table-cell>
          <table:table-cell table:formula="of:=ROUND(([.$E$3]^([.B108]/([.$G$2]-1))-1)*[.$G$1]/([.$E$3]-1); 0)" office:value-type="float" office:value="3930">
            <text:p>393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06">
            <text:p>106</text:p>
          </table:table-cell>
          <table:table-cell table:formula="of:=ROUND([.$C$3]*POWER([.$G$6];[.B109]);0)" office:value-type="float" office:value="9679">
            <text:p>9679</text:p>
          </table:table-cell>
          <table:table-cell table:formula="of:=ROUND(([.$E$3]^([.B109]/([.$G$2]-1))-1)*[.$G$1]/([.$E$3]-1); 0)" office:value-type="float" office:value="4200">
            <text:p>420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07">
            <text:p>107</text:p>
          </table:table-cell>
          <table:table-cell table:formula="of:=ROUND([.$C$3]*POWER([.$G$6];[.B110]);0)" office:value-type="float" office:value="10554">
            <text:p>10554</text:p>
          </table:table-cell>
          <table:table-cell table:formula="of:=ROUND(([.$E$3]^([.B110]/([.$G$2]-1))-1)*[.$G$1]/([.$E$3]-1); 0)" office:value-type="float" office:value="4489">
            <text:p>448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08">
            <text:p>108</text:p>
          </table:table-cell>
          <table:table-cell table:formula="of:=ROUND([.$C$3]*POWER([.$G$6];[.B111]);0)" office:value-type="float" office:value="11509">
            <text:p>11509</text:p>
          </table:table-cell>
          <table:table-cell table:formula="of:=ROUND(([.$E$3]^([.B111]/([.$G$2]-1))-1)*[.$G$1]/([.$E$3]-1); 0)" office:value-type="float" office:value="4797">
            <text:p>479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09">
            <text:p>109</text:p>
          </table:table-cell>
          <table:table-cell table:formula="of:=ROUND([.$C$3]*POWER([.$G$6];[.B112]);0)" office:value-type="float" office:value="12550">
            <text:p>12550</text:p>
          </table:table-cell>
          <table:table-cell table:formula="of:=ROUND(([.$E$3]^([.B112]/([.$G$2]-1))-1)*[.$G$1]/([.$E$3]-1); 0)" office:value-type="float" office:value="5126">
            <text:p>512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10">
            <text:p>110</text:p>
          </table:table-cell>
          <table:table-cell table:formula="of:=ROUND([.$C$3]*POWER([.$G$6];[.B113]);0)" office:value-type="float" office:value="13685">
            <text:p>13685</text:p>
          </table:table-cell>
          <table:table-cell table:formula="of:=ROUND(([.$E$3]^([.B113]/([.$G$2]-1))-1)*[.$G$1]/([.$E$3]-1); 0)" office:value-type="float" office:value="5478">
            <text:p>547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11">
            <text:p>111</text:p>
          </table:table-cell>
          <table:table-cell table:formula="of:=ROUND([.$C$3]*POWER([.$G$6];[.B114]);0)" office:value-type="float" office:value="14923">
            <text:p>14923</text:p>
          </table:table-cell>
          <table:table-cell table:formula="of:=ROUND(([.$E$3]^([.B114]/([.$G$2]-1))-1)*[.$G$1]/([.$E$3]-1); 0)" office:value-type="float" office:value="5855">
            <text:p>585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12">
            <text:p>112</text:p>
          </table:table-cell>
          <table:table-cell table:formula="of:=ROUND([.$C$3]*POWER([.$G$6];[.B115]);0)" office:value-type="float" office:value="16272">
            <text:p>16272</text:p>
          </table:table-cell>
          <table:table-cell table:formula="of:=ROUND(([.$E$3]^([.B115]/([.$G$2]-1))-1)*[.$G$1]/([.$E$3]-1); 0)" office:value-type="float" office:value="6257">
            <text:p>625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13">
            <text:p>113</text:p>
          </table:table-cell>
          <table:table-cell table:formula="of:=ROUND([.$C$3]*POWER([.$G$6];[.B116]);0)" office:value-type="float" office:value="17744">
            <text:p>17744</text:p>
          </table:table-cell>
          <table:table-cell table:formula="of:=ROUND(([.$E$3]^([.B116]/([.$G$2]-1))-1)*[.$G$1]/([.$E$3]-1); 0)" office:value-type="float" office:value="6687">
            <text:p>668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14">
            <text:p>114</text:p>
          </table:table-cell>
          <table:table-cell table:formula="of:=ROUND([.$C$3]*POWER([.$G$6];[.B117]);0)" office:value-type="float" office:value="19349">
            <text:p>19349</text:p>
          </table:table-cell>
          <table:table-cell table:formula="of:=ROUND(([.$E$3]^([.B117]/([.$G$2]-1))-1)*[.$G$1]/([.$E$3]-1); 0)" office:value-type="float" office:value="7146">
            <text:p>714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15">
            <text:p>115</text:p>
          </table:table-cell>
          <table:table-cell table:formula="of:=ROUND([.$C$3]*POWER([.$G$6];[.B118]);0)" office:value-type="float" office:value="21099">
            <text:p>21099</text:p>
          </table:table-cell>
          <table:table-cell table:formula="of:=ROUND(([.$E$3]^([.B118]/([.$G$2]-1))-1)*[.$G$1]/([.$E$3]-1); 0)" office:value-type="float" office:value="7636">
            <text:p>763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16">
            <text:p>116</text:p>
          </table:table-cell>
          <table:table-cell table:formula="of:=ROUND([.$C$3]*POWER([.$G$6];[.B119]);0)" office:value-type="float" office:value="23007">
            <text:p>23007</text:p>
          </table:table-cell>
          <table:table-cell table:formula="of:=ROUND(([.$E$3]^([.B119]/([.$G$2]-1))-1)*[.$G$1]/([.$E$3]-1); 0)" office:value-type="float" office:value="8161">
            <text:p>816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17">
            <text:p>117</text:p>
          </table:table-cell>
          <table:table-cell table:formula="of:=ROUND([.$C$3]*POWER([.$G$6];[.B120]);0)" office:value-type="float" office:value="25087">
            <text:p>25087</text:p>
          </table:table-cell>
          <table:table-cell table:formula="of:=ROUND(([.$E$3]^([.B120]/([.$G$2]-1))-1)*[.$G$1]/([.$E$3]-1); 0)" office:value-type="float" office:value="8721">
            <text:p>872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18">
            <text:p>118</text:p>
          </table:table-cell>
          <table:table-cell table:formula="of:=ROUND([.$C$3]*POWER([.$G$6];[.B121]);0)" office:value-type="float" office:value="27356">
            <text:p>27356</text:p>
          </table:table-cell>
          <table:table-cell table:formula="of:=ROUND(([.$E$3]^([.B121]/([.$G$2]-1))-1)*[.$G$1]/([.$E$3]-1); 0)" office:value-type="float" office:value="9320">
            <text:p>932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19">
            <text:p>119</text:p>
          </table:table-cell>
          <table:table-cell table:formula="of:=ROUND([.$C$3]*POWER([.$G$6];[.B122]);0)" office:value-type="float" office:value="29831">
            <text:p>29831</text:p>
          </table:table-cell>
          <table:table-cell table:formula="of:=ROUND(([.$E$3]^([.B122]/([.$G$2]-1))-1)*[.$G$1]/([.$E$3]-1); 0)" office:value-type="float" office:value="9960">
            <text:p>996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20">
            <text:p>120</text:p>
          </table:table-cell>
          <table:table-cell table:formula="of:=ROUND([.$C$3]*POWER([.$G$6];[.B123]);0)" office:value-type="float" office:value="32528">
            <text:p>32528</text:p>
          </table:table-cell>
          <table:table-cell table:formula="of:=ROUND(([.$E$3]^([.B123]/([.$G$2]-1))-1)*[.$G$1]/([.$E$3]-1); 0)" office:value-type="float" office:value="10644">
            <text:p>1064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21">
            <text:p>121</text:p>
          </table:table-cell>
          <table:table-cell table:formula="of:=ROUND([.$C$3]*POWER([.$G$6];[.B124]);0)" office:value-type="float" office:value="35470">
            <text:p>35470</text:p>
          </table:table-cell>
          <table:table-cell table:formula="of:=ROUND(([.$E$3]^([.B124]/([.$G$2]-1))-1)*[.$G$1]/([.$E$3]-1); 0)" office:value-type="float" office:value="11375">
            <text:p>1137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22">
            <text:p>122</text:p>
          </table:table-cell>
          <table:table-cell table:formula="of:=ROUND([.$C$3]*POWER([.$G$6];[.B125]);0)" office:value-type="float" office:value="38678">
            <text:p>38678</text:p>
          </table:table-cell>
          <table:table-cell table:formula="of:=ROUND(([.$E$3]^([.B125]/([.$G$2]-1))-1)*[.$G$1]/([.$E$3]-1); 0)" office:value-type="float" office:value="12156">
            <text:p>1215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23">
            <text:p>123</text:p>
          </table:table-cell>
          <table:table-cell table:formula="of:=ROUND([.$C$3]*POWER([.$G$6];[.B126]);0)" office:value-type="float" office:value="42176">
            <text:p>42176</text:p>
          </table:table-cell>
          <table:table-cell table:formula="of:=ROUND(([.$E$3]^([.B126]/([.$G$2]-1))-1)*[.$G$1]/([.$E$3]-1); 0)" office:value-type="float" office:value="12990">
            <text:p>1299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24">
            <text:p>124</text:p>
          </table:table-cell>
          <table:table-cell table:formula="of:=ROUND([.$C$3]*POWER([.$G$6];[.B127]);0)" office:value-type="float" office:value="45991">
            <text:p>45991</text:p>
          </table:table-cell>
          <table:table-cell table:formula="of:=ROUND(([.$E$3]^([.B127]/([.$G$2]-1))-1)*[.$G$1]/([.$E$3]-1); 0)" office:value-type="float" office:value="13882">
            <text:p>1388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25">
            <text:p>125</text:p>
          </table:table-cell>
          <table:table-cell table:formula="of:=ROUND([.$C$3]*POWER([.$G$6];[.B128]);0)" office:value-type="float" office:value="50150">
            <text:p>50150</text:p>
          </table:table-cell>
          <table:table-cell table:formula="of:=ROUND(([.$E$3]^([.B128]/([.$G$2]-1))-1)*[.$G$1]/([.$E$3]-1); 0)" office:value-type="float" office:value="14835">
            <text:p>1483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26">
            <text:p>126</text:p>
          </table:table-cell>
          <table:table-cell table:formula="of:=ROUND([.$C$3]*POWER([.$G$6];[.B129]);0)" office:value-type="float" office:value="54686">
            <text:p>54686</text:p>
          </table:table-cell>
          <table:table-cell table:formula="of:=ROUND(([.$E$3]^([.B129]/([.$G$2]-1))-1)*[.$G$1]/([.$E$3]-1); 0)" office:value-type="float" office:value="15854">
            <text:p>1585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27">
            <text:p>127</text:p>
          </table:table-cell>
          <table:table-cell table:formula="of:=ROUND([.$C$3]*POWER([.$G$6];[.B130]);0)" office:value-type="float" office:value="59632">
            <text:p>59632</text:p>
          </table:table-cell>
          <table:table-cell table:formula="of:=ROUND(([.$E$3]^([.B130]/([.$G$2]-1))-1)*[.$G$1]/([.$E$3]-1); 0)" office:value-type="float" office:value="16942">
            <text:p>1694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28">
            <text:p>128</text:p>
          </table:table-cell>
          <table:table-cell table:formula="of:=ROUND([.$C$3]*POWER([.$G$6];[.B131]);0)" office:value-type="float" office:value="65025">
            <text:p>65025</text:p>
          </table:table-cell>
          <table:table-cell table:formula="of:=ROUND(([.$E$3]^([.B131]/([.$G$2]-1))-1)*[.$G$1]/([.$E$3]-1); 0)" office:value-type="float" office:value="18105">
            <text:p>1810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29">
            <text:p>129</text:p>
          </table:table-cell>
          <table:table-cell table:formula="of:=ROUND([.$C$3]*POWER([.$G$6];[.B132]);0)" office:value-type="float" office:value="70906">
            <text:p>70906</text:p>
          </table:table-cell>
          <table:table-cell table:formula="of:=ROUND(([.$E$3]^([.B132]/([.$G$2]-1))-1)*[.$G$1]/([.$E$3]-1); 0)" office:value-type="float" office:value="19348">
            <text:p>1934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30">
            <text:p>130</text:p>
          </table:table-cell>
          <table:table-cell table:formula="of:=ROUND([.$C$3]*POWER([.$G$6];[.B133]);0)" office:value-type="float" office:value="77319">
            <text:p>77319</text:p>
          </table:table-cell>
          <table:table-cell table:formula="of:=ROUND(([.$E$3]^([.B133]/([.$G$2]-1))-1)*[.$G$1]/([.$E$3]-1); 0)" office:value-type="float" office:value="20676">
            <text:p>2067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31">
            <text:p>131</text:p>
          </table:table-cell>
          <table:table-cell table:formula="of:=ROUND([.$C$3]*POWER([.$G$6];[.B134]);0)" office:value-type="float" office:value="84312">
            <text:p>84312</text:p>
          </table:table-cell>
          <table:table-cell table:formula="of:=ROUND(([.$E$3]^([.B134]/([.$G$2]-1))-1)*[.$G$1]/([.$E$3]-1); 0)" office:value-type="float" office:value="22095">
            <text:p>2209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32">
            <text:p>132</text:p>
          </table:table-cell>
          <table:table-cell table:formula="of:=ROUND([.$C$3]*POWER([.$G$6];[.B135]);0)" office:value-type="float" office:value="91937">
            <text:p>91937</text:p>
          </table:table-cell>
          <table:table-cell table:formula="of:=ROUND(([.$E$3]^([.B135]/([.$G$2]-1))-1)*[.$G$1]/([.$E$3]-1); 0)" office:value-type="float" office:value="23612">
            <text:p>2361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33">
            <text:p>133</text:p>
          </table:table-cell>
          <table:table-cell table:formula="of:=ROUND([.$C$3]*POWER([.$G$6];[.B136]);0)" office:value-type="float" office:value="100252">
            <text:p>100252</text:p>
          </table:table-cell>
          <table:table-cell table:formula="of:=ROUND(([.$E$3]^([.B136]/([.$G$2]-1))-1)*[.$G$1]/([.$E$3]-1); 0)" office:value-type="float" office:value="25233">
            <text:p>2523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34">
            <text:p>134</text:p>
          </table:table-cell>
          <table:table-cell table:formula="of:=ROUND([.$C$3]*POWER([.$G$6];[.B137]);0)" office:value-type="float" office:value="109318">
            <text:p>109318</text:p>
          </table:table-cell>
          <table:table-cell table:formula="of:=ROUND(([.$E$3]^([.B137]/([.$G$2]-1))-1)*[.$G$1]/([.$E$3]-1); 0)" office:value-type="float" office:value="26965">
            <text:p>2696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35">
            <text:p>135</text:p>
          </table:table-cell>
          <table:table-cell table:formula="of:=ROUND([.$C$3]*POWER([.$G$6];[.B138]);0)" office:value-type="float" office:value="119205">
            <text:p>119205</text:p>
          </table:table-cell>
          <table:table-cell table:formula="of:=ROUND(([.$E$3]^([.B138]/([.$G$2]-1))-1)*[.$G$1]/([.$E$3]-1); 0)" office:value-type="float" office:value="28816">
            <text:p>2881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36">
            <text:p>136</text:p>
          </table:table-cell>
          <table:table-cell table:formula="of:=ROUND([.$C$3]*POWER([.$G$6];[.B139]);0)" office:value-type="float" office:value="129986">
            <text:p>129986</text:p>
          </table:table-cell>
          <table:table-cell table:formula="of:=ROUND(([.$E$3]^([.B139]/([.$G$2]-1))-1)*[.$G$1]/([.$E$3]-1); 0)" office:value-type="float" office:value="30794">
            <text:p>3079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37">
            <text:p>137</text:p>
          </table:table-cell>
          <table:table-cell table:formula="of:=ROUND([.$C$3]*POWER([.$G$6];[.B140]);0)" office:value-type="float" office:value="141742">
            <text:p>141742</text:p>
          </table:table-cell>
          <table:table-cell table:formula="of:=ROUND(([.$E$3]^([.B140]/([.$G$2]-1))-1)*[.$G$1]/([.$E$3]-1); 0)" office:value-type="float" office:value="32908">
            <text:p>3290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38">
            <text:p>138</text:p>
          </table:table-cell>
          <table:table-cell table:formula="of:=ROUND([.$C$3]*POWER([.$G$6];[.B141]);0)" office:value-type="float" office:value="154562">
            <text:p>154562</text:p>
          </table:table-cell>
          <table:table-cell table:formula="of:=ROUND(([.$E$3]^([.B141]/([.$G$2]-1))-1)*[.$G$1]/([.$E$3]-1); 0)" office:value-type="float" office:value="35167">
            <text:p>3516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39">
            <text:p>139</text:p>
          </table:table-cell>
          <table:table-cell table:formula="of:=ROUND([.$C$3]*POWER([.$G$6];[.B142]);0)" office:value-type="float" office:value="168541">
            <text:p>168541</text:p>
          </table:table-cell>
          <table:table-cell table:formula="of:=ROUND(([.$E$3]^([.B142]/([.$G$2]-1))-1)*[.$G$1]/([.$E$3]-1); 0)" office:value-type="float" office:value="37581">
            <text:p>3758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40">
            <text:p>140</text:p>
          </table:table-cell>
          <table:table-cell table:formula="of:=ROUND([.$C$3]*POWER([.$G$6];[.B143]);0)" office:value-type="float" office:value="183784">
            <text:p>183784</text:p>
          </table:table-cell>
          <table:table-cell table:formula="of:=ROUND(([.$E$3]^([.B143]/([.$G$2]-1))-1)*[.$G$1]/([.$E$3]-1); 0)" office:value-type="float" office:value="40161">
            <text:p>4016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41">
            <text:p>141</text:p>
          </table:table-cell>
          <table:table-cell table:formula="of:=ROUND([.$C$3]*POWER([.$G$6];[.B144]);0)" office:value-type="float" office:value="200405">
            <text:p>200405</text:p>
          </table:table-cell>
          <table:table-cell table:formula="of:=ROUND(([.$E$3]^([.B144]/([.$G$2]-1))-1)*[.$G$1]/([.$E$3]-1); 0)" office:value-type="float" office:value="42918">
            <text:p>4291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42">
            <text:p>142</text:p>
          </table:table-cell>
          <table:table-cell table:formula="of:=ROUND([.$C$3]*POWER([.$G$6];[.B145]);0)" office:value-type="float" office:value="218530">
            <text:p>218530</text:p>
          </table:table-cell>
          <table:table-cell table:formula="of:=ROUND(([.$E$3]^([.B145]/([.$G$2]-1))-1)*[.$G$1]/([.$E$3]-1); 0)" office:value-type="float" office:value="45864">
            <text:p>4586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43">
            <text:p>143</text:p>
          </table:table-cell>
          <table:table-cell table:formula="of:=ROUND([.$C$3]*POWER([.$G$6];[.B146]);0)" office:value-type="float" office:value="238294">
            <text:p>238294</text:p>
          </table:table-cell>
          <table:table-cell table:formula="of:=ROUND(([.$E$3]^([.B146]/([.$G$2]-1))-1)*[.$G$1]/([.$E$3]-1); 0)" office:value-type="float" office:value="49012">
            <text:p>4901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44">
            <text:p>144</text:p>
          </table:table-cell>
          <table:table-cell table:formula="of:=ROUND([.$C$3]*POWER([.$G$6];[.B147]);0)" office:value-type="float" office:value="259846">
            <text:p>259846</text:p>
          </table:table-cell>
          <table:table-cell table:formula="of:=ROUND(([.$E$3]^([.B147]/([.$G$2]-1))-1)*[.$G$1]/([.$E$3]-1); 0)" office:value-type="float" office:value="52376">
            <text:p>5237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45">
            <text:p>145</text:p>
          </table:table-cell>
          <table:table-cell table:formula="of:=ROUND([.$C$3]*POWER([.$G$6];[.B148]);0)" office:value-type="float" office:value="283346">
            <text:p>283346</text:p>
          </table:table-cell>
          <table:table-cell table:formula="of:=ROUND(([.$E$3]^([.B148]/([.$G$2]-1))-1)*[.$G$1]/([.$E$3]-1); 0)" office:value-type="float" office:value="55971">
            <text:p>5597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46">
            <text:p>146</text:p>
          </table:table-cell>
          <table:table-cell table:formula="of:=ROUND([.$C$3]*POWER([.$G$6];[.B149]);0)" office:value-type="float" office:value="308972">
            <text:p>308972</text:p>
          </table:table-cell>
          <table:table-cell table:formula="of:=ROUND(([.$E$3]^([.B149]/([.$G$2]-1))-1)*[.$G$1]/([.$E$3]-1); 0)" office:value-type="float" office:value="59813">
            <text:p>5981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47">
            <text:p>147</text:p>
          </table:table-cell>
          <table:table-cell table:formula="of:=ROUND([.$C$3]*POWER([.$G$6];[.B150]);0)" office:value-type="float" office:value="336916">
            <text:p>336916</text:p>
          </table:table-cell>
          <table:table-cell table:formula="of:=ROUND(([.$E$3]^([.B150]/([.$G$2]-1))-1)*[.$G$1]/([.$E$3]-1); 0)" office:value-type="float" office:value="63918">
            <text:p>6391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48">
            <text:p>148</text:p>
          </table:table-cell>
          <table:table-cell table:formula="of:=ROUND([.$C$3]*POWER([.$G$6];[.B151]);0)" office:value-type="float" office:value="367387">
            <text:p>367387</text:p>
          </table:table-cell>
          <table:table-cell table:formula="of:=ROUND(([.$E$3]^([.B151]/([.$G$2]-1))-1)*[.$G$1]/([.$E$3]-1); 0)" office:value-type="float" office:value="68306">
            <text:p>6830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49">
            <text:p>149</text:p>
          </table:table-cell>
          <table:table-cell table:formula="of:=ROUND([.$C$3]*POWER([.$G$6];[.B152]);0)" office:value-type="float" office:value="400614">
            <text:p>400614</text:p>
          </table:table-cell>
          <table:table-cell table:formula="of:=ROUND(([.$E$3]^([.B152]/([.$G$2]-1))-1)*[.$G$1]/([.$E$3]-1); 0)" office:value-type="float" office:value="72994">
            <text:p>7299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50">
            <text:p>150</text:p>
          </table:table-cell>
          <table:table-cell table:formula="of:=ROUND([.$C$3]*POWER([.$G$6];[.B153]);0)" office:value-type="float" office:value="436846">
            <text:p>436846</text:p>
          </table:table-cell>
          <table:table-cell table:formula="of:=ROUND(([.$E$3]^([.B153]/([.$G$2]-1))-1)*[.$G$1]/([.$E$3]-1); 0)" office:value-type="float" office:value="78004">
            <text:p>7800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51">
            <text:p>151</text:p>
          </table:table-cell>
          <table:table-cell table:formula="of:=ROUND([.$C$3]*POWER([.$G$6];[.B154]);0)" office:value-type="float" office:value="476355">
            <text:p>476355</text:p>
          </table:table-cell>
          <table:table-cell table:formula="of:=ROUND(([.$E$3]^([.B154]/([.$G$2]-1))-1)*[.$G$1]/([.$E$3]-1); 0)" office:value-type="float" office:value="83359">
            <text:p>8335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52">
            <text:p>152</text:p>
          </table:table-cell>
          <table:table-cell table:formula="of:=ROUND([.$C$3]*POWER([.$G$6];[.B155]);0)" office:value-type="float" office:value="519437">
            <text:p>519437</text:p>
          </table:table-cell>
          <table:table-cell table:formula="of:=ROUND(([.$E$3]^([.B155]/([.$G$2]-1))-1)*[.$G$1]/([.$E$3]-1); 0)" office:value-type="float" office:value="89080">
            <text:p>8908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53">
            <text:p>153</text:p>
          </table:table-cell>
          <table:table-cell table:formula="of:=ROUND([.$C$3]*POWER([.$G$6];[.B156]);0)" office:value-type="float" office:value="566415">
            <text:p>566415</text:p>
          </table:table-cell>
          <table:table-cell table:formula="of:=ROUND(([.$E$3]^([.B156]/([.$G$2]-1))-1)*[.$G$1]/([.$E$3]-1); 0)" office:value-type="float" office:value="95194">
            <text:p>9519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54">
            <text:p>154</text:p>
          </table:table-cell>
          <table:table-cell table:formula="of:=ROUND([.$C$3]*POWER([.$G$6];[.B157]);0)" office:value-type="float" office:value="617643">
            <text:p>617643</text:p>
          </table:table-cell>
          <table:table-cell table:formula="of:=ROUND(([.$E$3]^([.B157]/([.$G$2]-1))-1)*[.$G$1]/([.$E$3]-1); 0)" office:value-type="float" office:value="101728">
            <text:p>10172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55">
            <text:p>155</text:p>
          </table:table-cell>
          <table:table-cell table:formula="of:=ROUND([.$C$3]*POWER([.$G$6];[.B158]);0)" office:value-type="float" office:value="673503">
            <text:p>673503</text:p>
          </table:table-cell>
          <table:table-cell table:formula="of:=ROUND(([.$E$3]^([.B158]/([.$G$2]-1))-1)*[.$G$1]/([.$E$3]-1); 0)" office:value-type="float" office:value="108711">
            <text:p>10871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56">
            <text:p>156</text:p>
          </table:table-cell>
          <table:table-cell table:formula="of:=ROUND([.$C$3]*POWER([.$G$6];[.B159]);0)" office:value-type="float" office:value="734415">
            <text:p>734415</text:p>
          </table:table-cell>
          <table:table-cell table:formula="of:=ROUND(([.$E$3]^([.B159]/([.$G$2]-1))-1)*[.$G$1]/([.$E$3]-1); 0)" office:value-type="float" office:value="116173">
            <text:p>11617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57">
            <text:p>157</text:p>
          </table:table-cell>
          <table:table-cell table:formula="of:=ROUND([.$C$3]*POWER([.$G$6];[.B160]);0)" office:value-type="float" office:value="800837">
            <text:p>800837</text:p>
          </table:table-cell>
          <table:table-cell table:formula="of:=ROUND(([.$E$3]^([.B160]/([.$G$2]-1))-1)*[.$G$1]/([.$E$3]-1); 0)" office:value-type="float" office:value="124146">
            <text:p>12414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58">
            <text:p>158</text:p>
          </table:table-cell>
          <table:table-cell table:formula="of:=ROUND([.$C$3]*POWER([.$G$6];[.B161]);0)" office:value-type="float" office:value="873265">
            <text:p>873265</text:p>
          </table:table-cell>
          <table:table-cell table:formula="of:=ROUND(([.$E$3]^([.B161]/([.$G$2]-1))-1)*[.$G$1]/([.$E$3]-1); 0)" office:value-type="float" office:value="132668">
            <text:p>13266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59">
            <text:p>159</text:p>
          </table:table-cell>
          <table:table-cell table:formula="of:=ROUND([.$C$3]*POWER([.$G$6];[.B162]);0)" office:value-type="float" office:value="952244">
            <text:p>952244</text:p>
          </table:table-cell>
          <table:table-cell table:formula="of:=ROUND(([.$E$3]^([.B162]/([.$G$2]-1))-1)*[.$G$1]/([.$E$3]-1); 0)" office:value-type="float" office:value="141774">
            <text:p>14177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60">
            <text:p>160</text:p>
          </table:table-cell>
          <table:table-cell table:formula="of:=ROUND([.$C$3]*POWER([.$G$6];[.B163]);0)" office:value-type="float" office:value="1038366">
            <text:p>1038366</text:p>
          </table:table-cell>
          <table:table-cell table:formula="of:=ROUND(([.$E$3]^([.B163]/([.$G$2]-1))-1)*[.$G$1]/([.$E$3]-1); 0)" office:value-type="float" office:value="151505">
            <text:p>15150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61">
            <text:p>161</text:p>
          </table:table-cell>
          <table:table-cell table:formula="of:=ROUND([.$C$3]*POWER([.$G$6];[.B164]);0)" office:value-type="float" office:value="1132277">
            <text:p>1132277</text:p>
          </table:table-cell>
          <table:table-cell table:formula="of:=ROUND(([.$E$3]^([.B164]/([.$G$2]-1))-1)*[.$G$1]/([.$E$3]-1); 0)" office:value-type="float" office:value="161903">
            <text:p>16190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62">
            <text:p>162</text:p>
          </table:table-cell>
          <table:table-cell table:formula="of:=ROUND([.$C$3]*POWER([.$G$6];[.B165]);0)" office:value-type="float" office:value="1234681">
            <text:p>1234681</text:p>
          </table:table-cell>
          <table:table-cell table:formula="of:=ROUND(([.$E$3]^([.B165]/([.$G$2]-1))-1)*[.$G$1]/([.$E$3]-1); 0)" office:value-type="float" office:value="173016">
            <text:p>17301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63">
            <text:p>163</text:p>
          </table:table-cell>
          <table:table-cell table:formula="of:=ROUND([.$C$3]*POWER([.$G$6];[.B166]);0)" office:value-type="float" office:value="1346347">
            <text:p>1346347</text:p>
          </table:table-cell>
          <table:table-cell table:formula="of:=ROUND(([.$E$3]^([.B166]/([.$G$2]-1))-1)*[.$G$1]/([.$E$3]-1); 0)" office:value-type="float" office:value="184891">
            <text:p>18489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64">
            <text:p>164</text:p>
          </table:table-cell>
          <table:table-cell table:formula="of:=ROUND([.$C$3]*POWER([.$G$6];[.B167]);0)" office:value-type="float" office:value="1468112">
            <text:p>1468112</text:p>
          </table:table-cell>
          <table:table-cell table:formula="of:=ROUND(([.$E$3]^([.B167]/([.$G$2]-1))-1)*[.$G$1]/([.$E$3]-1); 0)" office:value-type="float" office:value="197582">
            <text:p>19758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65">
            <text:p>165</text:p>
          </table:table-cell>
          <table:table-cell table:formula="of:=ROUND([.$C$3]*POWER([.$G$6];[.B168]);0)" office:value-type="float" office:value="1600890">
            <text:p>1600890</text:p>
          </table:table-cell>
          <table:table-cell table:formula="of:=ROUND(([.$E$3]^([.B168]/([.$G$2]-1))-1)*[.$G$1]/([.$E$3]-1); 0)" office:value-type="float" office:value="211143">
            <text:p>21114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66">
            <text:p>166</text:p>
          </table:table-cell>
          <table:table-cell table:formula="of:=ROUND([.$C$3]*POWER([.$G$6];[.B169]);0)" office:value-type="float" office:value="1745676">
            <text:p>1745676</text:p>
          </table:table-cell>
          <table:table-cell table:formula="of:=ROUND(([.$E$3]^([.B169]/([.$G$2]-1))-1)*[.$G$1]/([.$E$3]-1); 0)" office:value-type="float" office:value="225635">
            <text:p>22563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67">
            <text:p>167</text:p>
          </table:table-cell>
          <table:table-cell table:formula="of:=ROUND([.$C$3]*POWER([.$G$6];[.B170]);0)" office:value-type="float" office:value="1903557">
            <text:p>1903557</text:p>
          </table:table-cell>
          <table:table-cell table:formula="of:=ROUND(([.$E$3]^([.B170]/([.$G$2]-1))-1)*[.$G$1]/([.$E$3]-1); 0)" office:value-type="float" office:value="241122">
            <text:p>24112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68">
            <text:p>168</text:p>
          </table:table-cell>
          <table:table-cell table:formula="of:=ROUND([.$C$3]*POWER([.$G$6];[.B171]);0)" office:value-type="float" office:value="2075716">
            <text:p>2075716</text:p>
          </table:table-cell>
          <table:table-cell table:formula="of:=ROUND(([.$E$3]^([.B171]/([.$G$2]-1))-1)*[.$G$1]/([.$E$3]-1); 0)" office:value-type="float" office:value="257672">
            <text:p>25767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69">
            <text:p>169</text:p>
          </table:table-cell>
          <table:table-cell table:formula="of:=ROUND([.$C$3]*POWER([.$G$6];[.B172]);0)" office:value-type="float" office:value="2263446">
            <text:p>2263446</text:p>
          </table:table-cell>
          <table:table-cell table:formula="of:=ROUND(([.$E$3]^([.B172]/([.$G$2]-1))-1)*[.$G$1]/([.$E$3]-1); 0)" office:value-type="float" office:value="275358">
            <text:p>27535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70">
            <text:p>170</text:p>
          </table:table-cell>
          <table:table-cell table:formula="of:=ROUND([.$C$3]*POWER([.$G$6];[.B173]);0)" office:value-type="float" office:value="2468155">
            <text:p>2468155</text:p>
          </table:table-cell>
          <table:table-cell table:formula="of:=ROUND(([.$E$3]^([.B173]/([.$G$2]-1))-1)*[.$G$1]/([.$E$3]-1); 0)" office:value-type="float" office:value="294257">
            <text:p>29425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71">
            <text:p>171</text:p>
          </table:table-cell>
          <table:table-cell table:formula="of:=ROUND([.$C$3]*POWER([.$G$6];[.B174]);0)" office:value-type="float" office:value="2691377">
            <text:p>2691377</text:p>
          </table:table-cell>
          <table:table-cell table:formula="of:=ROUND(([.$E$3]^([.B174]/([.$G$2]-1))-1)*[.$G$1]/([.$E$3]-1); 0)" office:value-type="float" office:value="314454">
            <text:p>31445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72">
            <text:p>172</text:p>
          </table:table-cell>
          <table:table-cell table:formula="of:=ROUND([.$C$3]*POWER([.$G$6];[.B175]);0)" office:value-type="float" office:value="2934788">
            <text:p>2934788</text:p>
          </table:table-cell>
          <table:table-cell table:formula="of:=ROUND(([.$E$3]^([.B175]/([.$G$2]-1))-1)*[.$G$1]/([.$E$3]-1); 0)" office:value-type="float" office:value="336037">
            <text:p>33603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73">
            <text:p>173</text:p>
          </table:table-cell>
          <table:table-cell table:formula="of:=ROUND([.$C$3]*POWER([.$G$6];[.B176]);0)" office:value-type="float" office:value="3200213">
            <text:p>3200213</text:p>
          </table:table-cell>
          <table:table-cell table:formula="of:=ROUND(([.$E$3]^([.B176]/([.$G$2]-1))-1)*[.$G$1]/([.$E$3]-1); 0)" office:value-type="float" office:value="359102">
            <text:p>3591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74">
            <text:p>174</text:p>
          </table:table-cell>
          <table:table-cell table:formula="of:=ROUND([.$C$3]*POWER([.$G$6];[.B177]);0)" office:value-type="float" office:value="3489644">
            <text:p>3489644</text:p>
          </table:table-cell>
          <table:table-cell table:formula="of:=ROUND(([.$E$3]^([.B177]/([.$G$2]-1))-1)*[.$G$1]/([.$E$3]-1); 0)" office:value-type="float" office:value="383749">
            <text:p>38374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75">
            <text:p>175</text:p>
          </table:table-cell>
          <table:table-cell table:formula="of:=ROUND([.$C$3]*POWER([.$G$6];[.B178]);0)" office:value-type="float" office:value="3805251">
            <text:p>3805251</text:p>
          </table:table-cell>
          <table:table-cell table:formula="of:=ROUND(([.$E$3]^([.B178]/([.$G$2]-1))-1)*[.$G$1]/([.$E$3]-1); 0)" office:value-type="float" office:value="410088">
            <text:p>41008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76">
            <text:p>176</text:p>
          </table:table-cell>
          <table:table-cell table:formula="of:=ROUND([.$C$3]*POWER([.$G$6];[.B179]);0)" office:value-type="float" office:value="4149402">
            <text:p>4149402</text:p>
          </table:table-cell>
          <table:table-cell table:formula="of:=ROUND(([.$E$3]^([.B179]/([.$G$2]-1))-1)*[.$G$1]/([.$E$3]-1); 0)" office:value-type="float" office:value="438235">
            <text:p>43823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77">
            <text:p>177</text:p>
          </table:table-cell>
          <table:table-cell table:formula="of:=ROUND([.$C$3]*POWER([.$G$6];[.B180]);0)" office:value-type="float" office:value="4524678">
            <text:p>4524678</text:p>
          </table:table-cell>
          <table:table-cell table:formula="of:=ROUND(([.$E$3]^([.B180]/([.$G$2]-1))-1)*[.$G$1]/([.$E$3]-1); 0)" office:value-type="float" office:value="468314">
            <text:p>46831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78">
            <text:p>178</text:p>
          </table:table-cell>
          <table:table-cell table:formula="of:=ROUND([.$C$3]*POWER([.$G$6];[.B181]);0)" office:value-type="float" office:value="4933895">
            <text:p>4933895</text:p>
          </table:table-cell>
          <table:table-cell table:formula="of:=ROUND(([.$E$3]^([.B181]/([.$G$2]-1))-1)*[.$G$1]/([.$E$3]-1); 0)" office:value-type="float" office:value="500457">
            <text:p>50045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79">
            <text:p>179</text:p>
          </table:table-cell>
          <table:table-cell table:formula="of:=ROUND([.$C$3]*POWER([.$G$6];[.B182]);0)" office:value-type="float" office:value="5380121">
            <text:p>5380121</text:p>
          </table:table-cell>
          <table:table-cell table:formula="of:=ROUND(([.$E$3]^([.B182]/([.$G$2]-1))-1)*[.$G$1]/([.$E$3]-1); 0)" office:value-type="float" office:value="534806">
            <text:p>53480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80">
            <text:p>180</text:p>
          </table:table-cell>
          <table:table-cell table:formula="of:=ROUND([.$C$3]*POWER([.$G$6];[.B183]);0)" office:value-type="float" office:value="5866705">
            <text:p>5866705</text:p>
          </table:table-cell>
          <table:table-cell table:formula="of:=ROUND(([.$E$3]^([.B183]/([.$G$2]-1))-1)*[.$G$1]/([.$E$3]-1); 0)" office:value-type="float" office:value="571514">
            <text:p>57151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81">
            <text:p>181</text:p>
          </table:table-cell>
          <table:table-cell table:formula="of:=ROUND([.$C$3]*POWER([.$G$6];[.B184]);0)" office:value-type="float" office:value="6397296">
            <text:p>6397296</text:p>
          </table:table-cell>
          <table:table-cell table:formula="of:=ROUND(([.$E$3]^([.B184]/([.$G$2]-1))-1)*[.$G$1]/([.$E$3]-1); 0)" office:value-type="float" office:value="610740">
            <text:p>61074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82">
            <text:p>182</text:p>
          </table:table-cell>
          <table:table-cell table:formula="of:=ROUND([.$C$3]*POWER([.$G$6];[.B185]);0)" office:value-type="float" office:value="6975874">
            <text:p>6975874</text:p>
          </table:table-cell>
          <table:table-cell table:formula="of:=ROUND(([.$E$3]^([.B185]/([.$G$2]-1))-1)*[.$G$1]/([.$E$3]-1); 0)" office:value-type="float" office:value="652659">
            <text:p>65265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83">
            <text:p>183</text:p>
          </table:table-cell>
          <table:table-cell table:formula="of:=ROUND([.$C$3]*POWER([.$G$6];[.B186]);0)" office:value-type="float" office:value="7606780">
            <text:p>7606780</text:p>
          </table:table-cell>
          <table:table-cell table:formula="of:=ROUND(([.$E$3]^([.B186]/([.$G$2]-1))-1)*[.$G$1]/([.$E$3]-1); 0)" office:value-type="float" office:value="697455">
            <text:p>69745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84">
            <text:p>184</text:p>
          </table:table-cell>
          <table:table-cell table:formula="of:=ROUND([.$C$3]*POWER([.$G$6];[.B187]);0)" office:value-type="float" office:value="8294745">
            <text:p>8294745</text:p>
          </table:table-cell>
          <table:table-cell table:formula="of:=ROUND(([.$E$3]^([.B187]/([.$G$2]-1))-1)*[.$G$1]/([.$E$3]-1); 0)" office:value-type="float" office:value="745325">
            <text:p>74532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85">
            <text:p>185</text:p>
          </table:table-cell>
          <table:table-cell table:formula="of:=ROUND([.$C$3]*POWER([.$G$6];[.B188]);0)" office:value-type="float" office:value="9044930">
            <text:p>9044930</text:p>
          </table:table-cell>
          <table:table-cell table:formula="of:=ROUND(([.$E$3]^([.B188]/([.$G$2]-1))-1)*[.$G$1]/([.$E$3]-1); 0)" office:value-type="float" office:value="796481">
            <text:p>79648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86">
            <text:p>186</text:p>
          </table:table-cell>
          <table:table-cell table:formula="of:=ROUND([.$C$3]*POWER([.$G$6];[.B189]);0)" office:value-type="float" office:value="9862963">
            <text:p>9862963</text:p>
          </table:table-cell>
          <table:table-cell table:formula="of:=ROUND(([.$E$3]^([.B189]/([.$G$2]-1))-1)*[.$G$1]/([.$E$3]-1); 0)" office:value-type="float" office:value="851149">
            <text:p>85114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87">
            <text:p>187</text:p>
          </table:table-cell>
          <table:table-cell table:formula="of:=ROUND([.$C$3]*POWER([.$G$6];[.B190]);0)" office:value-type="float" office:value="10754980">
            <text:p>10754980</text:p>
          </table:table-cell>
          <table:table-cell table:formula="of:=ROUND(([.$E$3]^([.B190]/([.$G$2]-1))-1)*[.$G$1]/([.$E$3]-1); 0)" office:value-type="float" office:value="909568">
            <text:p>90956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88">
            <text:p>188</text:p>
          </table:table-cell>
          <table:table-cell table:formula="of:=ROUND([.$C$3]*POWER([.$G$6];[.B191]);0)" office:value-type="float" office:value="11727671">
            <text:p>11727671</text:p>
          </table:table-cell>
          <table:table-cell table:formula="of:=ROUND(([.$E$3]^([.B191]/([.$G$2]-1))-1)*[.$G$1]/([.$E$3]-1); 0)" office:value-type="float" office:value="971997">
            <text:p>97199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89">
            <text:p>189</text:p>
          </table:table-cell>
          <table:table-cell table:formula="of:=ROUND([.$C$3]*POWER([.$G$6];[.B192]);0)" office:value-type="float" office:value="12788334">
            <text:p>12788334</text:p>
          </table:table-cell>
          <table:table-cell table:formula="of:=ROUND(([.$E$3]^([.B192]/([.$G$2]-1))-1)*[.$G$1]/([.$E$3]-1); 0)" office:value-type="float" office:value="1038711">
            <text:p>103871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90">
            <text:p>190</text:p>
          </table:table-cell>
          <table:table-cell table:formula="of:=ROUND([.$C$3]*POWER([.$G$6];[.B193]);0)" office:value-type="float" office:value="13944924">
            <text:p>13944924</text:p>
          </table:table-cell>
          <table:table-cell table:formula="of:=ROUND(([.$E$3]^([.B193]/([.$G$2]-1))-1)*[.$G$1]/([.$E$3]-1); 0)" office:value-type="float" office:value="1110004">
            <text:p>111000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91">
            <text:p>191</text:p>
          </table:table-cell>
          <table:table-cell table:formula="of:=ROUND([.$C$3]*POWER([.$G$6];[.B194]);0)" office:value-type="float" office:value="15206118">
            <text:p>15206118</text:p>
          </table:table-cell>
          <table:table-cell table:formula="of:=ROUND(([.$E$3]^([.B194]/([.$G$2]-1))-1)*[.$G$1]/([.$E$3]-1); 0)" office:value-type="float" office:value="1186190">
            <text:p>118619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92">
            <text:p>192</text:p>
          </table:table-cell>
          <table:table-cell table:formula="of:=ROUND([.$C$3]*POWER([.$G$6];[.B195]);0)" office:value-type="float" office:value="16581375">
            <text:p>16581375</text:p>
          </table:table-cell>
          <table:table-cell table:formula="of:=ROUND(([.$E$3]^([.B195]/([.$G$2]-1))-1)*[.$G$1]/([.$E$3]-1); 0)" office:value-type="float" office:value="1267605">
            <text:p>126760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93">
            <text:p>193</text:p>
          </table:table-cell>
          <table:table-cell table:formula="of:=ROUND([.$C$3]*POWER([.$G$6];[.B196]);0)" office:value-type="float" office:value="18081012">
            <text:p>18081012</text:p>
          </table:table-cell>
          <table:table-cell table:formula="of:=ROUND(([.$E$3]^([.B196]/([.$G$2]-1))-1)*[.$G$1]/([.$E$3]-1); 0)" office:value-type="float" office:value="1354608">
            <text:p>135460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94">
            <text:p>194</text:p>
          </table:table-cell>
          <table:table-cell table:formula="of:=ROUND([.$C$3]*POWER([.$G$6];[.B197]);0)" office:value-type="float" office:value="19716277">
            <text:p>19716277</text:p>
          </table:table-cell>
          <table:table-cell table:formula="of:=ROUND(([.$E$3]^([.B197]/([.$G$2]-1))-1)*[.$G$1]/([.$E$3]-1); 0)" office:value-type="float" office:value="1447583">
            <text:p>144758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95">
            <text:p>195</text:p>
          </table:table-cell>
          <table:table-cell table:formula="of:=ROUND([.$C$3]*POWER([.$G$6];[.B198]);0)" office:value-type="float" office:value="21499438">
            <text:p>21499438</text:p>
          </table:table-cell>
          <table:table-cell table:formula="of:=ROUND(([.$E$3]^([.B198]/([.$G$2]-1))-1)*[.$G$1]/([.$E$3]-1); 0)" office:value-type="float" office:value="1546939">
            <text:p>154693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96">
            <text:p>196</text:p>
          </table:table-cell>
          <table:table-cell table:formula="of:=ROUND([.$C$3]*POWER([.$G$6];[.B199]);0)" office:value-type="float" office:value="23443870">
            <text:p>23443870</text:p>
          </table:table-cell>
          <table:table-cell table:formula="of:=ROUND(([.$E$3]^([.B199]/([.$G$2]-1))-1)*[.$G$1]/([.$E$3]-1); 0)" office:value-type="float" office:value="1653114">
            <text:p>165311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97">
            <text:p>197</text:p>
          </table:table-cell>
          <table:table-cell table:formula="of:=ROUND([.$C$3]*POWER([.$G$6];[.B200]);0)" office:value-type="float" office:value="25564158">
            <text:p>25564158</text:p>
          </table:table-cell>
          <table:table-cell table:formula="of:=ROUND(([.$E$3]^([.B200]/([.$G$2]-1))-1)*[.$G$1]/([.$E$3]-1); 0)" office:value-type="float" office:value="1766577">
            <text:p>176657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98">
            <text:p>198</text:p>
          </table:table-cell>
          <table:table-cell table:formula="of:=ROUND([.$C$3]*POWER([.$G$6];[.B201]);0)" office:value-type="float" office:value="27876207">
            <text:p>27876207</text:p>
          </table:table-cell>
          <table:table-cell table:formula="of:=ROUND(([.$E$3]^([.B201]/([.$G$2]-1))-1)*[.$G$1]/([.$E$3]-1); 0)" office:value-type="float" office:value="1887827">
            <text:p>188782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99">
            <text:p>199</text:p>
          </table:table-cell>
          <table:table-cell table:formula="of:=ROUND([.$C$3]*POWER([.$G$6];[.B202]);0)" office:value-type="float" office:value="30397360">
            <text:p>30397360</text:p>
          </table:table-cell>
          <table:table-cell table:formula="of:=ROUND(([.$E$3]^([.B202]/([.$G$2]-1))-1)*[.$G$1]/([.$E$3]-1); 0)" office:value-type="float" office:value="2017400">
            <text:p>201740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00">
            <text:p>200</text:p>
          </table:table-cell>
          <table:table-cell table:formula="of:=ROUND([.$C$3]*POWER([.$G$6];[.B203]);0)" office:value-type="float" office:value="33146530">
            <text:p>33146530</text:p>
          </table:table-cell>
          <table:table-cell table:formula="of:=ROUND(([.$E$3]^([.B203]/([.$G$2]-1))-1)*[.$G$1]/([.$E$3]-1); 0)" office:value-type="float" office:value="2155866">
            <text:p>215586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01">
            <text:p>201</text:p>
          </table:table-cell>
          <table:table-cell table:formula="of:=ROUND([.$C$3]*POWER([.$G$6];[.B204]);0)" office:value-type="float" office:value="36144336">
            <text:p>36144336</text:p>
          </table:table-cell>
          <table:table-cell table:formula="of:=ROUND(([.$E$3]^([.B204]/([.$G$2]-1))-1)*[.$G$1]/([.$E$3]-1); 0)" office:value-type="float" office:value="2303835">
            <text:p>230383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02">
            <text:p>202</text:p>
          </table:table-cell>
          <table:table-cell table:formula="of:=ROUND([.$C$3]*POWER([.$G$6];[.B205]);0)" office:value-type="float" office:value="39413268">
            <text:p>39413268</text:p>
          </table:table-cell>
          <table:table-cell table:formula="of:=ROUND(([.$E$3]^([.B205]/([.$G$2]-1))-1)*[.$G$1]/([.$E$3]-1); 0)" office:value-type="float" office:value="2461961">
            <text:p>246196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03">
            <text:p>203</text:p>
          </table:table-cell>
          <table:table-cell table:formula="of:=ROUND([.$C$3]*POWER([.$G$6];[.B206]);0)" office:value-type="float" office:value="42977845">
            <text:p>42977845</text:p>
          </table:table-cell>
          <table:table-cell table:formula="of:=ROUND(([.$E$3]^([.B206]/([.$G$2]-1))-1)*[.$G$1]/([.$E$3]-1); 0)" office:value-type="float" office:value="2630939">
            <text:p>263093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04">
            <text:p>204</text:p>
          </table:table-cell>
          <table:table-cell table:formula="of:=ROUND([.$C$3]*POWER([.$G$6];[.B207]);0)" office:value-type="float" office:value="46864806">
            <text:p>46864806</text:p>
          </table:table-cell>
          <table:table-cell table:formula="of:=ROUND(([.$E$3]^([.B207]/([.$G$2]-1))-1)*[.$G$1]/([.$E$3]-1); 0)" office:value-type="float" office:value="2811516">
            <text:p>281151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05">
            <text:p>205</text:p>
          </table:table-cell>
          <table:table-cell table:formula="of:=ROUND([.$C$3]*POWER([.$G$6];[.B208]);0)" office:value-type="float" office:value="51103308">
            <text:p>51103308</text:p>
          </table:table-cell>
          <table:table-cell table:formula="of:=ROUND(([.$E$3]^([.B208]/([.$G$2]-1))-1)*[.$G$1]/([.$E$3]-1); 0)" office:value-type="float" office:value="3004486">
            <text:p>300448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06">
            <text:p>206</text:p>
          </table:table-cell>
          <table:table-cell table:formula="of:=ROUND([.$C$3]*POWER([.$G$6];[.B209]);0)" office:value-type="float" office:value="55725145">
            <text:p>55725145</text:p>
          </table:table-cell>
          <table:table-cell table:formula="of:=ROUND(([.$E$3]^([.B209]/([.$G$2]-1))-1)*[.$G$1]/([.$E$3]-1); 0)" office:value-type="float" office:value="3210701">
            <text:p>321070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07">
            <text:p>207</text:p>
          </table:table-cell>
          <table:table-cell table:formula="of:=ROUND([.$C$3]*POWER([.$G$6];[.B210]);0)" office:value-type="float" office:value="60764985">
            <text:p>60764985</text:p>
          </table:table-cell>
          <table:table-cell table:formula="of:=ROUND(([.$E$3]^([.B210]/([.$G$2]-1))-1)*[.$G$1]/([.$E$3]-1); 0)" office:value-type="float" office:value="3431070">
            <text:p>343107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08">
            <text:p>208</text:p>
          </table:table-cell>
          <table:table-cell table:formula="of:=ROUND([.$C$3]*POWER([.$G$6];[.B211]);0)" office:value-type="float" office:value="66260634">
            <text:p>66260634</text:p>
          </table:table-cell>
          <table:table-cell table:formula="of:=ROUND(([.$E$3]^([.B211]/([.$G$2]-1))-1)*[.$G$1]/([.$E$3]-1); 0)" office:value-type="float" office:value="3666564">
            <text:p>366656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09">
            <text:p>209</text:p>
          </table:table-cell>
          <table:table-cell table:formula="of:=ROUND([.$C$3]*POWER([.$G$6];[.B212]);0)" office:value-type="float" office:value="72253315">
            <text:p>72253315</text:p>
          </table:table-cell>
          <table:table-cell table:formula="of:=ROUND(([.$E$3]^([.B212]/([.$G$2]-1))-1)*[.$G$1]/([.$E$3]-1); 0)" office:value-type="float" office:value="3918221">
            <text:p>391822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10">
            <text:p>210</text:p>
          </table:table-cell>
          <table:table-cell table:formula="of:=ROUND([.$C$3]*POWER([.$G$6];[.B213]);0)" office:value-type="float" office:value="78787980">
            <text:p>78787980</text:p>
          </table:table-cell>
          <table:table-cell table:formula="of:=ROUND(([.$E$3]^([.B213]/([.$G$2]-1))-1)*[.$G$1]/([.$E$3]-1); 0)" office:value-type="float" office:value="4187151">
            <text:p>418715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11">
            <text:p>211</text:p>
          </table:table-cell>
          <table:table-cell table:formula="of:=ROUND([.$C$3]*POWER([.$G$6];[.B214]);0)" office:value-type="float" office:value="85913647">
            <text:p>85913647</text:p>
          </table:table-cell>
          <table:table-cell table:formula="of:=ROUND(([.$E$3]^([.B214]/([.$G$2]-1))-1)*[.$G$1]/([.$E$3]-1); 0)" office:value-type="float" office:value="4474539">
            <text:p>447453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12">
            <text:p>212</text:p>
          </table:table-cell>
          <table:table-cell table:formula="of:=ROUND([.$C$3]*POWER([.$G$6];[.B215]);0)" office:value-type="float" office:value="93683768">
            <text:p>93683768</text:p>
          </table:table-cell>
          <table:table-cell table:formula="of:=ROUND(([.$E$3]^([.B215]/([.$G$2]-1))-1)*[.$G$1]/([.$E$3]-1); 0)" office:value-type="float" office:value="4781653">
            <text:p>478165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13">
            <text:p>213</text:p>
          </table:table-cell>
          <table:table-cell table:formula="of:=ROUND([.$C$3]*POWER([.$G$6];[.B216]);0)" office:value-type="float" office:value="102156625">
            <text:p>102156625</text:p>
          </table:table-cell>
          <table:table-cell table:formula="of:=ROUND(([.$E$3]^([.B216]/([.$G$2]-1))-1)*[.$G$1]/([.$E$3]-1); 0)" office:value-type="float" office:value="5109845">
            <text:p>510984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14">
            <text:p>214</text:p>
          </table:table-cell>
          <table:table-cell table:formula="of:=ROUND([.$C$3]*POWER([.$G$6];[.B217]);0)" office:value-type="float" office:value="111395777">
            <text:p>111395777</text:p>
          </table:table-cell>
          <table:table-cell table:formula="of:=ROUND(([.$E$3]^([.B217]/([.$G$2]-1))-1)*[.$G$1]/([.$E$3]-1); 0)" office:value-type="float" office:value="5460562">
            <text:p>546056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15">
            <text:p>215</text:p>
          </table:table-cell>
          <table:table-cell table:formula="of:=ROUND([.$C$3]*POWER([.$G$6];[.B218]);0)" office:value-type="float" office:value="121470528">
            <text:p>121470528</text:p>
          </table:table-cell>
          <table:table-cell table:formula="of:=ROUND(([.$E$3]^([.B218]/([.$G$2]-1))-1)*[.$G$1]/([.$E$3]-1); 0)" office:value-type="float" office:value="5835352">
            <text:p>583535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16">
            <text:p>216</text:p>
          </table:table-cell>
          <table:table-cell table:formula="of:=ROUND([.$C$3]*POWER([.$G$6];[.B219]);0)" office:value-type="float" office:value="132456449">
            <text:p>132456449</text:p>
          </table:table-cell>
          <table:table-cell table:formula="of:=ROUND(([.$E$3]^([.B219]/([.$G$2]-1))-1)*[.$G$1]/([.$E$3]-1); 0)" office:value-type="float" office:value="6235865">
            <text:p>623586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17">
            <text:p>217</text:p>
          </table:table-cell>
          <table:table-cell table:formula="of:=ROUND([.$C$3]*POWER([.$G$6];[.B220]);0)" office:value-type="float" office:value="144435949">
            <text:p>144435949</text:p>
          </table:table-cell>
          <table:table-cell table:formula="of:=ROUND(([.$E$3]^([.B220]/([.$G$2]-1))-1)*[.$G$1]/([.$E$3]-1); 0)" office:value-type="float" office:value="6663868">
            <text:p>666386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18">
            <text:p>218</text:p>
          </table:table-cell>
          <table:table-cell table:formula="of:=ROUND([.$C$3]*POWER([.$G$6];[.B221]);0)" office:value-type="float" office:value="157498887">
            <text:p>157498887</text:p>
          </table:table-cell>
          <table:table-cell table:formula="of:=ROUND(([.$E$3]^([.B221]/([.$G$2]-1))-1)*[.$G$1]/([.$E$3]-1); 0)" office:value-type="float" office:value="7121247">
            <text:p>712124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19">
            <text:p>219</text:p>
          </table:table-cell>
          <table:table-cell table:formula="of:=ROUND([.$C$3]*POWER([.$G$6];[.B222]);0)" office:value-type="float" office:value="171743251">
            <text:p>171743251</text:p>
          </table:table-cell>
          <table:table-cell table:formula="of:=ROUND(([.$E$3]^([.B222]/([.$G$2]-1))-1)*[.$G$1]/([.$E$3]-1); 0)" office:value-type="float" office:value="7610019">
            <text:p>761001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20">
            <text:p>220</text:p>
          </table:table-cell>
          <table:table-cell table:formula="of:=ROUND([.$C$3]*POWER([.$G$6];[.B223]);0)" office:value-type="float" office:value="187275890">
            <text:p>187275890</text:p>
          </table:table-cell>
          <table:table-cell table:formula="of:=ROUND(([.$E$3]^([.B223]/([.$G$2]-1))-1)*[.$G$1]/([.$E$3]-1); 0)" office:value-type="float" office:value="8132338">
            <text:p>813233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21">
            <text:p>221</text:p>
          </table:table-cell>
          <table:table-cell table:formula="of:=ROUND([.$C$3]*POWER([.$G$6];[.B224]);0)" office:value-type="float" office:value="204213317">
            <text:p>204213317</text:p>
          </table:table-cell>
          <table:table-cell table:formula="of:=ROUND(([.$E$3]^([.B224]/([.$G$2]-1))-1)*[.$G$1]/([.$E$3]-1); 0)" office:value-type="float" office:value="8690506">
            <text:p>869050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22">
            <text:p>222</text:p>
          </table:table-cell>
          <table:table-cell table:formula="of:=ROUND([.$C$3]*POWER([.$G$6];[.B225]);0)" office:value-type="float" office:value="222682583">
            <text:p>222682583</text:p>
          </table:table-cell>
          <table:table-cell table:formula="of:=ROUND(([.$E$3]^([.B225]/([.$G$2]-1))-1)*[.$G$1]/([.$E$3]-1); 0)" office:value-type="float" office:value="9286985">
            <text:p>928698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23">
            <text:p>223</text:p>
          </table:table-cell>
          <table:table-cell table:formula="of:=ROUND([.$C$3]*POWER([.$G$6];[.B226]);0)" office:value-type="float" office:value="242822229">
            <text:p>242822229</text:p>
          </table:table-cell>
          <table:table-cell table:formula="of:=ROUND(([.$E$3]^([.B226]/([.$G$2]-1))-1)*[.$G$1]/([.$E$3]-1); 0)" office:value-type="float" office:value="9924403">
            <text:p>992440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24">
            <text:p>224</text:p>
          </table:table-cell>
          <table:table-cell table:formula="of:=ROUND([.$C$3]*POWER([.$G$6];[.B227]);0)" office:value-type="float" office:value="264783325">
            <text:p>264783325</text:p>
          </table:table-cell>
          <table:table-cell table:formula="of:=ROUND(([.$E$3]^([.B227]/([.$G$2]-1))-1)*[.$G$1]/([.$E$3]-1); 0)" office:value-type="float" office:value="10605572">
            <text:p>1060557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25">
            <text:p>225</text:p>
          </table:table-cell>
          <table:table-cell table:formula="of:=ROUND([.$C$3]*POWER([.$G$6];[.B228]);0)" office:value-type="float" office:value="288730606">
            <text:p>288730606</text:p>
          </table:table-cell>
          <table:table-cell table:formula="of:=ROUND(([.$E$3]^([.B228]/([.$G$2]-1))-1)*[.$G$1]/([.$E$3]-1); 0)" office:value-type="float" office:value="11333492">
            <text:p>1133349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26">
            <text:p>226</text:p>
          </table:table-cell>
          <table:table-cell table:formula="of:=ROUND([.$C$3]*POWER([.$G$6];[.B229]);0)" office:value-type="float" office:value="314843703">
            <text:p>314843703</text:p>
          </table:table-cell>
          <table:table-cell table:formula="of:=ROUND(([.$E$3]^([.B229]/([.$G$2]-1))-1)*[.$G$1]/([.$E$3]-1); 0)" office:value-type="float" office:value="12111374">
            <text:p>1211137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27">
            <text:p>227</text:p>
          </table:table-cell>
          <table:table-cell table:formula="of:=ROUND([.$C$3]*POWER([.$G$6];[.B230]);0)" office:value-type="float" office:value="343318497">
            <text:p>343318497</text:p>
          </table:table-cell>
          <table:table-cell table:formula="of:=ROUND(([.$E$3]^([.B230]/([.$G$2]-1))-1)*[.$G$1]/([.$E$3]-1); 0)" office:value-type="float" office:value="12942646">
            <text:p>1294264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28">
            <text:p>228</text:p>
          </table:table-cell>
          <table:table-cell table:formula="of:=ROUND([.$C$3]*POWER([.$G$6];[.B231]);0)" office:value-type="float" office:value="374368581">
            <text:p>374368581</text:p>
          </table:table-cell>
          <table:table-cell table:formula="of:=ROUND(([.$E$3]^([.B231]/([.$G$2]-1))-1)*[.$G$1]/([.$E$3]-1); 0)" office:value-type="float" office:value="13830973">
            <text:p>1383097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29">
            <text:p>229</text:p>
          </table:table-cell>
          <table:table-cell table:formula="of:=ROUND([.$C$3]*POWER([.$G$6];[.B232]);0)" office:value-type="float" office:value="408226866">
            <text:p>408226866</text:p>
          </table:table-cell>
          <table:table-cell table:formula="of:=ROUND(([.$E$3]^([.B232]/([.$G$2]-1))-1)*[.$G$1]/([.$E$3]-1); 0)" office:value-type="float" office:value="14780271">
            <text:p>1478027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30">
            <text:p>230</text:p>
          </table:table-cell>
          <table:table-cell table:formula="of:=ROUND([.$C$3]*POWER([.$G$6];[.B233]);0)" office:value-type="float" office:value="445147331">
            <text:p>445147331</text:p>
          </table:table-cell>
          <table:table-cell table:formula="of:=ROUND(([.$E$3]^([.B233]/([.$G$2]-1))-1)*[.$G$1]/([.$E$3]-1); 0)" office:value-type="float" office:value="15794725">
            <text:p>1579472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31">
            <text:p>231</text:p>
          </table:table-cell>
          <table:table-cell table:formula="of:=ROUND([.$C$3]*POWER([.$G$6];[.B234]);0)" office:value-type="float" office:value="485406920">
            <text:p>485406920</text:p>
          </table:table-cell>
          <table:table-cell table:formula="of:=ROUND(([.$E$3]^([.B234]/([.$G$2]-1))-1)*[.$G$1]/([.$E$3]-1); 0)" office:value-type="float" office:value="16878806">
            <text:p>1687880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32">
            <text:p>232</text:p>
          </table:table-cell>
          <table:table-cell table:formula="of:=ROUND([.$C$3]*POWER([.$G$6];[.B235]);0)" office:value-type="float" office:value="529307630">
            <text:p>529307630</text:p>
          </table:table-cell>
          <table:table-cell table:formula="of:=ROUND(([.$E$3]^([.B235]/([.$G$2]-1))-1)*[.$G$1]/([.$E$3]-1); 0)" office:value-type="float" office:value="18037294">
            <text:p>1803729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33">
            <text:p>233</text:p>
          </table:table-cell>
          <table:table-cell table:formula="of:=ROUND([.$C$3]*POWER([.$G$6];[.B236]);0)" office:value-type="float" office:value="577178765">
            <text:p>577178765</text:p>
          </table:table-cell>
          <table:table-cell table:formula="of:=ROUND(([.$E$3]^([.B236]/([.$G$2]-1))-1)*[.$G$1]/([.$E$3]-1); 0)" office:value-type="float" office:value="19275296">
            <text:p>1927529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34">
            <text:p>234</text:p>
          </table:table-cell>
          <table:table-cell table:formula="of:=ROUND([.$C$3]*POWER([.$G$6];[.B237]);0)" office:value-type="float" office:value="629379415">
            <text:p>629379415</text:p>
          </table:table-cell>
          <table:table-cell table:formula="of:=ROUND(([.$E$3]^([.B237]/([.$G$2]-1))-1)*[.$G$1]/([.$E$3]-1); 0)" office:value-type="float" office:value="20598269">
            <text:p>2059826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35">
            <text:p>235</text:p>
          </table:table-cell>
          <table:table-cell table:formula="of:=ROUND([.$C$3]*POWER([.$G$6];[.B238]);0)" office:value-type="float" office:value="686301147">
            <text:p>686301147</text:p>
          </table:table-cell>
          <table:table-cell table:formula="of:=ROUND(([.$E$3]^([.B238]/([.$G$2]-1))-1)*[.$G$1]/([.$E$3]-1); 0)" office:value-type="float" office:value="22012045">
            <text:p>2201204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36">
            <text:p>236</text:p>
          </table:table-cell>
          <table:table-cell table:formula="of:=ROUND([.$C$3]*POWER([.$G$6];[.B239]);0)" office:value-type="float" office:value="748370940">
            <text:p>748370940</text:p>
          </table:table-cell>
          <table:table-cell table:formula="of:=ROUND(([.$E$3]^([.B239]/([.$G$2]-1))-1)*[.$G$1]/([.$E$3]-1); 0)" office:value-type="float" office:value="23522856">
            <text:p>2352285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37">
            <text:p>237</text:p>
          </table:table-cell>
          <table:table-cell table:formula="of:=ROUND([.$C$3]*POWER([.$G$6];[.B240]);0)" office:value-type="float" office:value="816054390">
            <text:p>816054390</text:p>
          </table:table-cell>
          <table:table-cell table:formula="of:=ROUND(([.$E$3]^([.B240]/([.$G$2]-1))-1)*[.$G$1]/([.$E$3]-1); 0)" office:value-type="float" office:value="25137362">
            <text:p>2513736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38">
            <text:p>238</text:p>
          </table:table-cell>
          <table:table-cell table:formula="of:=ROUND([.$C$3]*POWER([.$G$6];[.B241]);0)" office:value-type="float" office:value="889859202">
            <text:p>889859202</text:p>
          </table:table-cell>
          <table:table-cell table:formula="of:=ROUND(([.$E$3]^([.B241]/([.$G$2]-1))-1)*[.$G$1]/([.$E$3]-1); 0)" office:value-type="float" office:value="26862682">
            <text:p>2686268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39">
            <text:p>239</text:p>
          </table:table-cell>
          <table:table-cell table:formula="of:=ROUND([.$C$3]*POWER([.$G$6];[.B242]);0)" office:value-type="float" office:value="970338999">
            <text:p>970338999</text:p>
          </table:table-cell>
          <table:table-cell table:formula="of:=ROUND(([.$E$3]^([.B242]/([.$G$2]-1))-1)*[.$G$1]/([.$E$3]-1); 0)" office:value-type="float" office:value="28706419">
            <text:p>2870641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40">
            <text:p>240</text:p>
          </table:table-cell>
          <table:table-cell table:formula="of:=ROUND([.$C$3]*POWER([.$G$6];[.B243]);0)" office:value-type="float" office:value="1058097472">
            <text:p>1058097472</text:p>
          </table:table-cell>
          <table:table-cell table:formula="of:=ROUND(([.$E$3]^([.B243]/([.$G$2]-1))-1)*[.$G$1]/([.$E$3]-1); 0)" office:value-type="float" office:value="30676703">
            <text:p>3067670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41">
            <text:p>241</text:p>
          </table:table-cell>
          <table:table-cell table:formula="of:=ROUND([.$C$3]*POWER([.$G$6];[.B244]);0)" office:value-type="float" office:value="1153792913">
            <text:p>1153792913</text:p>
          </table:table-cell>
          <table:table-cell table:formula="of:=ROUND(([.$E$3]^([.B244]/([.$G$2]-1))-1)*[.$G$1]/([.$E$3]-1); 0)" office:value-type="float" office:value="32782219">
            <text:p>3278221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42">
            <text:p>242</text:p>
          </table:table-cell>
          <table:table-cell table:formula="of:=ROUND([.$C$3]*POWER([.$G$6];[.B245]);0)" office:value-type="float" office:value="1258143150">
            <text:p>1258143150</text:p>
          </table:table-cell>
          <table:table-cell table:formula="of:=ROUND(([.$E$3]^([.B245]/([.$G$2]-1))-1)*[.$G$1]/([.$E$3]-1); 0)" office:value-type="float" office:value="35032248">
            <text:p>3503224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43">
            <text:p>243</text:p>
          </table:table-cell>
          <table:table-cell table:formula="of:=ROUND([.$C$3]*POWER([.$G$6];[.B246]);0)" office:value-type="float" office:value="1371930931">
            <text:p>1371930931</text:p>
          </table:table-cell>
          <table:table-cell table:formula="of:=ROUND(([.$E$3]^([.B246]/([.$G$2]-1))-1)*[.$G$1]/([.$E$3]-1); 0)" office:value-type="float" office:value="37436709">
            <text:p>3743670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44">
            <text:p>244</text:p>
          </table:table-cell>
          <table:table-cell table:formula="of:=ROUND([.$C$3]*POWER([.$G$6];[.B247]);0)" office:value-type="float" office:value="1496009798">
            <text:p>1496009798</text:p>
          </table:table-cell>
          <table:table-cell table:formula="of:=ROUND(([.$E$3]^([.B247]/([.$G$2]-1))-1)*[.$G$1]/([.$E$3]-1); 0)" office:value-type="float" office:value="40006202">
            <text:p>400062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45">
            <text:p>245</text:p>
          </table:table-cell>
          <table:table-cell table:formula="of:=ROUND([.$C$3]*POWER([.$G$6];[.B248]);0)" office:value-type="float" office:value="1631310488">
            <text:p>1631310488</text:p>
          </table:table-cell>
          <table:table-cell table:formula="of:=ROUND(([.$E$3]^([.B248]/([.$G$2]-1))-1)*[.$G$1]/([.$E$3]-1); 0)" office:value-type="float" office:value="42752054">
            <text:p>4275205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46">
            <text:p>246</text:p>
          </table:table-cell>
          <table:table-cell table:formula="of:=ROUND([.$C$3]*POWER([.$G$6];[.B249]);0)" office:value-type="float" office:value="1778847913">
            <text:p>1778847913</text:p>
          </table:table-cell>
          <table:table-cell table:formula="of:=ROUND(([.$E$3]^([.B249]/([.$G$2]-1))-1)*[.$G$1]/([.$E$3]-1); 0)" office:value-type="float" office:value="45686369">
            <text:p>4568636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47">
            <text:p>247</text:p>
          </table:table-cell>
          <table:table-cell table:formula="of:=ROUND([.$C$3]*POWER([.$G$6];[.B250]);0)" office:value-type="float" office:value="1939728777">
            <text:p>1939728777</text:p>
          </table:table-cell>
          <table:table-cell table:formula="of:=ROUND(([.$E$3]^([.B250]/([.$G$2]-1))-1)*[.$G$1]/([.$E$3]-1); 0)" office:value-type="float" office:value="48822083">
            <text:p>4882208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48">
            <text:p>248</text:p>
          </table:table-cell>
          <table:table-cell table:formula="of:=ROUND([.$C$3]*POWER([.$G$6];[.B251]);0)" office:value-type="float" office:value="2115159875">
            <text:p>2115159875</text:p>
          </table:table-cell>
          <table:table-cell table:formula="of:=ROUND(([.$E$3]^([.B251]/([.$G$2]-1))-1)*[.$G$1]/([.$E$3]-1); 0)" office:value-type="float" office:value="52173019">
            <text:p>5217301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49">
            <text:p>249</text:p>
          </table:table-cell>
          <table:table-cell table:formula="of:=ROUND([.$C$3]*POWER([.$G$6];[.B252]);0)" office:value-type="float" office:value="2306457144">
            <text:p>2306457144</text:p>
          </table:table-cell>
          <table:table-cell table:formula="of:=ROUND(([.$E$3]^([.B252]/([.$G$2]-1))-1)*[.$G$1]/([.$E$3]-1); 0)" office:value-type="float" office:value="55753948">
            <text:p>5575394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50">
            <text:p>250</text:p>
          </table:table-cell>
          <table:table-cell table:formula="of:=ROUND([.$C$3]*POWER([.$G$6];[.B253]);0)" office:value-type="float" office:value="2515055539">
            <text:p>2515055539</text:p>
          </table:table-cell>
          <table:table-cell table:formula="of:=ROUND(([.$E$3]^([.B253]/([.$G$2]-1))-1)*[.$G$1]/([.$E$3]-1); 0)" office:value-type="float" office:value="59580656">
            <text:p>5958065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51">
            <text:p>251</text:p>
          </table:table-cell>
          <table:table-cell table:formula="of:=ROUND([.$C$3]*POWER([.$G$6];[.B254]);0)" office:value-type="float" office:value="2742519790">
            <text:p>2742519790</text:p>
          </table:table-cell>
          <table:table-cell table:formula="of:=ROUND(([.$E$3]^([.B254]/([.$G$2]-1))-1)*[.$G$1]/([.$E$3]-1); 0)" office:value-type="float" office:value="63670013">
            <text:p>6367001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52">
            <text:p>252</text:p>
          </table:table-cell>
          <table:table-cell table:formula="of:=ROUND([.$C$3]*POWER([.$G$6];[.B255]);0)" office:value-type="float" office:value="2990556146">
            <text:p>2990556146</text:p>
          </table:table-cell>
          <table:table-cell table:formula="of:=ROUND(([.$E$3]^([.B255]/([.$G$2]-1))-1)*[.$G$1]/([.$E$3]-1); 0)" office:value-type="float" office:value="68040046">
            <text:p>6804004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53">
            <text:p>253</text:p>
          </table:table-cell>
          <table:table-cell table:formula="of:=ROUND([.$C$3]*POWER([.$G$6];[.B256]);0)" office:value-type="float" office:value="3261025169">
            <text:p>3261025169</text:p>
          </table:table-cell>
          <table:table-cell table:formula="of:=ROUND(([.$E$3]^([.B256]/([.$G$2]-1))-1)*[.$G$1]/([.$E$3]-1); 0)" office:value-type="float" office:value="72710019">
            <text:p>7271001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54">
            <text:p>254</text:p>
          </table:table-cell>
          <table:table-cell table:formula="of:=ROUND([.$C$3]*POWER([.$G$6];[.B257]);0)" office:value-type="float" office:value="3555955693">
            <text:p>3555955693</text:p>
          </table:table-cell>
          <table:table-cell table:formula="of:=ROUND(([.$E$3]^([.B257]/([.$G$2]-1))-1)*[.$G$1]/([.$E$3]-1); 0)" office:value-type="float" office:value="77700518">
            <text:p>7770051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255">
            <text:p>255</text:p>
          </table:table-cell>
          <table:table-cell table:formula="of:=ROUND([.$C$3]*POWER([.$G$6];[.B258]);0)" office:value-type="float" office:value="3877560042">
            <text:p>3877560042</text:p>
          </table:table-cell>
          <table:table-cell table:formula="of:=ROUND(([.$E$3]^([.B258]/([.$G$2]-1))-1)*[.$G$1]/([.$E$3]-1); 0)" office:value-type="float" office:value="83033544">
            <text:p>83033544</text:p>
          </table:table-cell>
          <table:table-cell table:number-columns-repeated="1020"/>
        </table:table-row>
        <table:table-row table:style-name="ro1" table:number-rows-repeated="10483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3" table:number-columns-repeated="4" table:default-cell-style-name="Default"/>
        <table:table-row table:style-name="ro3" table:number-rows-repeated="5">
          <table:table-cell table:number-columns-repeated="4"/>
        </table:table-row>
        <table:table-row table:style-name="ro2">
          <table:table-cell/>
          <table:table-cell office:value-type="float" office:value="0">
            <text:p>0</text:p>
          </table:table-cell>
          <table:table-cell table:style-name="ce6" table:formula="of:=[.C7]*2^0.5" office:value-type="float" office:value="8192">
            <text:p>8192</text:p>
          </table:table-cell>
          <table:table-cell table:formula="of:=FLOOR([.$C6];1)" office:value-type="float" office:value="8192">
            <text:p>8192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6" table:formula="of:=[.C8]*2^0.5" office:value-type="float" office:value="5792.6187514802">
            <text:p>5792.6187514802</text:p>
          </table:table-cell>
          <table:table-cell table:formula="of:=FLOOR([.$C7];1)" office:value-type="float" office:value="5792">
            <text:p>5792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table:style-name="ce6" table:formula="of:=[.C9]*2^0.5" office:value-type="float" office:value="4096">
            <text:p>4096</text:p>
          </table:table-cell>
          <table:table-cell table:formula="of:=FLOOR([.$C8];1)" office:value-type="float" office:value="4096">
            <text:p>4096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table:style-name="ce6" table:formula="of:=[.C10]*2^0.5" office:value-type="float" office:value="2896.3093757401">
            <text:p>2896.3093757401</text:p>
          </table:table-cell>
          <table:table-cell table:formula="of:=FLOOR([.$C9];1)" office:value-type="float" office:value="2896">
            <text:p>2896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table:style-name="ce6" table:formula="of:=[.C11]*2^0.5" office:value-type="float" office:value="2048">
            <text:p>2048</text:p>
          </table:table-cell>
          <table:table-cell table:formula="of:=FLOOR([.$C10];1)" office:value-type="float" office:value="2048">
            <text:p>2048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table:style-name="ce6" table:formula="of:=[.C12]*2^0.5" office:value-type="float" office:value="1448.15468787005">
            <text:p>1448.1546878701</text:p>
          </table:table-cell>
          <table:table-cell table:formula="of:=FLOOR([.$C11];1)" office:value-type="float" office:value="1448">
            <text:p>1448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table:style-name="ce6" table:formula="of:=[.C13]*2^0.5" office:value-type="float" office:value="1024">
            <text:p>1024</text:p>
          </table:table-cell>
          <table:table-cell table:formula="of:=FLOOR([.$C12];1)" office:value-type="float" office:value="1024">
            <text:p>1024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table:style-name="ce6" table:formula="of:=[.C14]*2^0.5" office:value-type="float" office:value="724.077343935025">
            <text:p>724.077343935</text:p>
          </table:table-cell>
          <table:table-cell table:formula="of:=FLOOR([.$C13];1)" office:value-type="float" office:value="724">
            <text:p>724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table:style-name="ce6" table:formula="of:=[.C15]*2^0.5" office:value-type="float" office:value="512">
            <text:p>512</text:p>
          </table:table-cell>
          <table:table-cell table:formula="of:=FLOOR([.$C14];1)" office:value-type="float" office:value="512">
            <text:p>512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table:style-name="ce6" table:formula="of:=[.C16]*2^0.5" office:value-type="float" office:value="362.038671967512">
            <text:p>362.0386719675</text:p>
          </table:table-cell>
          <table:table-cell table:formula="of:=FLOOR([.$C15];1)" office:value-type="float" office:value="362">
            <text:p>362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table:formula="of:=FLOOR([.$C16];1)" office:value-type="float" office:value="256">
            <text:p>256</text:p>
          </table:table-cell>
        </table:table-row>
        <table:table-row table:style-name="ro2">
          <table:table-cell/>
          <table:table-cell office:value-type="float" office:value="11">
            <text:p>11</text:p>
          </table:table-cell>
          <table:table-cell table:formula="of:=[.C16]*2^-0.5" office:value-type="float" office:value="181.019335983756">
            <text:p>181.0193359838</text:p>
          </table:table-cell>
          <table:table-cell table:formula="of:=FLOOR([.$C17];1)" office:value-type="float" office:value="181">
            <text:p>181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table:formula="of:=[.C17]*2^-0.5" office:value-type="float" office:value="128">
            <text:p>128</text:p>
          </table:table-cell>
          <table:table-cell table:formula="of:=FLOOR([.$C18];1)" office:value-type="float" office:value="128">
            <text:p>128</text:p>
          </table:table-cell>
        </table:table-row>
        <table:table-row table:style-name="ro2">
          <table:table-cell/>
          <table:table-cell office:value-type="float" office:value="13">
            <text:p>13</text:p>
          </table:table-cell>
          <table:table-cell table:formula="of:=[.C18]*2^-0.5" office:value-type="float" office:value="90.5096679918781">
            <text:p>90.5096679919</text:p>
          </table:table-cell>
          <table:table-cell table:formula="of:=FLOOR([.$C19];1)" office:value-type="float" office:value="90">
            <text:p>90</text:p>
          </table:table-cell>
        </table:table-row>
        <table:table-row table:style-name="ro2">
          <table:table-cell/>
          <table:table-cell office:value-type="float" office:value="14">
            <text:p>14</text:p>
          </table:table-cell>
          <table:table-cell table:formula="of:=[.C19]*2^-0.5" office:value-type="float" office:value="64">
            <text:p>64</text:p>
          </table:table-cell>
          <table:table-cell table:formula="of:=FLOOR([.$C20];1)" office:value-type="float" office:value="64">
            <text:p>64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table:formula="of:=[.C20]*2^-0.5" office:value-type="float" office:value="45.2548339959391">
            <text:p>45.2548339959</text:p>
          </table:table-cell>
          <table:table-cell table:formula="of:=FLOOR([.$C21];1)" office:value-type="float" office:value="45">
            <text:p>45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table:formula="of:=[.C21]*2^-0.5" office:value-type="float" office:value="32">
            <text:p>32</text:p>
          </table:table-cell>
          <table:table-cell table:formula="of:=FLOOR([.$C22];1)" office:value-type="float" office:value="32">
            <text:p>32</text:p>
          </table:table-cell>
        </table:table-row>
        <table:table-row table:style-name="ro2">
          <table:table-cell/>
          <table:table-cell office:value-type="float" office:value="17">
            <text:p>17</text:p>
          </table:table-cell>
          <table:table-cell table:formula="of:=[.C22]*2^-0.5" office:value-type="float" office:value="22.6274169979695">
            <text:p>22.627416998</text:p>
          </table:table-cell>
          <table:table-cell table:formula="of:=FLOOR([.$C23];1)" office:value-type="float" office:value="22">
            <text:p>22</text:p>
          </table:table-cell>
        </table:table-row>
        <table:table-row table:style-name="ro2">
          <table:table-cell/>
          <table:table-cell office:value-type="float" office:value="18">
            <text:p>18</text:p>
          </table:table-cell>
          <table:table-cell table:formula="of:=[.C23]*2^-0.5" office:value-type="float" office:value="16">
            <text:p>16</text:p>
          </table:table-cell>
          <table:table-cell table:formula="of:=FLOOR([.$C24];1)" office:value-type="float" office:value="16">
            <text:p>16</text:p>
          </table:table-cell>
        </table:table-row>
        <table:table-row table:style-name="ro2">
          <table:table-cell/>
          <table:table-cell office:value-type="float" office:value="19">
            <text:p>19</text:p>
          </table:table-cell>
          <table:table-cell table:formula="of:=[.C24]*2^-0.5" office:value-type="float" office:value="11.3137084989848">
            <text:p>11.313708499</text:p>
          </table:table-cell>
          <table:table-cell table:formula="of:=FLOOR([.$C25];1)" office:value-type="float" office:value="11">
            <text:p>11</text:p>
          </table:table-cell>
        </table:table-row>
        <table:table-row table:style-name="ro2">
          <table:table-cell table:number-columns-repeated="4"/>
        </table:table-row>
      </table:table>
      <table:named-expressions>
        <table:named-expression table:name="SHARED_FORMULA_2_132_2_132_0" table:base-cell-address="$Tabelle1.$C$133" table:expression="ROUND([.$C$3]*POWER([.$G$6];[.B133]);0)"/>
        <table:named-expression table:name="SHARED_FORMULA_2_196_2_196_0" table:base-cell-address="$Tabelle1.$C$197" table:expression="ROUND([.$C$3]*POWER([.$G$6];[.B197]);0)"/>
        <table:named-expression table:name="SHARED_FORMULA_2_4_2_4_0" table:base-cell-address="$Tabelle1.$C$5" table:expression="ROUND([.$C$3]*POWER([.$G$6];[.B5]);0)"/>
        <table:named-expression table:name="SHARED_FORMULA_2_68_2_68_0" table:base-cell-address="$Tabelle1.$C$69" table:expression="ROUND([.$C$3]*POWER([.$G$6];[.B69]);0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DM</number:text>
    </number:number-style>
    <number:number-style style:name="N119">
      <number:text>-</number:text>
      <number:number number:decimal-places="0" number:min-integer-digits="1" number:grouping="true"/>
      <number:text> DM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DM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20P0"/>
    </number:number-style>
    <number:number-style style:name="N122P0" style:volatile="true">
      <number:number number:decimal-places="2" number:min-integer-digits="1" number:grouping="true"/>
      <number:text> DM</number:text>
    </number:number-style>
    <number:number-style style:name="N122">
      <number:text>-</number:text>
      <number:number number:decimal-places="2" number:min-integer-digits="1" number:grouping="true"/>
      <number:text> DM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DM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      </number:text>
    </number:number-style>
    <number:number-style style:name="N127P1" style:volatile="true">
      <number:text>-</number:text>
      <number:number number:decimal-places="0" number:min-integer-digits="1" number:grouping="true"/>
      <number:text>       </number:text>
    </number:number-style>
    <number:number-style style:name="N127P2" style:volatile="true">
      <number:text> -  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0" number:min-integer-digits="1" number:grouping="true"/>
      <number:text> DM </number:text>
    </number:number-style>
    <number:number-style style:name="N131P1" style:volatile="true">
      <number:text>-</number:text>
      <number:number number:decimal-places="0" number:min-integer-digits="1" number:grouping="true"/>
      <number:text> DM </number:text>
    </number:number-style>
    <number:number-style style:name="N131P2" style:volatile="true">
      <number:text> - DM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      </number:text>
    </number:number-style>
    <number:number-style style:name="N135P1" style:volatile="true">
      <number:text>-</number:text>
      <number:number number:decimal-places="2" number:min-integer-digits="1" number:grouping="true"/>
      <number:text>       </number:text>
    </number:number-style>
    <number:number-style style:name="N135P2" style:volatile="true">
      <number:text> -</number:text>
      <number:number number:decimal-places="0" number:min-integer-digits="0"/>
      <number:text>   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DM </number:text>
    </number:number-style>
    <number:number-style style:name="N139P1" style:volatile="true">
      <number:text>-</number:text>
      <number:number number:decimal-places="2" number:min-integer-digits="1" number:grouping="true"/>
      <number:text> DM </number:text>
    </number:number-style>
    <number:number-style style:name="N139P2" style:volatile="true">
      <number:text> -</number:text>
      <number:number number:decimal-places="0" number:min-integer-digits="0"/>
      <number:text> DM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0" number:min-integer-digits="1" number:grouping="true"/>
      <number:text> </number:text>
    </number:number-style>
    <number:number-style style:name="N157P1" style:volatile="true">
      <number:text> (</number:text>
      <number:number number:decimal-places="0" number:min-integer-digits="1" number:grouping="true"/>
      <number:text>)</number:text>
    </number:number-style>
    <number:number-style style:name="N157P2" style:volatile="true">
      <number:text> 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$</number:text>
      <number:number number:decimal-places="2" number:min-integer-digits="1" number:grouping="true"/>
      <number:text> </number:text>
    </number:number-style>
    <number:number-style style:name="N161P1" style:volatile="true">
      <number:text> $(</number:text>
      <number:number number:decimal-places="2" number:min-integer-digits="1" number:grouping="true"/>
      <number:text>)</number:text>
    </number:number-style>
    <number:number-style style:name="N161P2" style:volatile="true">
      <number:text> $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 (</number:text>
      <number:number number:decimal-places="2" number:min-integer-digits="1" number:grouping="true"/>
      <number:text>)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padding="0.028in" style:rotation-align="none"/>
      <style:text-properties style:font-name="Arial1" style:font-name-asian="Droid Sans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9">00/00/0000</text:date>, <text:time style:data-style-name="N2" text:time-value="0000-00-00T21:10:1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0-17T06:27:31</meta:creation-date>
    <dc:creator>Falko </dc:creator>
    <meta:generator>LibreOffice/3.6$Linux_X86_64 LibreOffice_project/360m1$Build-2</meta:generator>
    <dc:date>2013-04-09T21:17:06</dc:date>
    <meta:editing-duration>PT1M54S</meta:editing-duration>
    <meta:editing-cycles>5</meta:editing-cycles>
    <meta:document-statistic meta:table-count="3" meta:cell-count="162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2c2c2c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abel-arrangement="side-by-side" chart:axis-position="1" chart:tick-mark-position="at-axis"/>
      <style:graphic-properties svg:stroke-color="#2c2c2c"/>
      <style:text-properties fo:color="#2c2c2c" fo:font-size="10pt" style:font-size-asian="10pt" style:font-family-complex="Arial" style:font-size-complex="10pt"/>
    </style:style>
    <style:style style:name="ch4" style:family="chart" style:data-style-name="N0">
      <style:chart-properties chart:display-label="true" chart:logarithmic="false" chart:maximum="2000" chart:reverse-direction="false" text:line-break="false" chart:axis-position="1" chart:tick-mark-position="at-axis"/>
      <style:graphic-properties svg:stroke-color="#2c2c2c"/>
      <style:text-properties fo:color="#2c2c2c" fo:font-size="10pt" style:font-size-asian="10pt" style:font-family-complex="Arial" style:font-size-complex="10pt"/>
    </style:style>
    <style:style style:name="ch5" style:family="chart">
      <style:graphic-properties svg:stroke-color="#2c2c2c"/>
    </style:style>
    <style:style style:name="ch6" style:family="chart" style:data-style-name="N0">
      <style:chart-properties chart:symbol-type="non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width="0.035cm" svg:stroke-color="#808080" draw:fill="solid" draw:fill-color="#c0c0c0"/>
    </style:style>
    <style:style style:name="ch9" style:family="chart">
      <style:graphic-properties draw:fill-color="#d9d9d9"/>
    </style:style>
  </office:automatic-styles>
  <office:body>
    <office:chart>
      <chart:chart svg:width="18.388cm" svg:height="11.696cm" xlink:href=".." xlink:type="simple" chart:class="chart:line" chart:style-name="ch1">
        <chart:plot-area chart:style-name="ch2" table:cell-range-address="Tabelle1.C3:Tabelle1.D258" svg:x="0.817cm" svg:y="1.067cm" svg:width="16.837cm" svg:height="9.976cm">
          <chartooo:coordinate-region svg:x="1.895cm" svg:y="1.275cm" svg:width="15.569cm" svg:height="9.10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abelle1.C3:Tabelle1.C258" chart:class="chart:line">
            <chart:data-point chart:repeated="256"/>
          </chart:series>
          <chart:series chart:style-name="ch7" chart:values-cell-range-address="Tabelle1.D3:Tabelle1.D258" chart:class="chart:line"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elle1.C3:Tabelle1.C258</svg:desc>
                </draw:g>
              </table:table-cell>
              <table:table-cell office:value-type="float" office:value="0">
                <text:p>0</text:p>
                <draw:g>
                  <svg:desc>Tabelle1.D3:Tabelle1.D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">
                <text:p>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">
                <text:p>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">
                <text:p>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">
                <text:p>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">
                <text:p>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">
                <text:p>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">
                <text:p>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">
                <text:p>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">
                <text:p>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">
                <text:p>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">
                <text:p>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">
                <text:p>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">
                <text:p>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">
                <text:p>1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">
                <text:p>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">
                <text:p>1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">
                <text:p>1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">
                <text:p>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">
                <text:p>1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">
                <text:p>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">
                <text:p>1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">
                <text:p>1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">
                <text:p>1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">
                <text:p>1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">
                <text:p>1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">
                <text:p>1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">
                <text:p>1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">
                <text:p>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">
                <text:p>1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">
                <text:p>1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">
                <text:p>1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">
                <text:p>1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">
                <text:p>1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">
                <text:p>1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7">
                <text:p>1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">
                <text:p>1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">
                <text:p>1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9">
                <text:p>1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9">
                <text:p>1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">
                <text:p>2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">
                <text:p>2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1">
                <text:p>2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">
                <text:p>2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">
                <text:p>2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">
                <text:p>2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">
                <text:p>2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4">
                <text:p>2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">
                <text:p>2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">
                <text:p>2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6">
                <text:p>2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7">
                <text:p>2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8">
                <text:p>2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8">
                <text:p>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9">
                <text:p>2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0">
                <text:p>3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1">
                <text:p>3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2">
                <text:p>3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3">
                <text:p>3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4">
                <text:p>3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5">
                <text:p>3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">
                <text:p>3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7">
                <text:p>3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8">
                <text:p>3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9">
                <text:p>3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0">
                <text:p>4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1">
                <text:p>4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3">
                <text:p>4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4">
                <text:p>4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5">
                <text:p>4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6">
                <text:p>4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7">
                <text:p>4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9">
                <text:p>4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0">
                <text:p>5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1">
                <text:p>5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3">
                <text:p>5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4">
                <text:p>5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6">
                <text:p>5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7">
                <text:p>57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9">
                <text:p>59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1">
                <text:p>6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2">
                <text:p>6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4">
                <text:p>6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6">
                <text:p>6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8">
                <text:p>6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9">
                <text:p>6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1">
                <text:p>7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3">
                <text:p>7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5">
                <text:p>7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7">
                <text:p>7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9">
                <text:p>7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2">
                <text:p>8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4">
                <text:p>84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6">
                <text:p>86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9">
                <text:p>8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1">
                <text:p>9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4">
                <text:p>94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6">
                <text:p>96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9">
                <text:p>99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2">
                <text:p>102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4">
                <text:p>104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7">
                <text:p>107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0">
                <text:p>11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3">
                <text:p>11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6">
                <text:p>116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0">
                <text:p>12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3">
                <text:p>123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6">
                <text:p>126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0">
                <text:p>13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3">
                <text:p>133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7">
                <text:p>137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1">
                <text:p>141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5">
                <text:p>14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9">
                <text:p>149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3">
                <text:p>153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7">
                <text:p>15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1">
                <text:p>161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66">
                <text:p>166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0">
                <text:p>170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5">
                <text:p>175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80">
                <text:p>18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85">
                <text:p>18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0">
                <text:p>19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0">
                <text:p>200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6">
                <text:p>206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1">
                <text:p>211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7">
                <text:p>217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23">
                <text:p>223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29">
                <text:p>229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36">
                <text:p>236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42">
                <text:p>242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49">
                <text:p>249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56">
                <text:p>256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63">
                <text:p>263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70">
                <text:p>270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78">
                <text:p>278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85">
                <text:p>285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93">
                <text:p>293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01">
                <text:p>301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09">
                <text:p>309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18">
                <text:p>318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27">
                <text:p>327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36">
                <text:p>336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45">
                <text:p>345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54">
                <text:p>354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64">
                <text:p>364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74">
                <text:p>374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85">
                <text:p>385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95">
                <text:p>39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06">
                <text:p>406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17">
                <text:p>417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29">
                <text:p>429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41">
                <text:p>441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3">
                <text:p>453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65">
                <text:p>465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78">
                <text:p>478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91">
                <text:p>491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05">
                <text:p>505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19">
                <text:p>519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33">
                <text:p>533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48">
                <text:p>548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63">
                <text:p>563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78">
                <text:p>578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94">
                <text:p>594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10">
                <text:p>610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27">
                <text:p>627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44">
                <text:p>644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62">
                <text:p>662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80">
                <text:p>680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99">
                <text:p>699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19">
                <text:p>719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38">
                <text:p>738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59">
                <text:p>759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80">
                <text:p>780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01">
                <text:p>801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23">
                <text:p>823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46">
                <text:p>846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69">
                <text:p>869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93">
                <text:p>893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18">
                <text:p>918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43">
                <text:p>943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69">
                <text:p>969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96">
                <text:p>996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23">
                <text:p>1023</text:p>
              </table:table-cell>
              <table:table-cell office:value-type="float" office:value="1023">
                <text:p>10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2c2c2c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abel-arrangement="side-by-side" chart:axis-position="1" chart:tick-mark-position="at-axis"/>
      <style:graphic-properties svg:stroke-color="#2c2c2c"/>
      <style:text-properties fo:color="#2c2c2c" fo:font-size="10pt" style:font-size-asian="10pt" style:font-family-complex="Arial" style:font-size-complex="10pt"/>
    </style:style>
    <style:style style:name="ch4" style:family="chart" style:data-style-name="N0">
      <style:chart-properties chart:display-label="true" chart:logarithmic="false" chart:maximum="2000" chart:reverse-direction="false" text:line-break="false" chart:axis-position="1" chart:tick-mark-position="at-axis"/>
      <style:graphic-properties svg:stroke-color="#2c2c2c"/>
      <style:text-properties fo:color="#2c2c2c" fo:font-size="10pt" style:font-size-asian="10pt" style:font-family-complex="Arial" style:font-size-complex="10pt"/>
    </style:style>
    <style:style style:name="ch5" style:family="chart">
      <style:graphic-properties svg:stroke-color="#2c2c2c"/>
    </style:style>
    <style:style style:name="ch6" style:family="chart" style:data-style-name="N0">
      <style:chart-properties chart:symbol-type="non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width="0.035cm" svg:stroke-color="#808080" draw:fill="solid" draw:fill-color="#c0c0c0"/>
    </style:style>
    <style:style style:name="ch9" style:family="chart">
      <style:graphic-properties draw:fill-color="#d9d9d9"/>
    </style:style>
  </office:automatic-styles>
  <office:body>
    <office:chart>
      <chart:chart svg:width="18.388cm" svg:height="11.696cm" xlink:href=".." xlink:type="simple" chart:class="chart:line" chart:style-name="ch1">
        <chart:plot-area chart:style-name="ch2" table:cell-range-address="Tabelle1_2.C3:Tabelle1_2.D258" svg:x="0.817cm" svg:y="1.067cm" svg:width="16.837cm" svg:height="9.976cm">
          <chartooo:coordinate-region svg:x="1.895cm" svg:y="1.275cm" svg:width="15.569cm" svg:height="9.10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abelle1_2.C3:Tabelle1_2.C258" chart:class="chart:line">
            <chart:data-point chart:repeated="256"/>
          </chart:series>
          <chart:series chart:style-name="ch7" chart:values-cell-range-address="Tabelle1_2.D3:Tabelle1_2.D258" chart:class="chart:line"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elle1_2.C3:Tabelle1_2.C258</svg:desc>
                </draw:g>
              </table:table-cell>
              <table:table-cell office:value-type="float" office:value="0">
                <text:p>0</text:p>
                <draw:g>
                  <svg:desc>Tabelle1_2.D3:Tabelle1_2.D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">
                <text:p>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">
                <text:p>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">
                <text:p>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">
                <text:p>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">
                <text:p>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">
                <text:p>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">
                <text:p>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">
                <text:p>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">
                <text:p>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">
                <text:p>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">
                <text:p>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">
                <text:p>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">
                <text:p>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">
                <text:p>1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">
                <text:p>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">
                <text:p>1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">
                <text:p>1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">
                <text:p>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">
                <text:p>1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">
                <text:p>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">
                <text:p>1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">
                <text:p>1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">
                <text:p>1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">
                <text:p>1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">
                <text:p>1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">
                <text:p>1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">
                <text:p>1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">
                <text:p>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">
                <text:p>1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">
                <text:p>1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">
                <text:p>1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">
                <text:p>1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">
                <text:p>1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">
                <text:p>1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7">
                <text:p>1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">
                <text:p>1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">
                <text:p>1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9">
                <text:p>1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9">
                <text:p>1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">
                <text:p>2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">
                <text:p>2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1">
                <text:p>2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">
                <text:p>2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">
                <text:p>2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">
                <text:p>2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">
                <text:p>2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4">
                <text:p>2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">
                <text:p>2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">
                <text:p>2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6">
                <text:p>2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7">
                <text:p>2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8">
                <text:p>2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8">
                <text:p>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9">
                <text:p>2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0">
                <text:p>3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1">
                <text:p>3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2">
                <text:p>3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3">
                <text:p>3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4">
                <text:p>3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5">
                <text:p>3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">
                <text:p>3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7">
                <text:p>3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8">
                <text:p>3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9">
                <text:p>3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0">
                <text:p>4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1">
                <text:p>4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3">
                <text:p>4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4">
                <text:p>4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5">
                <text:p>4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6">
                <text:p>4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7">
                <text:p>4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9">
                <text:p>4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0">
                <text:p>5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1">
                <text:p>5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3">
                <text:p>5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4">
                <text:p>5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6">
                <text:p>5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7">
                <text:p>57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9">
                <text:p>59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1">
                <text:p>6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2">
                <text:p>6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4">
                <text:p>6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6">
                <text:p>6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8">
                <text:p>6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9">
                <text:p>6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1">
                <text:p>7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3">
                <text:p>7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5">
                <text:p>7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7">
                <text:p>7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9">
                <text:p>7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2">
                <text:p>8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4">
                <text:p>84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6">
                <text:p>86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9">
                <text:p>8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1">
                <text:p>9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4">
                <text:p>94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6">
                <text:p>96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9">
                <text:p>99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2">
                <text:p>102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4">
                <text:p>104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7">
                <text:p>107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0">
                <text:p>11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3">
                <text:p>11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6">
                <text:p>116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0">
                <text:p>12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3">
                <text:p>123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6">
                <text:p>126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0">
                <text:p>13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3">
                <text:p>133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7">
                <text:p>137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1">
                <text:p>141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5">
                <text:p>14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9">
                <text:p>149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3">
                <text:p>153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7">
                <text:p>15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1">
                <text:p>161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66">
                <text:p>166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0">
                <text:p>170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5">
                <text:p>175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80">
                <text:p>18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85">
                <text:p>18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0">
                <text:p>19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0">
                <text:p>200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6">
                <text:p>206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1">
                <text:p>211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7">
                <text:p>217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23">
                <text:p>223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29">
                <text:p>229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36">
                <text:p>236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42">
                <text:p>242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49">
                <text:p>249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56">
                <text:p>256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63">
                <text:p>263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70">
                <text:p>270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78">
                <text:p>278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85">
                <text:p>285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93">
                <text:p>293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01">
                <text:p>301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09">
                <text:p>309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18">
                <text:p>318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27">
                <text:p>327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36">
                <text:p>336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45">
                <text:p>345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54">
                <text:p>354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64">
                <text:p>364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74">
                <text:p>374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85">
                <text:p>385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95">
                <text:p>39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06">
                <text:p>406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17">
                <text:p>417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29">
                <text:p>429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41">
                <text:p>441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3">
                <text:p>453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65">
                <text:p>465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78">
                <text:p>478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91">
                <text:p>491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05">
                <text:p>505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19">
                <text:p>519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33">
                <text:p>533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48">
                <text:p>548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63">
                <text:p>563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78">
                <text:p>578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94">
                <text:p>594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10">
                <text:p>610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27">
                <text:p>627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44">
                <text:p>644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62">
                <text:p>662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80">
                <text:p>680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99">
                <text:p>699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19">
                <text:p>719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38">
                <text:p>738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59">
                <text:p>759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80">
                <text:p>780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01">
                <text:p>801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23">
                <text:p>823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46">
                <text:p>846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69">
                <text:p>869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93">
                <text:p>893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18">
                <text:p>918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43">
                <text:p>943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69">
                <text:p>969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96">
                <text:p>996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23">
                <text:p>1023</text:p>
              </table:table-cell>
              <table:table-cell office:value-type="float" office:value="1023">
                <text:p>10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